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left"/>
    </style:style>
    <style:style style:name="Tabela1.A" style:family="table-column">
      <style:table-column-properties style:column-width="2.512cm"/>
    </style:style>
    <style:style style:name="Tabela1.B" style:family="table-column">
      <style:table-column-properties style:column-width="14.489cm"/>
    </style:style>
    <style:style style:name="Tabela1.A1" style:family="table-cell">
      <style:table-cell-properties style:vertical-align="middle" fo:padding="0.049cm" fo:border="none"/>
    </style:style>
    <style:style style:name="Tabela2" style:family="table">
      <style:table-properties style:width="17cm" table:align="left"/>
    </style:style>
    <style:style style:name="Tabela2.A" style:family="table-column">
      <style:table-column-properties style:column-width="3.298cm"/>
    </style:style>
    <style:style style:name="Tabela2.B" style:family="table-column">
      <style:table-column-properties style:column-width="3.822cm"/>
    </style:style>
    <style:style style:name="Tabela2.C" style:family="table-column">
      <style:table-column-properties style:column-width="4.531cm"/>
    </style:style>
    <style:style style:name="Tabela2.D" style:family="table-column">
      <style:table-column-properties style:column-width="5.348cm"/>
    </style:style>
    <style:style style:name="Tabela2.A1" style:family="table-cell">
      <style:table-cell-properties style:vertical-align="middle" fo:padding="0.049cm" fo:border="none"/>
    </style:style>
    <style:style style:name="P1" style:family="paragraph" style:parent-style-name="Preformatted_20_Text">
      <style:paragraph-properties fo:margin-top="0cm" fo:margin-bottom="0.499cm" loext:contextual-spacing="false"/>
    </style:style>
    <style:style style:name="P2" style:family="paragraph" style:parent-style-name="Preformatted_20_Text">
      <style:paragraph-properties fo:margin-left="1cm" fo:margin-right="1cm" fo:text-indent="0cm" style:auto-text-indent="false"/>
    </style:style>
    <style:style style:name="P3" style:family="paragraph" style:parent-style-name="Preformatted_20_Text">
      <style:paragraph-properties fo:margin-left="1cm" fo:margin-right="1cm" fo:margin-top="0cm" fo:margin-bottom="0.499cm" loext:contextual-spacing="false" fo:text-indent="0cm" style:auto-text-indent="false"/>
    </style:style>
    <style:style style:name="P4" style:family="paragraph" style:parent-style-name="Quotations" style:list-style-name="L13"/>
    <style:style style:name="P5" style:family="paragraph" style:parent-style-name="Table_20_Contents">
      <style:paragraph-properties fo:text-align="start" style:justify-single-word="false"/>
    </style:style>
    <style:style style:name="P6" style:family="paragraph" style:parent-style-name="Table_20_Heading">
      <style:paragraph-properties fo:text-align="start" style:justify-single-word="fals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3"/>
    <style:style style:name="P20" style:family="paragraph" style:parent-style-name="Text_20_body" style:list-style-name="L14"/>
    <style:style style:name="P21" style:family="paragraph" style:parent-style-name="Text_20_body" style:list-style-name="L15"/>
    <style:style style:name="P22" style:family="paragraph" style:parent-style-name="Text_20_body" style:list-style-name="L16"/>
    <style:style style:name="P23" style:family="paragraph" style:parent-style-name="Text_20_body" style:list-style-name="L17"/>
    <style:style style:name="P24" style:family="paragraph" style:parent-style-name="Text_20_body" style:list-style-name="L18"/>
    <style:style style:name="P25" style:family="paragraph" style:parent-style-name="Text_20_body" style:list-style-name="L19"/>
    <style:style style:name="P26" style:family="paragraph" style:parent-style-name="Text_20_body" style:list-style-name="L20"/>
    <style:style style:name="P27" style:family="paragraph" style:parent-style-name="Text_20_body" style:list-style-name="L21"/>
    <style:style style:name="P28" style:family="paragraph" style:parent-style-name="Text_20_body" style:list-style-name="L22"/>
    <style:style style:name="P29" style:family="paragraph" style:parent-style-name="Text_20_body" style:list-style-name="L23"/>
    <style:style style:name="P30" style:family="paragraph" style:parent-style-name="Text_20_body" style:list-style-name="L24"/>
    <style:style style:name="P31" style:family="paragraph" style:parent-style-name="Text_20_body" style:list-style-name="L1">
      <style:paragraph-properties fo:margin-top="0cm" fo:margin-bottom="0cm" loext:contextual-spacing="false"/>
    </style:style>
    <style:style style:name="P32" style:family="paragraph" style:parent-style-name="Text_20_body" style:list-style-name="L2">
      <style:paragraph-properties fo:margin-top="0cm" fo:margin-bottom="0cm" loext:contextual-spacing="false"/>
    </style:style>
    <style:style style:name="P33" style:family="paragraph" style:parent-style-name="Text_20_body" style:list-style-name="L3">
      <style:paragraph-properties fo:margin-top="0cm" fo:margin-bottom="0cm" loext:contextual-spacing="false"/>
    </style:style>
    <style:style style:name="P34" style:family="paragraph" style:parent-style-name="Text_20_body" style:list-style-name="L4">
      <style:paragraph-properties fo:margin-top="0cm" fo:margin-bottom="0cm" loext:contextual-spacing="false"/>
    </style:style>
    <style:style style:name="P35" style:family="paragraph" style:parent-style-name="Text_20_body" style:list-style-name="L5">
      <style:paragraph-properties fo:margin-top="0cm" fo:margin-bottom="0cm" loext:contextual-spacing="false"/>
    </style:style>
    <style:style style:name="P36" style:family="paragraph" style:parent-style-name="Text_20_body" style:list-style-name="L6">
      <style:paragraph-properties fo:margin-top="0cm" fo:margin-bottom="0cm" loext:contextual-spacing="false"/>
    </style:style>
    <style:style style:name="P37" style:family="paragraph" style:parent-style-name="Text_20_body" style:list-style-name="L7">
      <style:paragraph-properties fo:margin-top="0cm" fo:margin-bottom="0cm" loext:contextual-spacing="false"/>
    </style:style>
    <style:style style:name="P38" style:family="paragraph" style:parent-style-name="Text_20_body" style:list-style-name="L8">
      <style:paragraph-properties fo:margin-top="0cm" fo:margin-bottom="0cm" loext:contextual-spacing="false"/>
    </style:style>
    <style:style style:name="P39" style:family="paragraph" style:parent-style-name="Text_20_body" style:list-style-name="L9">
      <style:paragraph-properties fo:margin-top="0cm" fo:margin-bottom="0cm" loext:contextual-spacing="false"/>
    </style:style>
    <style:style style:name="P40" style:family="paragraph" style:parent-style-name="Text_20_body" style:list-style-name="L11">
      <style:paragraph-properties fo:margin-top="0cm" fo:margin-bottom="0cm" loext:contextual-spacing="false"/>
    </style:style>
    <style:style style:name="P41" style:family="paragraph" style:parent-style-name="Text_20_body" style:list-style-name="L13">
      <style:paragraph-properties fo:margin-top="0cm" fo:margin-bottom="0cm" loext:contextual-spacing="false"/>
    </style:style>
    <style:style style:name="P42" style:family="paragraph" style:parent-style-name="Text_20_body" style:list-style-name="L17">
      <style:paragraph-properties fo:margin-top="0cm" fo:margin-bottom="0cm" loext:contextual-spacing="false"/>
    </style:style>
    <style:style style:name="P43" style:family="paragraph" style:parent-style-name="Text_20_body" style:list-style-name="L18">
      <style:paragraph-properties fo:margin-top="0cm" fo:margin-bottom="0cm" loext:contextual-spacing="false"/>
    </style:style>
    <style:style style:name="P44" style:family="paragraph" style:parent-style-name="Text_20_body" style:list-style-name="L19">
      <style:paragraph-properties fo:margin-top="0cm" fo:margin-bottom="0cm" loext:contextual-spacing="false"/>
    </style:style>
    <style:style style:name="P45" style:family="paragraph" style:parent-style-name="Text_20_body" style:list-style-name="L20">
      <style:paragraph-properties fo:margin-top="0cm" fo:margin-bottom="0cm" loext:contextual-spacing="false"/>
    </style:style>
    <style:style style:name="P46" style:family="paragraph" style:parent-style-name="Text_20_body" style:list-style-name="L21">
      <style:paragraph-properties fo:margin-top="0cm" fo:margin-bottom="0cm" loext:contextual-spacing="false"/>
    </style:style>
    <style:style style:name="P47" style:family="paragraph" style:parent-style-name="Text_20_body" style:list-style-name="L22">
      <style:paragraph-properties fo:margin-top="0cm" fo:margin-bottom="0cm" loext:contextual-spacing="false"/>
    </style:style>
    <style:style style:name="P48" style:family="paragraph" style:parent-style-name="Text_20_body" style:list-style-name="L23">
      <style:paragraph-properties fo:margin-top="0cm" fo:margin-bottom="0cm" loext:contextual-spacing="false"/>
    </style:style>
    <style:style style:name="P49" style:family="paragraph" style:parent-style-name="Text_20_body" style:list-style-name="L24">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title"/>Dockerfile reference</text:h>
      <text:p text:style-name="Text_20_body"><text:span text:style-name="Emphasis">Estimated reading time: 82 minutes</text:span></text:p>
      <text:p text:style-name="Text_20_body">Docker can build images automatically by reading the instructions from a <text:span text:style-name="Source_20_Text">Dockerfile</text:span>. A <text:span text:style-name="Source_20_Text">Dockerfile</text:span> is a text document that contains all the commands a user could call on the command line to assemble an image. Using <text:span text:style-name="Source_20_Text">docker build</text:span> users can create an automated build that executes several command-line instructions in succession.</text:p>
      <text:p text:style-name="Text_20_body">This page describes the commands you can use in a <text:span text:style-name="Source_20_Text">Dockerfile</text:span>. When you are done reading this page, refer to the <text:a xlink:type="simple" xlink:href="https://docs.docker.com/engine/userguide/eng-image/dockerfile_best-practices/" text:style-name="Internet_20_link" text:visited-style-name="Visited_20_Internet_20_Link"><text:span text:style-name="Source_20_Text">Dockerfile</text:span></text:a><text:a xlink:type="simple" xlink:href="https://docs.docker.com/engine/userguide/eng-image/dockerfile_best-practices/" text:style-name="Internet_20_link" text:visited-style-name="Visited_20_Internet_20_Link"> Best Practices</text:a> for a tip-oriented guide.</text:p>
      <text:h text:style-name="Heading_20_2" text:outline-level="2"><text:bookmark text:name="usage"/>Usage</text:h>
      <text:p text:style-name="Text_20_body">The <text:a xlink:type="simple" xlink:href="https://docs.docker.com/engine/reference/commandline/build/" text:style-name="Internet_20_link" text:visited-style-name="Visited_20_Internet_20_Link">docker build</text:a> command builds an image from a <text:span text:style-name="Source_20_Text">Dockerfile</text:span> and a <text:span text:style-name="Emphasis">context</text:span>. The build’s context is the set of files at a specified location <text:span text:style-name="Source_20_Text">PATH</text:span> or <text:span text:style-name="Source_20_Text">URL</text:span>. The <text:span text:style-name="Source_20_Text">PATH</text:span> is a directory on your local filesystem. The <text:span text:style-name="Source_20_Text">URL</text:span> is a Git repository location.</text:p>
      <text:p text:style-name="Text_20_body">The build context is processed recursively. So, a <text:span text:style-name="Source_20_Text">PATH</text:span> includes any subdirectories and the <text:span text:style-name="Source_20_Text">URL</text:span> includes the repository and its submodules. This example shows a build command that uses the current directory (<text:span text:style-name="Source_20_Text">.</text:span>) as build context:</text:p>
      <text:p text:style-name="P1"><text:span text:style-name="Source_20_Text"><text:s/>docker build .</text:span></text:p>
      <text:p text:style-name="Text_20_body">The build is run by the Docker daemon, not by the CLI. The first thing a build process does is send the entire context (recursively) to the daemon. In most cases, it’s best to start with an empty directory as context and keep your Dockerfile in that directory. Add only the files needed for building the Dockerfile.</text:p>
      <text:p text:style-name="Quotations"><text:span text:style-name="Strong_20_Emphasis">Warning</text:span></text:p>
      <text:p text:style-name="Quotations">Do not use your root directory, <text:span text:style-name="Source_20_Text">/</text:span>, as the <text:span text:style-name="Source_20_Text">PATH</text:span> for your build context, as it causes the build to transfer the entire contents of your hard drive to the Docker daemon.</text:p>
      <text:p text:style-name="Text_20_body">To use a file in the build context, the <text:span text:style-name="Source_20_Text">Dockerfile</text:span> refers to the file specified in an instruction, for example, a <text:span text:style-name="Source_20_Text">COPY</text:span> instruction. To increase the build’s performance, exclude files and directories by adding a <text:span text:style-name="Source_20_Text">.dockerignore</text:span> file to the context directory. For information about how to <text:a xlink:type="simple" xlink:href="https://docs.docker.com/engine/reference/builder/#dockerignore-file" text:style-name="Internet_20_link" text:visited-style-name="Visited_20_Internet_20_Link">create a </text:a><text:a xlink:type="simple" xlink:href="https://docs.docker.com/engine/reference/builder/#dockerignore-file" text:style-name="Internet_20_link" text:visited-style-name="Visited_20_Internet_20_Link"><text:span text:style-name="Source_20_Text">.dockerignore</text:span></text:a><text:a xlink:type="simple" xlink:href="https://docs.docker.com/engine/reference/builder/#dockerignore-file" text:style-name="Internet_20_link" text:visited-style-name="Visited_20_Internet_20_Link"> file</text:a> see the documentation on this page.</text:p>
      <text:p text:style-name="Text_20_body">Traditionally, the <text:span text:style-name="Source_20_Text">Dockerfile</text:span> is called <text:span text:style-name="Source_20_Text">Dockerfile</text:span> and located in the root of the context. You use the <text:span text:style-name="Source_20_Text">-f</text:span> flag with <text:span text:style-name="Source_20_Text">docker build</text:span> to point to a Dockerfile anywhere in your file system.</text:p>
      <text:p text:style-name="P1"><text:span text:style-name="Source_20_Text"><text:s/>docker build -f /path/to/a/Dockerfile .</text:span></text:p>
      <text:p text:style-name="Text_20_body">You can specify a repository and tag at which to save the new image if the build succeeds:</text:p>
      <text:p text:style-name="P1"><text:span text:style-name="Source_20_Text"><text:s/>docker build -t shykes/myapp .</text:span></text:p>
      <text:p text:style-name="Text_20_body">To tag the image into multiple repositories after the build, add multiple <text:span text:style-name="Source_20_Text">-t</text:span> parameters when you run the <text:span text:style-name="Source_20_Text">build</text:span> command:</text:p>
      <text:p text:style-name="P1"><text:soft-page-break/><text:span text:style-name="Source_20_Text"><text:s/>docker build -t shykes/myapp:1.0.2 -t shykes/myapp:latest .</text:span></text:p>
      <text:p text:style-name="Text_20_body">Before the Docker daemon runs the instructions in the <text:span text:style-name="Source_20_Text">Dockerfile</text:span>, it performs a preliminary validation of the <text:span text:style-name="Source_20_Text">Dockerfile</text:span> and returns an error if the syntax is incorrect:</text:p>
      <text:p text:style-name="P1"><text:span text:style-name="Source_20_Text"><text:s/>docker build -t test/myapp .</text:span></text:p>
      <text:p text:style-name="P1"><text:span text:style-name="Source_20_Text"><text:s/>[internal] load build definition from Dockerfile <text:s text:c="22"/>0.1s</text:span></text:p>
      <text:p text:style-name="P1"><text:span text:style-name="Source_20_Text"><text:s/>=&gt; transferring dockerfile: 60B <text:s text:c="39"/>0.0s</text:span></text:p>
      <text:p text:style-name="P1"><text:span text:style-name="Source_20_Text"><text:s/>[internal] load .dockerignore <text:s text:c="41"/>0.1s</text:span></text:p>
      <text:p text:style-name="P1"><text:span text:style-name="Source_20_Text"><text:s/>=&gt; transferring context: 2B <text:s text:c="43"/>0.0s</text:span></text:p>
      <text:p text:style-name="Text_20_body">The Docker daemon runs the instructions in the <text:span text:style-name="Source_20_Text">Dockerfile</text:span> one-by-one, committing the result of each instruction to a new image if necessary, before finally outputting the ID of your new image. The Docker daemon will automatically clean up the context you sent.</text:p>
      <text:p text:style-name="Text_20_body">Note that each instruction is run independently, and causes a new image to be created - so <text:span text:style-name="Source_20_Text">RUN cd /tmp</text:span> will not have any effect on the next instructions.</text:p>
      <text:p text:style-name="Text_20_body">Whenever possible, Docker uses a build-cache to accelerate the <text:span text:style-name="Source_20_Text">docker build</text:span> process significantly. This is indicated by the <text:span text:style-name="Source_20_Text">CACHED</text:span> message in the console output. (For more information, see the <text:a xlink:type="simple" xlink:href="https://docs.docker.com/engine/userguide/eng-image/dockerfile_best-practices/" text:style-name="Internet_20_link" text:visited-style-name="Visited_20_Internet_20_Link"><text:span text:style-name="Source_20_Text">Dockerfile</text:span></text:a><text:a xlink:type="simple" xlink:href="https://docs.docker.com/engine/userguide/eng-image/dockerfile_best-practices/" text:style-name="Internet_20_link" text:visited-style-name="Visited_20_Internet_20_Link"> best practices guide</text:a>):</text:p>
      <text:p text:style-name="P1"><text:span text:style-name="Source_20_Text"><text:s/>docker build -t svendowideit/ambassador .</text:span></text:p>
      <text:p text:style-name="P1"><text:span text:style-name="Source_20_Text"><text:s/>[internal] load build definition from Dockerfile <text:s text:c="22"/>0.1s</text:span></text:p>
      <text:p text:style-name="P1"><text:span text:style-name="Source_20_Text"><text:s/>=&gt; transferring dockerfile: 286B <text:s text:c="38"/>0.0s</text:span></text:p>
      <text:p text:style-name="P1"><text:span text:style-name="Source_20_Text"><text:s/>[internal] load .dockerignore <text:s text:c="41"/>0.1s</text:span></text:p>
      <text:p text:style-name="P1"><text:span text:style-name="Source_20_Text"><text:s/>=&gt; transferring context: 2B <text:s text:c="43"/>0.0s</text:span></text:p>
      <text:p text:style-name="P1"><text:span text:style-name="Source_20_Text"><text:s/>[internal] load metadata for docker.io/library/alpine:3.2 <text:s text:c="13"/>0.4s</text:span></text:p>
      <text:p text:style-name="P1"><text:span text:style-name="Source_20_Text"><text:s/>CACHED [1/2] FROM docker.io/library/alpine:3.2@sha256:e9a2035f9d0d7ce <text:s/>0.0s</text:span></text:p>
      <text:p text:style-name="P1"><text:span text:style-name="Source_20_Text"><text:s/>CACHED [2/2] RUN apk add --no-cache socat <text:s text:c="29"/>0.0s</text:span></text:p>
      <text:p text:style-name="P1"><text:span text:style-name="Source_20_Text"><text:s/>exporting to image <text:s text:c="52"/>0.0s</text:span></text:p>
      <text:p text:style-name="P1"><text:span text:style-name="Source_20_Text"><text:s/>=&gt; exporting layers <text:s text:c="51"/>0.0s</text:span></text:p>
      <text:p text:style-name="P1"><text:span text:style-name="Source_20_Text"><text:s/>=&gt; writing image sha256:1affb80ca37018ac12067fa2af38cc5bcc2a8f09963de <text:s/>0.0s</text:span></text:p>
      <text:p text:style-name="P1"><text:span text:style-name="Source_20_Text"><text:s/>=&gt; naming to docker.io/svendowideit/ambassador <text:s text:c="24"/>0.0s</text:span></text:p>
      <text:p text:style-name="Text_20_body">By default, the build cache is based on results from previous builds on the machine on which you are building. The <text:span text:style-name="Source_20_Text">--cache-from</text:span> option also allows you to use a build-cache that’s distributed through an image registry refer to the <text:a xlink:type="simple" xlink:href="https://docs.docker.com/engine/reference/commandline/build/#specifying-external-cache-sources" text:style-name="Internet_20_link" text:visited-style-name="Visited_20_Internet_20_Link">specifying external cache sources</text:a> section in the <text:span text:style-name="Source_20_Text">docker build</text:span> command reference.</text:p>
      <text:p text:style-name="Text_20_body"><text:soft-page-break/>When you’re done with your build, you’re ready to look into <text:a xlink:type="simple" xlink:href="https://docs.docker.com/engine/scan/" text:style-name="Internet_20_link" text:visited-style-name="Visited_20_Internet_20_Link">scanning your image with </text:a><text:a xlink:type="simple" xlink:href="https://docs.docker.com/engine/scan/" text:style-name="Internet_20_link" text:visited-style-name="Visited_20_Internet_20_Link"><text:span text:style-name="Source_20_Text">docker scan</text:span></text:a>, and <text:a xlink:type="simple" xlink:href="https://docs.docker.com/docker-hub/repos/" text:style-name="Internet_20_link" text:visited-style-name="Visited_20_Internet_20_Link">pushing your image to Docker Hub</text:a>.</text:p>
      <text:h text:style-name="Heading_20_2" text:outline-level="2"><text:bookmark text:name="buildkit"/>BuildKit</text:h>
      <text:p text:style-name="Text_20_body">Starting with version 18.09, Docker supports a new backend for executing your builds that is provided by the <text:a xlink:type="simple" xlink:href="https://github.com/moby/buildkit" text:style-name="Internet_20_link" text:visited-style-name="Visited_20_Internet_20_Link">moby/buildkit</text:a> project. The BuildKit backend provides many benefits compared to the old implementation. For example, BuildKit can:</text:p>
      <text:list xml:id="list3164773664" text:style-name="L1">
        <text:list-item>
          <text:p text:style-name="P31">Detect and skip executing unused build stages </text:p>
        </text:list-item>
        <text:list-item>
          <text:p text:style-name="P31">Parallelize building independent build stages </text:p>
        </text:list-item>
        <text:list-item>
          <text:p text:style-name="P31">Incrementally transfer only the changed files in your build context between builds </text:p>
        </text:list-item>
        <text:list-item>
          <text:p text:style-name="P31">Detect and skip transferring unused files in your build context </text:p>
        </text:list-item>
        <text:list-item>
          <text:p text:style-name="P31">Use external Dockerfile implementations with many new features </text:p>
        </text:list-item>
        <text:list-item>
          <text:p text:style-name="P31">Avoid side-effects with rest of the API (intermediate images and containers) </text:p>
        </text:list-item>
        <text:list-item>
          <text:p text:style-name="P7">Prioritize your build cache for automatic pruning </text:p>
        </text:list-item>
      </text:list>
      <text:p text:style-name="Text_20_body">To use the BuildKit backend, you need to set an environment variable <text:span text:style-name="Source_20_Text">DOCKER_BUILDKIT=1</text:span> on the CLI before invoking <text:span text:style-name="Source_20_Text">docker build</text:span>.</text:p>
      <text:p text:style-name="Text_20_body">To learn about the Dockerfile syntax available to BuildKit-based builds <text:a xlink:type="simple" xlink:href="https://github.com/moby/buildkit/blob/master/frontend/dockerfile/docs/syntax.md" text:style-name="Internet_20_link" text:visited-style-name="Visited_20_Internet_20_Link">refer to the documentation in the BuildKit repository</text:a>.</text:p>
      <text:h text:style-name="Heading_20_2" text:outline-level="2"><text:bookmark text:name="format"/>Format</text:h>
      <text:p text:style-name="Text_20_body">Here is the format of the <text:span text:style-name="Source_20_Text">Dockerfile</text:span>:</text:p>
      <text:p text:style-name="Preformatted_20_Text"><text:span text:style-name="Source_20_Text"># Comment</text:span></text:p>
      <text:p text:style-name="P1"><text:span text:style-name="Source_20_Text">INSTRUCTION arguments</text:span></text:p>
      <text:p text:style-name="Text_20_body">The instruction is not case-sensitive. However, convention is for them to be UPPERCASE to distinguish them from arguments more easily.</text:p>
      <text:p text:style-name="Text_20_body">Docker runs instructions in a <text:span text:style-name="Source_20_Text">Dockerfile</text:span> in order. A <text:span text:style-name="Source_20_Text">Dockerfile</text:span> <text:span text:style-name="Strong_20_Emphasis">must begin with a </text:span><text:span text:style-name="Strong_20_Emphasis"><text:span text:style-name="Source_20_Text">FROM</text:span></text:span><text:span text:style-name="Strong_20_Emphasis"> instruction</text:span>. This may be after <text:a xlink:type="simple" xlink:href="https://docs.docker.com/engine/reference/builder/#parser-directives" text:style-name="Internet_20_link" text:visited-style-name="Visited_20_Internet_20_Link">parser directives</text:a>, <text:a xlink:type="simple" xlink:href="https://docs.docker.com/engine/reference/builder/#format" text:style-name="Internet_20_link" text:visited-style-name="Visited_20_Internet_20_Link">comments</text:a>, and globally scoped <text:a xlink:type="simple" xlink:href="https://docs.docker.com/engine/reference/builder/#arg" text:style-name="Internet_20_link" text:visited-style-name="Visited_20_Internet_20_Link">ARGs</text:a>. The <text:span text:style-name="Source_20_Text">FROM</text:span> instruction specifies the <text:a xlink:type="simple" xlink:href="https://docs.docker.com/glossary/#parent-image" text:style-name="Internet_20_link" text:visited-style-name="Visited_20_Internet_20_Link"><text:span text:style-name="Emphasis">Parent Image</text:span></text:a> from which you are building. <text:span text:style-name="Source_20_Text">FROM</text:span> may only be preceded by one or more <text:span text:style-name="Source_20_Text">ARG</text:span> instructions, which declare arguments that are used in <text:span text:style-name="Source_20_Text">FROM</text:span> lines in the <text:span text:style-name="Source_20_Text">Dockerfile</text:span>.</text:p>
      <text:p text:style-name="Text_20_body">Docker treats lines that <text:span text:style-name="Emphasis">begin</text:span> with <text:span text:style-name="Source_20_Text">#</text:span> as a comment, unless the line is a valid <text:a xlink:type="simple" xlink:href="https://docs.docker.com/engine/reference/builder/#parser-directives" text:style-name="Internet_20_link" text:visited-style-name="Visited_20_Internet_20_Link">parser directive</text:a>. A <text:span text:style-name="Source_20_Text">#</text:span> marker anywhere else in a line is treated as an argument. This allows statements like:</text:p>
      <text:p text:style-name="Preformatted_20_Text"><text:span text:style-name="Source_20_Text"># Comment</text:span></text:p>
      <text:p text:style-name="P1"><text:span text:style-name="Source_20_Text">RUN echo 'we are running some # of cool things'</text:span></text:p>
      <text:p text:style-name="Text_20_body">Comment lines are removed before the Dockerfile instructions are executed, which means that the comment in the following example is not handled by the shell executing the <text:span text:style-name="Source_20_Text">echo</text:span> command, and both examples below are equivalent:</text:p>
      <text:p text:style-name="Preformatted_20_Text"><text:span text:style-name="Source_20_Text">RUN echo hello \</text:span></text:p>
      <text:p text:style-name="Preformatted_20_Text"><text:span text:style-name="Source_20_Text"># comment</text:span></text:p>
      <text:p text:style-name="P1"><text:span text:style-name="Source_20_Text">world</text:span></text:p>
      <text:p text:style-name="Preformatted_20_Text"><text:soft-page-break/><text:span text:style-name="Source_20_Text">RUN echo hello \</text:span></text:p>
      <text:p text:style-name="P1"><text:span text:style-name="Source_20_Text">world</text:span></text:p>
      <text:p text:style-name="Text_20_body">Line continuation characters are not supported in comments.</text:p>
      <text:p text:style-name="Quotations"><text:span text:style-name="Strong_20_Emphasis">Note on whitespace</text:span></text:p>
      <text:p text:style-name="Quotations">For backward compatibility, leading whitespace before comments (<text:span text:style-name="Source_20_Text">#</text:span>) and instructions (such as <text:span text:style-name="Source_20_Text">RUN</text:span>) are ignored, but discouraged. Leading whitespace is not preserved in these cases, and the following examples are therefore equivalent:</text:p>
      <text:p text:style-name="P2"><text:span text:style-name="Source_20_Text"><text:s text:c="8"/># this is a comment-line</text:span></text:p>
      <text:p text:style-name="P2"><text:span text:style-name="Source_20_Text"><text:s text:c="4"/>RUN echo hello</text:span></text:p>
      <text:p text:style-name="P3"><text:span text:style-name="Source_20_Text">RUN echo world</text:span></text:p>
      <text:p text:style-name="P2"><text:span text:style-name="Source_20_Text"># this is a comment-line</text:span></text:p>
      <text:p text:style-name="P2"><text:span text:style-name="Source_20_Text">RUN echo hello</text:span></text:p>
      <text:p text:style-name="P3"><text:span text:style-name="Source_20_Text">RUN echo world</text:span></text:p>
      <text:p text:style-name="Quotations">Note however, that whitespace in instruction <text:span text:style-name="Emphasis">arguments</text:span>, such as the commands following <text:span text:style-name="Source_20_Text">RUN</text:span>, are preserved, so the following example prints ` hello world` with leading whitespace as specified:</text:p>
      <text:p text:style-name="P2"><text:span text:style-name="Source_20_Text">RUN echo "\</text:span></text:p>
      <text:p text:style-name="P2"><text:span text:style-name="Source_20_Text"><text:s text:c="5"/>hello\</text:span></text:p>
      <text:p text:style-name="P3"><text:span text:style-name="Source_20_Text"><text:s text:c="5"/>world"</text:span></text:p>
      <text:h text:style-name="Heading_20_2" text:outline-level="2"><text:bookmark text:name="parser-directives"/>Parser directives</text:h>
      <text:p text:style-name="Text_20_body">Parser directives are optional, and affect the way in which subsequent lines in a <text:span text:style-name="Source_20_Text">Dockerfile</text:span> are handled. Parser directives do not add layers to the build, and will not be shown as a build step. Parser directives are written as a special type of comment in the form <text:span text:style-name="Source_20_Text"># directive=value</text:span>. A single directive may only be used once.</text:p>
      <text:p text:style-name="Text_20_body">Once a comment, empty line or builder instruction has been processed, Docker no longer looks for parser directives. Instead it treats anything formatted as a parser directive as a comment and does not attempt to validate if it might be a parser directive. Therefore, all parser directives must be at the very top of a <text:span text:style-name="Source_20_Text">Dockerfile</text:span>.</text:p>
      <text:p text:style-name="Text_20_body">Parser directives are not case-sensitive. However, convention is for them to be lowercase. Convention is also to include a blank line following any parser directives. Line continuation characters are not supported in parser directives.</text:p>
      <text:p text:style-name="Text_20_body">Due to these rules, the following examples are all invalid:</text:p>
      <text:p text:style-name="Text_20_body">Invalid due to line continuation:</text:p>
      <text:p text:style-name="Preformatted_20_Text"><text:span text:style-name="Source_20_Text"># direc \</text:span></text:p>
      <text:p text:style-name="P1"><text:span text:style-name="Source_20_Text">tive=value</text:span></text:p>
      <text:p text:style-name="Text_20_body">Invalid due to appearing twice:</text:p>
      <text:p text:style-name="Preformatted_20_Text"><text:span text:style-name="Source_20_Text"># directive=value1</text:span></text:p>
      <text:p text:style-name="Preformatted_20_Text"><text:span text:style-name="Source_20_Text"># directive=value2</text:span></text:p>
      <text:p text:style-name="Preformatted_20_Text"/>
      <text:p text:style-name="P1"><text:soft-page-break/><text:span text:style-name="Source_20_Text">FROM ImageName</text:span></text:p>
      <text:p text:style-name="Text_20_body">Treated as a comment due to appearing after a builder instruction:</text:p>
      <text:p text:style-name="Preformatted_20_Text"><text:span text:style-name="Source_20_Text">FROM ImageName</text:span></text:p>
      <text:p text:style-name="P1"><text:span text:style-name="Source_20_Text"># directive=value</text:span></text:p>
      <text:p text:style-name="Text_20_body">Treated as a comment due to appearing after a comment which is not a parser directive:</text:p>
      <text:p text:style-name="Preformatted_20_Text"><text:span text:style-name="Source_20_Text"># About my dockerfile</text:span></text:p>
      <text:p text:style-name="Preformatted_20_Text"><text:span text:style-name="Source_20_Text"># directive=value</text:span></text:p>
      <text:p text:style-name="P1"><text:span text:style-name="Source_20_Text">FROM ImageName</text:span></text:p>
      <text:p text:style-name="Text_20_body">The unknown directive is treated as a comment due to not being recognized. In addition, the known directive is treated as a comment due to appearing after a comment which is not a parser directive.</text:p>
      <text:p text:style-name="Preformatted_20_Text"><text:span text:style-name="Source_20_Text"># unknowndirective=value</text:span></text:p>
      <text:p text:style-name="P1"><text:span text:style-name="Source_20_Text"># knowndirective=value</text:span></text:p>
      <text:p text:style-name="Text_20_body">Non line-breaking whitespace is permitted in a parser directive. Hence, the following lines are all treated identically:</text:p>
      <text:p text:style-name="Preformatted_20_Text"><text:span text:style-name="Source_20_Text">#directive=value</text:span></text:p>
      <text:p text:style-name="Preformatted_20_Text"><text:span text:style-name="Source_20_Text"># directive =value</text:span></text:p>
      <text:p text:style-name="Preformatted_20_Text"><text:span text:style-name="Source_20_Text"># <text:s text:c="6"/>directive= value</text:span></text:p>
      <text:p text:style-name="Preformatted_20_Text"><text:span text:style-name="Source_20_Text"># directive = value</text:span></text:p>
      <text:p text:style-name="P1"><text:span text:style-name="Source_20_Text"># <text:s text:c="8"/>dIrEcTiVe=value</text:span></text:p>
      <text:p text:style-name="Text_20_body">The following parser directives are supported:</text:p>
      <text:list xml:id="list2193108202" text:style-name="L2">
        <text:list-item>
          <text:p text:style-name="P32"><text:span text:style-name="Source_20_Text">syntax</text:span> </text:p>
        </text:list-item>
        <text:list-item>
          <text:p text:style-name="P8"><text:span text:style-name="Source_20_Text">escape</text:span> </text:p>
        </text:list-item>
      </text:list>
      <text:h text:style-name="Heading_20_2" text:outline-level="2"><text:bookmark text:name="syntax"/>syntax</text:h>
      <text:p text:style-name="P1"><text:bookmark text:name="external-implementation-features"/><text:span text:style-name="Source_20_Text"># syntax=[remote image reference]</text:span></text:p>
      <text:p text:style-name="Text_20_body">For example:</text:p>
      <text:p text:style-name="Preformatted_20_Text"><text:span text:style-name="Source_20_Text"># syntax=docker/dockerfile:1</text:span></text:p>
      <text:p text:style-name="Preformatted_20_Text"><text:span text:style-name="Source_20_Text"># syntax=docker.io/docker/dockerfile:1</text:span></text:p>
      <text:p text:style-name="P1"><text:span text:style-name="Source_20_Text"># syntax=example.com/user/repo:tag@sha256:abcdef...</text:span></text:p>
      <text:p text:style-name="Text_20_body">This feature is only available when using the <text:a xlink:type="simple" xlink:href="https://docs.docker.com/engine/reference/builder/#buildkit" text:style-name="Internet_20_link" text:visited-style-name="Visited_20_Internet_20_Link">BuildKit</text:a> backend, and is ignored when using the classic builder backend.</text:p>
      <text:p text:style-name="Text_20_body">The syntax directive defines the location of the Dockerfile syntax that is used to build the Dockerfile. The BuildKit backend allows to seamlessly use external implementations that are distributed as Docker images and execute inside a container sandbox environment.</text:p>
      <text:p text:style-name="Text_20_body">Custom Dockerfile implementations allows you to:</text:p>
      <text:list xml:id="list2679581541" text:style-name="L3">
        <text:list-item>
          <text:p text:style-name="P33">Automatically get bugfixes without updating the Docker daemon </text:p>
        </text:list-item>
        <text:list-item>
          <text:p text:style-name="P33">Make sure all users are using the same implementation to build your Dockerfile </text:p>
        </text:list-item>
        <text:list-item>
          <text:p text:style-name="P33">Use the latest features without updating the Docker daemon </text:p>
        </text:list-item>
        <text:list-item>
          <text:p text:style-name="P33">Try out new features or third-party features before they are integrated in the Docker daemon </text:p>
        </text:list-item>
        <text:list-item>
          <text:p text:style-name="P9"><text:soft-page-break/>Use <text:a xlink:type="simple" xlink:href="https://github.com/moby/buildkit#exploring-llb" text:style-name="Internet_20_link" text:visited-style-name="Visited_20_Internet_20_Link">alternative build definitions, or create your own</text:a> </text:p>
        </text:list-item>
      </text:list>
      <text:h text:style-name="Heading_20_3" text:outline-level="3"><text:bookmark text:name="official-releases"/>Official releases</text:h>
      <text:p text:style-name="Text_20_body">Docker distributes official versions of the images that can be used for building Dockerfiles under <text:span text:style-name="Source_20_Text">docker/dockerfile</text:span> repository on Docker Hub. There are two channels where new images are released: <text:span text:style-name="Source_20_Text">stable</text:span> and <text:span text:style-name="Source_20_Text">labs</text:span>.</text:p>
      <text:p text:style-name="Text_20_body">Stable channel follows <text:a xlink:type="simple" xlink:href="https://semver.org/" text:style-name="Internet_20_link" text:visited-style-name="Visited_20_Internet_20_Link">semantic versioning</text:a>. For example:</text:p>
      <text:list xml:id="list4014177041" text:style-name="L4">
        <text:list-item>
          <text:p text:style-name="P34"><text:span text:style-name="Source_20_Text">docker/dockerfile:1</text:span> - kept updated with the latest <text:span text:style-name="Source_20_Text">1.x.x</text:span> minor <text:span text:style-name="Emphasis">and</text:span> patch release </text:p>
        </text:list-item>
        <text:list-item>
          <text:p text:style-name="P34"><text:span text:style-name="Source_20_Text">docker/dockerfile:1.2</text:span> - kept updated with the latest <text:span text:style-name="Source_20_Text">1.2.x</text:span> patch release, and stops receiving updates once version <text:span text:style-name="Source_20_Text">1.3.0</text:span> is released. </text:p>
        </text:list-item>
        <text:list-item>
          <text:p text:style-name="P10"><text:span text:style-name="Source_20_Text">docker/dockerfile:1.2.1</text:span> - immutable: never updated </text:p>
        </text:list-item>
      </text:list>
      <text:p text:style-name="Text_20_body">We recommend using <text:span text:style-name="Source_20_Text">docker/dockerfile:1</text:span>, which always points to the latest stable release of the version 1 syntax, and receives both “minor” and “patch” updates for the version 1 release cycle. BuildKit automatically checks for updates of the syntax when performing a build, making sure you are using the most current version.</text:p>
      <text:p text:style-name="Text_20_body">If a specific version is used, such as <text:span text:style-name="Source_20_Text">1.2</text:span> or <text:span text:style-name="Source_20_Text">1.2.1</text:span>, the Dockerfile needs to be updated manually to continue receiving bugfixes and new features. Old versions of the Dockerfile remain compatible with the new versions of the builder.</text:p>
      <text:p text:style-name="Text_20_body"><text:span text:style-name="Strong_20_Emphasis">labs channel</text:span></text:p>
      <text:p text:style-name="Text_20_body">The “labs” channel provides early access to Dockerfile features that are not yet available in the stable channel. Labs channel images are released in conjunction with the stable releases, and follow the same versioning with the <text:span text:style-name="Source_20_Text">-labs</text:span> suffix, for example:</text:p>
      <text:list xml:id="list1993242247" text:style-name="L5">
        <text:list-item>
          <text:p text:style-name="P35"><text:span text:style-name="Source_20_Text">docker/dockerfile:labs</text:span> - latest release on labs channel </text:p>
        </text:list-item>
        <text:list-item>
          <text:p text:style-name="P35"><text:span text:style-name="Source_20_Text">docker/dockerfile:1-labs</text:span> - same as <text:span text:style-name="Source_20_Text">dockerfile:1</text:span> in the stable channel, with labs features enabled </text:p>
        </text:list-item>
        <text:list-item>
          <text:p text:style-name="P35"><text:span text:style-name="Source_20_Text">docker/dockerfile:1.2-labs</text:span> - same as <text:span text:style-name="Source_20_Text">dockerfile:1.2</text:span> in the stable channel, with labs features enabled </text:p>
        </text:list-item>
        <text:list-item>
          <text:p text:style-name="P11"><text:span text:style-name="Source_20_Text">docker/dockerfile:1.2.1-labs</text:span> - immutable: never updated. Same as <text:span text:style-name="Source_20_Text">dockerfile:1.2.1</text:span> in the stable channel, with labs features enabled </text:p>
        </text:list-item>
      </text:list>
      <text:p text:style-name="Text_20_body">Choose a channel that best fits your needs; if you want to benefit from new features, use the labs channel. Images in the labs channel provide a superset of the features in the stable channel; note that <text:span text:style-name="Source_20_Text">stable</text:span> features in the labs channel images follow <text:a xlink:type="simple" xlink:href="https://semver.org/" text:style-name="Internet_20_link" text:visited-style-name="Visited_20_Internet_20_Link">semantic versioning</text:a>, but “labs” features do not, and newer releases may not be backwards compatible, so it is recommended to use an immutable full version variant.</text:p>
      <text:p text:style-name="Text_20_body">For documentation on “labs” features, master builds, and nightly feature releases, refer to the description in <text:a xlink:type="simple" xlink:href="https://github.com/moby/buildkit/blob/master/README.md" text:style-name="Internet_20_link" text:visited-style-name="Visited_20_Internet_20_Link">the BuildKit source repository on GitHub</text:a>. For a full list of available images, visit the <text:a xlink:type="simple" xlink:href="https://hub.docker.com/r/docker/dockerfile" text:style-name="Internet_20_link" text:visited-style-name="Visited_20_Internet_20_Link">image repository on Docker Hub</text:a>, and the <text:a xlink:type="simple" xlink:href="https://hub.docker.com/r/docker/dockerfile-upstream" text:style-name="Internet_20_link" text:visited-style-name="Visited_20_Internet_20_Link">docker/dockerfile-upstream image repository</text:a> for development builds.</text:p>
      <text:h text:style-name="Heading_20_2" text:outline-level="2"><text:bookmark text:name="escape"/><text:soft-page-break/>escape</text:h>
      <text:p text:style-name="P1"><text:span text:style-name="Source_20_Text"># escape=\ (backslash)</text:span></text:p>
      <text:p text:style-name="Text_20_body">Or</text:p>
      <text:p text:style-name="P1"><text:span text:style-name="Source_20_Text"># escape=` (backtick)</text:span></text:p>
      <text:p text:style-name="Text_20_body">The <text:span text:style-name="Source_20_Text">escape</text:span> directive sets the character used to escape characters in a <text:span text:style-name="Source_20_Text">Dockerfile</text:span>. If not specified, the default escape character is <text:span text:style-name="Source_20_Text">\</text:span>.</text:p>
      <text:p text:style-name="Text_20_body">The escape character is used both to escape characters in a line, and to escape a newline. This allows a <text:span text:style-name="Source_20_Text">Dockerfile</text:span> instruction to span multiple lines. Note that regardless of whether the <text:span text:style-name="Source_20_Text">escape</text:span> parser directive is included in a <text:span text:style-name="Source_20_Text">Dockerfile</text:span>, <text:span text:style-name="Emphasis">escaping is not performed in a </text:span><text:span text:style-name="Emphasis"><text:span text:style-name="Source_20_Text">RUN</text:span></text:span><text:span text:style-name="Emphasis"> command, except at the end of a line.</text:span></text:p>
      <text:p text:style-name="Text_20_body">Setting the escape character to <text:span text:style-name="Source_20_Text">`</text:span> is especially useful on <text:span text:style-name="Source_20_Text">Windows</text:span>, where <text:span text:style-name="Source_20_Text">\</text:span> is the directory path separator. <text:span text:style-name="Source_20_Text">`</text:span> is consistent with <text:a xlink:type="simple" xlink:href="https://technet.microsoft.com/en-us/library/hh847755.aspx" text:style-name="Internet_20_link" text:visited-style-name="Visited_20_Internet_20_Link">Windows PowerShell</text:a>.</text:p>
      <text:p text:style-name="Text_20_body">Consider the following example which would fail in a non-obvious way on <text:span text:style-name="Source_20_Text">Windows</text:span>. The second <text:span text:style-name="Source_20_Text">\</text:span> at the end of the second line would be interpreted as an escape for the newline, instead of a target of the escape from the first <text:span text:style-name="Source_20_Text">\</text:span>. Similarly, the <text:span text:style-name="Source_20_Text">\</text:span> at the end of the third line would, assuming it was actually handled as an instruction, cause it be treated as a line continuation. The result of this dockerfile is that second and third lines are considered a single instruction:</text:p>
      <text:p text:style-name="Preformatted_20_Text"><text:span text:style-name="Source_20_Text">FROM microsoft/nanoserver</text:span></text:p>
      <text:p text:style-name="Preformatted_20_Text"><text:span text:style-name="Source_20_Text">COPY testfile.txt c:\\</text:span></text:p>
      <text:p text:style-name="P1"><text:span text:style-name="Source_20_Text">RUN dir c:\</text:span></text:p>
      <text:p text:style-name="Text_20_body">Results in:</text:p>
      <text:p text:style-name="P1"><text:span text:style-name="Source_20_Text"><text:s/>docker build -t cmd .</text:span></text:p>
      <text:p text:style-name="P1"><text:span text:style-name="Source_20_Text"><text:s/>22738ff49c6d</text:span></text:p>
      <text:p text:style-name="P1"/>
      <text:p text:style-name="Text_20_body">One solution to the above would be to use <text:span text:style-name="Source_20_Text">/</text:span> as the target of both the <text:span text:style-name="Source_20_Text">COPY</text:span> instruction, and <text:span text:style-name="Source_20_Text">dir</text:span>. However, this syntax is, at best, confusing as it is not natural for paths on <text:span text:style-name="Source_20_Text">Windows</text:span>, and at worst, error prone as not all commands on <text:span text:style-name="Source_20_Text">Windows</text:span> support <text:span text:style-name="Source_20_Text">/</text:span> as the path separator.</text:p>
      <text:p text:style-name="Text_20_body">By adding the <text:span text:style-name="Source_20_Text">escape</text:span> parser directive, the following <text:span text:style-name="Source_20_Text">Dockerfile</text:span> succeeds as expected with the use of natural platform semantics for file paths on <text:span text:style-name="Source_20_Text">Windows</text:span>:</text:p>
      <text:p text:style-name="Preformatted_20_Text"><text:span text:style-name="Source_20_Text"># escape=`</text:span></text:p>
      <text:p text:style-name="Preformatted_20_Text"/>
      <text:p text:style-name="Preformatted_20_Text"><text:span text:style-name="Source_20_Text">FROM microsoft/nanoserver</text:span></text:p>
      <text:p text:style-name="Preformatted_20_Text"><text:span text:style-name="Source_20_Text">COPY testfile.txt c:\</text:span></text:p>
      <text:p text:style-name="P1"><text:span text:style-name="Source_20_Text">RUN dir c:\</text:span></text:p>
      <text:p text:style-name="Text_20_body">Results in:</text:p>
      <text:p text:style-name="P1"><text:span text:style-name="Source_20_Text"><text:s/>docker build -t succeeds --no-cache=true .</text:span></text:p>
      <text:p text:style-name="P1"><text:span text:style-name="Source_20_Text"><text:s/>22738ff49c6d</text:span></text:p>
      <text:p text:style-name="P1"><text:soft-page-break/><text:span text:style-name="Source_20_Text"><text:s/>96655de338de</text:span></text:p>
      <text:p text:style-name="P1"><text:span text:style-name="Source_20_Text"><text:s/>Running in a2c157f842f5</text:span></text:p>
      <text:p text:style-name="P1"><text:span text:style-name="Source_20_Text"><text:s text:c="10"/>Program Files</text:span></text:p>
      <text:p text:style-name="P1"><text:span text:style-name="Source_20_Text"><text:s text:c="10"/>Program Files (x86)</text:span></text:p>
      <text:p text:style-name="P1"><text:span text:style-name="Source_20_Text"><text:s text:c="10"/>Users</text:span></text:p>
      <text:p text:style-name="P1"><text:span text:style-name="Source_20_Text"><text:s text:c="10"/>Windows</text:span></text:p>
      <text:p text:style-name="P1"><text:span text:style-name="Source_20_Text"><text:s/>01c7f3bef04f</text:span></text:p>
      <text:p text:style-name="P1"/>
      <text:h text:style-name="Heading_20_2" text:outline-level="2"><text:bookmark text:name="environment-replacement"/>Environment replacement</text:h>
      <text:p text:style-name="Text_20_body">Environment variables (declared with <text:a xlink:type="simple" xlink:href="https://docs.docker.com/engine/reference/builder/#env" text:style-name="Internet_20_link" text:visited-style-name="Visited_20_Internet_20_Link">the </text:a><text:a xlink:type="simple" xlink:href="https://docs.docker.com/engine/reference/builder/#env" text:style-name="Internet_20_link" text:visited-style-name="Visited_20_Internet_20_Link"><text:span text:style-name="Source_20_Text">ENV</text:span></text:a><text:a xlink:type="simple" xlink:href="https://docs.docker.com/engine/reference/builder/#env" text:style-name="Internet_20_link" text:visited-style-name="Visited_20_Internet_20_Link"> statement</text:a>) can also be used in certain instructions as variables to be interpreted by the <text:span text:style-name="Source_20_Text">Dockerfile</text:span>. Escapes are also handled for including variable-like syntax into a statement literally.</text:p>
      <text:p text:style-name="Text_20_body">Environment variables are notated in the <text:span text:style-name="Source_20_Text">Dockerfile</text:span> either with <text:span text:style-name="Source_20_Text">$variable_name</text:span> or <text:span text:style-name="Source_20_Text">${variable_name}</text:span>. They are treated equivalently and the brace syntax is typically used to address issues with variable names with no whitespace, like <text:span text:style-name="Source_20_Text">${foo}_bar</text:span>.</text:p>
      <text:p text:style-name="Text_20_body">The <text:span text:style-name="Source_20_Text">${variable_name}</text:span> syntax also supports a few of the standard <text:span text:style-name="Source_20_Text">bash</text:span> modifiers as specified below:</text:p>
      <text:list xml:id="list2794303585" text:style-name="L6">
        <text:list-item>
          <text:p text:style-name="P36"><text:span text:style-name="Source_20_Text">${variable:-word}</text:span> indicates that if <text:span text:style-name="Source_20_Text">variable</text:span> is set then the result will be that value. If <text:span text:style-name="Source_20_Text">variable</text:span> is not set then <text:span text:style-name="Source_20_Text">word</text:span> will be the result. </text:p>
        </text:list-item>
        <text:list-item>
          <text:p text:style-name="P12"><text:span text:style-name="Source_20_Text">${variable:+word}</text:span> indicates that if <text:span text:style-name="Source_20_Text">variable</text:span> is set then <text:span text:style-name="Source_20_Text">word</text:span> will be the result, otherwise the result is the empty string. </text:p>
        </text:list-item>
      </text:list>
      <text:p text:style-name="Text_20_body">In all cases, <text:span text:style-name="Source_20_Text">word</text:span> can be any string, including additional environment variables.</text:p>
      <text:p text:style-name="Text_20_body">Escaping is possible by adding a <text:span text:style-name="Source_20_Text">\</text:span> before the variable: <text:span text:style-name="Source_20_Text">\$foo</text:span> or <text:span text:style-name="Source_20_Text">\${foo}</text:span>, for example, will translate to <text:span text:style-name="Source_20_Text">$foo</text:span> and <text:span text:style-name="Source_20_Text">${foo}</text:span> literals respectively.</text:p>
      <text:p text:style-name="Text_20_body">Example (parsed representation is displayed after the <text:span text:style-name="Source_20_Text">#</text:span>):</text:p>
      <text:p text:style-name="Preformatted_20_Text"><text:span text:style-name="Source_20_Text">FROM busybox</text:span></text:p>
      <text:p text:style-name="Preformatted_20_Text"><text:span text:style-name="Source_20_Text">ENV FOO=/bar</text:span></text:p>
      <text:p text:style-name="Preformatted_20_Text"><text:span text:style-name="Source_20_Text">WORKDIR ${FOO} <text:s text:c="2"/># WORKDIR /bar</text:span></text:p>
      <text:p text:style-name="Preformatted_20_Text"><text:span text:style-name="Source_20_Text">ADD . $FOO <text:s text:c="6"/># ADD . /bar</text:span></text:p>
      <text:p text:style-name="P1"><text:span text:style-name="Source_20_Text">COPY \$FOO /quux # COPY $FOO /quux</text:span></text:p>
      <text:p text:style-name="Text_20_body">Environment variables are supported by the following list of instructions in the <text:span text:style-name="Source_20_Text">Dockerfile</text:span>:</text:p>
      <text:list xml:id="list1744159947" text:style-name="L7">
        <text:list-item>
          <text:p text:style-name="P37"><text:span text:style-name="Source_20_Text">ADD</text:span> </text:p>
        </text:list-item>
        <text:list-item>
          <text:p text:style-name="P37"><text:span text:style-name="Source_20_Text">COPY</text:span> </text:p>
        </text:list-item>
        <text:list-item>
          <text:p text:style-name="P37"><text:span text:style-name="Source_20_Text">ENV</text:span> </text:p>
        </text:list-item>
        <text:list-item>
          <text:p text:style-name="P37"><text:span text:style-name="Source_20_Text">EXPOSE</text:span> </text:p>
        </text:list-item>
        <text:list-item>
          <text:p text:style-name="P37"><text:soft-page-break/><text:span text:style-name="Source_20_Text">FROM</text:span> </text:p>
        </text:list-item>
        <text:list-item>
          <text:p text:style-name="P37"><text:span text:style-name="Source_20_Text">LABEL</text:span> </text:p>
        </text:list-item>
        <text:list-item>
          <text:p text:style-name="P37"><text:span text:style-name="Source_20_Text">STOPSIGNAL</text:span> </text:p>
        </text:list-item>
        <text:list-item>
          <text:p text:style-name="P37"><text:span text:style-name="Source_20_Text">USER</text:span> </text:p>
        </text:list-item>
        <text:list-item>
          <text:p text:style-name="P37"><text:span text:style-name="Source_20_Text">VOLUME</text:span> </text:p>
        </text:list-item>
        <text:list-item>
          <text:p text:style-name="P37"><text:span text:style-name="Source_20_Text">WORKDIR</text:span> </text:p>
        </text:list-item>
        <text:list-item>
          <text:p text:style-name="P13"><text:span text:style-name="Source_20_Text">ONBUILD</text:span> (when combined with one of the supported instructions above) </text:p>
        </text:list-item>
      </text:list>
      <text:p text:style-name="Text_20_body">Environment variable substitution will use the same value for each variable throughout the entire instruction. In other words, in this example:</text:p>
      <text:p text:style-name="Preformatted_20_Text"><text:span text:style-name="Source_20_Text">ENV abc=hello</text:span></text:p>
      <text:p text:style-name="Preformatted_20_Text"><text:span text:style-name="Source_20_Text">ENV abc=bye def=$abc</text:span></text:p>
      <text:p text:style-name="P1"><text:span text:style-name="Source_20_Text">ENV ghi=$abc</text:span></text:p>
      <text:p text:style-name="Text_20_body">will result in <text:span text:style-name="Source_20_Text">def</text:span> having a value of <text:span text:style-name="Source_20_Text">hello</text:span>, not <text:span text:style-name="Source_20_Text">bye</text:span>. However, <text:span text:style-name="Source_20_Text">ghi</text:span> will have a value of <text:span text:style-name="Source_20_Text">bye</text:span> because it is not part of the same instruction that set <text:span text:style-name="Source_20_Text">abc</text:span> to <text:span text:style-name="Source_20_Text">bye</text:span>.</text:p>
      <text:h text:style-name="Heading_20_2" text:outline-level="2"><text:bookmark text:name="dockerignore-file"/>.dockerignore file</text:h>
      <text:p text:style-name="Text_20_body">Before the docker CLI sends the context to the docker daemon, it looks for a file named <text:span text:style-name="Source_20_Text">.dockerignore</text:span> in the root directory of the context. If this file exists, the CLI modifies the context to exclude files and directories that match patterns in it. This helps to avoid unnecessarily sending large or sensitive files and directories to the daemon and potentially adding them to images using <text:span text:style-name="Source_20_Text">ADD</text:span> or <text:span text:style-name="Source_20_Text">COPY</text:span>.</text:p>
      <text:p text:style-name="Text_20_body">The CLI interprets the <text:span text:style-name="Source_20_Text">.dockerignore</text:span> file as a newline-separated list of patterns similar to the file globs of Unix shells. For the purposes of matching, the root of the context is considered to be both the working and the root directory. For example, the patterns <text:span text:style-name="Source_20_Text">/foo/bar</text:span> and <text:span text:style-name="Source_20_Text">foo/bar</text:span> both exclude a file or directory named <text:span text:style-name="Source_20_Text">bar</text:span> in the <text:span text:style-name="Source_20_Text">foo</text:span> subdirectory of <text:span text:style-name="Source_20_Text">PATH</text:span> or in the root of the git repository located at <text:span text:style-name="Source_20_Text">URL</text:span>. Neither excludes anything else.</text:p>
      <text:p text:style-name="Text_20_body">If a line in <text:span text:style-name="Source_20_Text">.dockerignore</text:span> file starts with <text:span text:style-name="Source_20_Text">#</text:span> in column 1, then this line is considered as a comment and is ignored before interpreted by the CLI.</text:p>
      <text:p text:style-name="Text_20_body">Here is an example <text:span text:style-name="Source_20_Text">.dockerignore</text:span> file:</text:p>
      <text:p text:style-name="Preformatted_20_Text"><text:span text:style-name="Source_20_Text"># comment</text:span></text:p>
      <text:p text:style-name="Preformatted_20_Text"><text:span text:style-name="Source_20_Text">*/temp*</text:span></text:p>
      <text:p text:style-name="Preformatted_20_Text"><text:span text:style-name="Source_20_Text">*/*/temp*</text:span></text:p>
      <text:p text:style-name="P1"><text:span text:style-name="Source_20_Text">temp?</text:span></text:p>
      <text:p text:style-name="Text_20_body">This file causes the following build behavior:</text:p>
      <table:table table:name="Tabela1" table:style-name="Tabela1">
        <table:table-column table:style-name="Tabela1.A"/>
        <table:table-column table:style-name="Tabela1.B"/>
        <table:table-header-rows>
          <table:table-row table:style-name="TableLine94893202372640">
            <table:table-cell table:style-name="Tabela1.A1" office:value-type="string">
              <text:p text:style-name="P6">Rule</text:p>
            </table:table-cell>
            <table:table-cell table:style-name="Tabela1.A1" office:value-type="string">
              <text:p text:style-name="P6">Behavior</text:p>
            </table:table-cell>
          </table:table-row>
        </table:table-header-rows>
        <table:table-row table:style-name="TableLine94893202372640">
          <table:table-cell table:style-name="Tabela1.A1" office:value-type="string">
            <text:p text:style-name="P5"><text:span text:style-name="Source_20_Text"># comment</text:span></text:p>
          </table:table-cell>
          <table:table-cell table:style-name="Tabela1.A1" office:value-type="string">
            <text:p text:style-name="P5">Ignored.</text:p>
          </table:table-cell>
        </table:table-row>
        <table:table-row table:style-name="TableLine94893202372640">
          <table:table-cell table:style-name="Tabela1.A1" office:value-type="string">
            <text:p text:style-name="P5"><text:span text:style-name="Source_20_Text">*/temp*</text:span></text:p>
          </table:table-cell>
          <table:table-cell table:style-name="Tabela1.A1" office:value-type="string">
            <text:p text:style-name="P5">Exclude files and directories whose names start with <text:span text:style-name="Source_20_Text">temp</text:span> in any immediate subdirectory of the root. For example, the plain file <text:span text:style-name="Source_20_Text">/somedir/temporary.txt</text:span> is excluded, as is the directory <text:span text:style-name="Source_20_Text">/somedir/temp</text:span>.</text:p>
          </table:table-cell>
        </table:table-row>
        <table:table-row table:style-name="TableLine94893202372640">
          <table:table-cell table:style-name="Tabela1.A1" office:value-type="string">
            <text:p text:style-name="P5"><text:span text:style-name="Source_20_Text">*/*/temp*</text:span></text:p>
          </table:table-cell>
          <table:table-cell table:style-name="Tabela1.A1" office:value-type="string">
            <text:p text:style-name="P5">Exclude files and directories starting with <text:span text:style-name="Source_20_Text">temp</text:span> from any subdirectory that is two <text:soft-page-break/>levels below the root. For example, <text:span text:style-name="Source_20_Text">/somedir/subdir/temporary.txt</text:span> is excluded.</text:p>
          </table:table-cell>
        </table:table-row>
        <table:table-row table:style-name="TableLine94893202372640">
          <table:table-cell table:style-name="Tabela1.A1" office:value-type="string">
            <text:p text:style-name="P5"><text:span text:style-name="Source_20_Text">temp?</text:span></text:p>
          </table:table-cell>
          <table:table-cell table:style-name="Tabela1.A1" office:value-type="string">
            <text:p text:style-name="P5">Exclude files and directories in the root directory whose names are a one-character extension of <text:span text:style-name="Source_20_Text">temp</text:span>. For example, <text:span text:style-name="Source_20_Text">/tempa</text:span> and <text:span text:style-name="Source_20_Text">/tempb</text:span> are excluded.</text:p>
          </table:table-cell>
        </table:table-row>
      </table:table>
      <text:p text:style-name="Text_20_body">Matching is done using Go’s <text:a xlink:type="simple" xlink:href="https://golang.org/pkg/path/filepath#Match" text:style-name="Internet_20_link" text:visited-style-name="Visited_20_Internet_20_Link">filepath.Match</text:a> rules. A preprocessing step removes leading and trailing whitespace and eliminates <text:span text:style-name="Source_20_Text">.</text:span> and <text:span text:style-name="Source_20_Text">..</text:span> elements using Go’s <text:a xlink:type="simple" xlink:href="https://golang.org/pkg/path/filepath/#Clean" text:style-name="Internet_20_link" text:visited-style-name="Visited_20_Internet_20_Link">filepath.Clean</text:a>. Lines that are blank after preprocessing are ignored.</text:p>
      <text:p text:style-name="Text_20_body">Beyond Go’s filepath.Match rules, Docker also supports a special wildcard string <text:span text:style-name="Source_20_Text">**</text:span> that matches any number of directories (including zero). For example, <text:span text:style-name="Source_20_Text">**/*.go</text:span> will exclude all files that end with <text:span text:style-name="Source_20_Text">.go</text:span> that are found in all directories, including the root of the build context.</text:p>
      <text:p text:style-name="Text_20_body">Lines starting with <text:span text:style-name="Source_20_Text">!</text:span> (exclamation mark) can be used to make exceptions to exclusions. The following is an example <text:span text:style-name="Source_20_Text">.dockerignore</text:span> file that uses this mechanism:</text:p>
      <text:p text:style-name="Preformatted_20_Text"><text:span text:style-name="Source_20_Text">*.md</text:span></text:p>
      <text:p text:style-name="P1"><text:span text:style-name="Source_20_Text">!README.md</text:span></text:p>
      <text:p text:style-name="Text_20_body">All markdown files <text:span text:style-name="Emphasis">except</text:span> <text:span text:style-name="Source_20_Text">README.md</text:span> are excluded from the context.</text:p>
      <text:p text:style-name="Text_20_body">The placement of <text:span text:style-name="Source_20_Text">!</text:span> exception rules influences the behavior: the last line of the <text:span text:style-name="Source_20_Text">.dockerignore</text:span> that matches a particular file determines whether it is included or excluded. Consider the following example:</text:p>
      <text:p text:style-name="Preformatted_20_Text"><text:span text:style-name="Source_20_Text">*.md</text:span></text:p>
      <text:p text:style-name="Preformatted_20_Text"><text:span text:style-name="Source_20_Text">!README*.md</text:span></text:p>
      <text:p text:style-name="P1"><text:span text:style-name="Source_20_Text">README-secret.md</text:span></text:p>
      <text:p text:style-name="Text_20_body">No markdown files are included in the context except README files other than <text:span text:style-name="Source_20_Text">README-secret.md</text:span>.</text:p>
      <text:p text:style-name="Text_20_body">Now consider this example:</text:p>
      <text:p text:style-name="Preformatted_20_Text"><text:span text:style-name="Source_20_Text">*.md</text:span></text:p>
      <text:p text:style-name="Preformatted_20_Text"><text:span text:style-name="Source_20_Text">README-secret.md</text:span></text:p>
      <text:p text:style-name="P1"><text:span text:style-name="Source_20_Text">!README*.md</text:span></text:p>
      <text:p text:style-name="Text_20_body">All of the README files are included. The middle line has no effect because <text:span text:style-name="Source_20_Text">!README*.md</text:span> matches <text:span text:style-name="Source_20_Text">README-secret.md</text:span> and comes last.</text:p>
      <text:p text:style-name="Text_20_body">You can even use the <text:span text:style-name="Source_20_Text">.dockerignore</text:span> file to exclude the <text:span text:style-name="Source_20_Text">Dockerfile</text:span> and <text:span text:style-name="Source_20_Text">.dockerignore</text:span> files. These files are still sent to the daemon because it needs them to do its job. But the <text:span text:style-name="Source_20_Text">ADD</text:span> and <text:span text:style-name="Source_20_Text">COPY</text:span> instructions do not copy them to the image.</text:p>
      <text:p text:style-name="Text_20_body">Finally, you may want to specify which files to include in the context, rather than which to exclude. To achieve this, specify <text:span text:style-name="Source_20_Text">*</text:span> as the first pattern, followed by one or more <text:span text:style-name="Source_20_Text">!</text:span> exception patterns.</text:p>
      <text:p text:style-name="Quotations"><text:span text:style-name="Strong_20_Emphasis">Note</text:span></text:p>
      <text:p text:style-name="Quotations">For historical reasons, the pattern <text:span text:style-name="Source_20_Text">.</text:span> is ignored.</text:p>
      <text:h text:style-name="Heading_20_2" text:outline-level="2"><text:bookmark text:name="from"/><text:soft-page-break/>FROM</text:h>
      <text:p text:style-name="P1"><text:span text:style-name="Source_20_Text">FROM [--platform=&lt;platform&gt;] &lt;image&gt; [AS &lt;name&gt;]</text:span></text:p>
      <text:p text:style-name="Text_20_body">Or</text:p>
      <text:p text:style-name="P1"><text:span text:style-name="Source_20_Text">FROM [--platform=&lt;platform&gt;] &lt;image&gt;[:&lt;tag&gt;] [AS &lt;name&gt;]</text:span></text:p>
      <text:p text:style-name="Text_20_body">Or</text:p>
      <text:p text:style-name="P1"><text:span text:style-name="Source_20_Text">FROM [--platform=&lt;platform&gt;] &lt;image&gt;[@&lt;digest&gt;] [AS &lt;name&gt;]</text:span></text:p>
      <text:p text:style-name="Text_20_body">The <text:span text:style-name="Source_20_Text">FROM</text:span> instruction initializes a new build stage and sets the <text:a xlink:type="simple" xlink:href="https://docs.docker.com/glossary/#base-image" text:style-name="Internet_20_link" text:visited-style-name="Visited_20_Internet_20_Link"><text:span text:style-name="Emphasis">Base Image</text:span></text:a> for subsequent instructions. As such, a valid <text:span text:style-name="Source_20_Text">Dockerfile</text:span> must start with a <text:span text:style-name="Source_20_Text">FROM</text:span> instruction. The image can be any valid image – it is especially easy to start by <text:span text:style-name="Strong_20_Emphasis">pulling an image</text:span> from the <text:a xlink:type="simple" xlink:href="https://docs.docker.com/docker-hub/repos/" text:style-name="Internet_20_link" text:visited-style-name="Visited_20_Internet_20_Link"><text:span text:style-name="Emphasis">Public Repositories</text:span></text:a>.</text:p>
      <text:list xml:id="list3189126679" text:style-name="L8">
        <text:list-item>
          <text:p text:style-name="P38"><text:span text:style-name="Source_20_Text">ARG</text:span> is the only instruction that may precede <text:span text:style-name="Source_20_Text">FROM</text:span> in the <text:span text:style-name="Source_20_Text">Dockerfile</text:span>. See <text:a xlink:type="simple" xlink:href="https://docs.docker.com/engine/reference/builder/#understand-how-arg-and-from-interact" text:style-name="Internet_20_link" text:visited-style-name="Visited_20_Internet_20_Link">Understand how ARG and FROM interact</text:a>. </text:p>
        </text:list-item>
        <text:list-item>
          <text:p text:style-name="P38"><text:span text:style-name="Source_20_Text">FROM</text:span> can appear multiple times within a single <text:span text:style-name="Source_20_Text">Dockerfile</text:span> to create multiple images or use one build stage as a dependency for another. Simply make a note of the last image ID output by the commit before each new <text:span text:style-name="Source_20_Text">FROM</text:span> instruction. Each <text:span text:style-name="Source_20_Text">FROM</text:span> instruction clears any state created by previous instructions. </text:p>
        </text:list-item>
        <text:list-item>
          <text:p text:style-name="P38">Optionally a name can be given to a new build stage by adding <text:span text:style-name="Source_20_Text">AS name</text:span> to the <text:span text:style-name="Source_20_Text">FROM</text:span> instruction. The name can be used in subsequent <text:span text:style-name="Source_20_Text">FROM</text:span> and <text:span text:style-name="Source_20_Text">COPY --from=&lt;name&gt;</text:span> instructions to refer to the image built in this stage. </text:p>
        </text:list-item>
        <text:list-item>
          <text:p text:style-name="P14">The <text:span text:style-name="Source_20_Text">tag</text:span> or <text:span text:style-name="Source_20_Text">digest</text:span> values are optional. If you omit either of them, the builder assumes a <text:span text:style-name="Source_20_Text">latest</text:span> tag by default. The builder returns an error if it cannot find the <text:span text:style-name="Source_20_Text">tag</text:span> value. </text:p>
        </text:list-item>
      </text:list>
      <text:p text:style-name="Text_20_body">The optional <text:span text:style-name="Source_20_Text">--platform</text:span> flag can be used to specify the platform of the image in case <text:span text:style-name="Source_20_Text">FROM</text:span> references a multi-platform image. For example, <text:span text:style-name="Source_20_Text">linux/amd64</text:span>, <text:span text:style-name="Source_20_Text">linux/arm64</text:span>, or <text:span text:style-name="Source_20_Text">windows/amd64</text:span>. By default, the target platform of the build request is used. Global build arguments can be used in the value of this flag, for example <text:a xlink:type="simple" xlink:href="https://docs.docker.com/engine/reference/builder/#automatic-platform-args-in-the-global-scope" text:style-name="Internet_20_link" text:visited-style-name="Visited_20_Internet_20_Link">automatic platform ARGs</text:a> allow you to force a stage to native build platform (<text:span text:style-name="Source_20_Text">--platform=$BUILDPLATFORM</text:span>), and use it to cross-compile to the target platform inside the stage.</text:p>
      <text:h text:style-name="Heading_20_3" text:outline-level="3"><text:bookmark text:name="understand-how-arg-and-from-interact"/>Understand how ARG and FROM interact</text:h>
      <text:p text:style-name="Text_20_body"><text:span text:style-name="Source_20_Text">FROM</text:span> instructions support variables that are declared by any <text:span text:style-name="Source_20_Text">ARG</text:span> instructions that occur before the first <text:span text:style-name="Source_20_Text">FROM</text:span>.</text:p>
      <text:p text:style-name="Preformatted_20_Text"><text:span text:style-name="Source_20_Text">ARG <text:s/>CODE_VERSION=latest</text:span></text:p>
      <text:p text:style-name="Preformatted_20_Text"><text:span text:style-name="Source_20_Text">FROM base:${CODE_VERSION}</text:span></text:p>
      <text:p text:style-name="Preformatted_20_Text"><text:span text:style-name="Source_20_Text">CMD <text:s/>/code/run-app</text:span></text:p>
      <text:p text:style-name="Preformatted_20_Text"/>
      <text:p text:style-name="Preformatted_20_Text"><text:span text:style-name="Source_20_Text">FROM extras:${CODE_VERSION}</text:span></text:p>
      <text:p text:style-name="P1"><text:span text:style-name="Source_20_Text">CMD <text:s/>/code/run-extras</text:span></text:p>
      <text:p text:style-name="Text_20_body">An <text:span text:style-name="Source_20_Text">ARG</text:span> declared before a <text:span text:style-name="Source_20_Text">FROM</text:span> is outside of a build stage, so it can’t be used in any instruction after a <text:span text:style-name="Source_20_Text">FROM</text:span>. To use the default value of an <text:span text:style-name="Source_20_Text">ARG</text:span> declared before the first <text:span text:style-name="Source_20_Text">FROM</text:span> use an <text:span text:style-name="Source_20_Text">ARG</text:span> instruction without a value inside of a build stage:</text:p>
      <text:p text:style-name="Preformatted_20_Text"><text:span text:style-name="Source_20_Text">ARG VERSION=latest</text:span></text:p>
      <text:p text:style-name="Preformatted_20_Text"><text:soft-page-break/><text:span text:style-name="Source_20_Text">FROM busybox:$VERSION</text:span></text:p>
      <text:p text:style-name="Preformatted_20_Text"><text:span text:style-name="Source_20_Text">ARG VERSION</text:span></text:p>
      <text:p text:style-name="P1"><text:span text:style-name="Source_20_Text">RUN echo $VERSION &gt; image_version</text:span></text:p>
      <text:h text:style-name="Heading_20_2" text:outline-level="2"><text:bookmark text:name="run"/>RUN</text:h>
      <text:p text:style-name="Text_20_body">RUN has 2 forms:</text:p>
      <text:list xml:id="list2658932688" text:style-name="L9">
        <text:list-item>
          <text:p text:style-name="P39"><text:span text:style-name="Source_20_Text">RUN &lt;command&gt;</text:span> (<text:span text:style-name="Emphasis">shell</text:span> form, the command is run in a shell, which by default is <text:span text:style-name="Source_20_Text">/bin/sh -c</text:span> on Linux or <text:span text:style-name="Source_20_Text">cmd /S /C</text:span> on Windows) </text:p>
        </text:list-item>
        <text:list-item>
          <text:p text:style-name="P15"><text:span text:style-name="Source_20_Text">RUN ["executable", "param1", "param2"]</text:span> (<text:span text:style-name="Emphasis">exec</text:span> form) </text:p>
        </text:list-item>
      </text:list>
      <text:p text:style-name="Text_20_body">The <text:span text:style-name="Source_20_Text">RUN</text:span> instruction will execute any commands in a new layer on top of the current image and commit the results. The resulting committed image will be used for the next step in the <text:span text:style-name="Source_20_Text">Dockerfile</text:span>.</text:p>
      <text:p text:style-name="Text_20_body">Layering <text:span text:style-name="Source_20_Text">RUN</text:span> instructions and generating commits conforms to the core concepts of Docker where commits are cheap and containers can be created from any point in an image’s history, much like source control.</text:p>
      <text:p text:style-name="Text_20_body">The <text:span text:style-name="Emphasis">exec</text:span> form makes it possible to avoid shell string munging, and to <text:span text:style-name="Source_20_Text">RUN</text:span> commands using a base image that does not contain the specified shell executable.</text:p>
      <text:p text:style-name="Text_20_body">The default shell for the <text:span text:style-name="Emphasis">shell</text:span> form can be changed using the <text:span text:style-name="Source_20_Text">SHELL</text:span> command.</text:p>
      <text:p text:style-name="Text_20_body">In the <text:span text:style-name="Emphasis">shell</text:span> form you can use a <text:span text:style-name="Source_20_Text">\</text:span> (backslash) to continue a single RUN instruction onto the next line. For example, consider these two lines:</text:p>
      <text:p text:style-name="Preformatted_20_Text"><text:span text:style-name="Source_20_Text">RUN /bin/bash -c 'source $HOME/.bashrc; \</text:span></text:p>
      <text:p text:style-name="P1"><text:span text:style-name="Source_20_Text">echo $HOME'</text:span></text:p>
      <text:p text:style-name="Text_20_body">Together they are equivalent to this single line:</text:p>
      <text:p text:style-name="P1"><text:span text:style-name="Source_20_Text">RUN /bin/bash -c 'source $HOME/.bashrc; echo $HOME'</text:span></text:p>
      <text:p text:style-name="Text_20_body">To use a different shell, other than ‘/bin/sh’, use the <text:span text:style-name="Emphasis">exec</text:span> form passing in the desired shell. For example:</text:p>
      <text:p text:style-name="P1"><text:span text:style-name="Source_20_Text">RUN ["/bin/bash", "-c", "echo hello"]</text:span></text:p>
      <text:p text:style-name="Quotations"><text:span text:style-name="Strong_20_Emphasis">Note</text:span></text:p>
      <text:p text:style-name="Quotations">The <text:span text:style-name="Emphasis">exec</text:span> form is parsed as a JSON array, which means that you must use double-quotes (“) around words not single-quotes (‘).</text:p>
      <text:p text:style-name="Text_20_body">Unlike the <text:span text:style-name="Emphasis">shell</text:span> form, the <text:span text:style-name="Emphasis">exec</text:span> form does not invoke a command shell. This means that normal shell processing does not happen. For example, <text:span text:style-name="Source_20_Text">RUN [ "echo", "$HOME" ]</text:span> will not do variable substitution on <text:span text:style-name="Source_20_Text">$HOME</text:span>. If you want shell processing then either use the <text:span text:style-name="Emphasis">shell</text:span> form or execute a shell directly, for example: <text:span text:style-name="Source_20_Text">RUN [ "sh", "-c", "echo $HOME" ]</text:span>. When using the exec form and executing a shell directly, as in the case for the shell form, it is the shell that is doing the environment variable expansion, not docker.</text:p>
      <text:p text:style-name="Quotations"><text:span text:style-name="Strong_20_Emphasis">Note</text:span></text:p>
      <text:p text:style-name="Quotations"><text:soft-page-break/>In the <text:span text:style-name="Emphasis">JSON</text:span> form, it is necessary to escape backslashes. This is particularly relevant on Windows where the backslash is the path separator. The following line would otherwise be treated as <text:span text:style-name="Emphasis">shell</text:span> form due to not being valid JSON, and fail in an unexpected way:</text:p>
      <text:p text:style-name="P3"><text:span text:style-name="Source_20_Text">RUN ["c:\windows\system32\tasklist.exe"]</text:span></text:p>
      <text:p text:style-name="Quotations">The correct syntax for this example is:</text:p>
      <text:p text:style-name="P3"><text:span text:style-name="Source_20_Text">RUN ["c:\\windows\\system32\\tasklist.exe"]</text:span></text:p>
      <text:p text:style-name="Text_20_body">The cache for <text:span text:style-name="Source_20_Text">RUN</text:span> instructions isn’t invalidated automatically during the next build. The cache for an instruction like <text:span text:style-name="Source_20_Text">RUN apt-get dist-upgrade -y</text:span> will be reused during the next build. The cache for <text:span text:style-name="Source_20_Text">RUN</text:span> instructions can be invalidated by using the <text:span text:style-name="Source_20_Text">--no-cache</text:span> flag, for example <text:span text:style-name="Source_20_Text">docker build --no-cache</text:span>.</text:p>
      <text:p text:style-name="Text_20_body">See the <text:a xlink:type="simple" xlink:href="https://docs.docker.com/engine/userguide/eng-image/dockerfile_best-practices/" text:style-name="Internet_20_link" text:visited-style-name="Visited_20_Internet_20_Link"><text:span text:style-name="Source_20_Text">Dockerfile</text:span></text:a><text:a xlink:type="simple" xlink:href="https://docs.docker.com/engine/userguide/eng-image/dockerfile_best-practices/" text:style-name="Internet_20_link" text:visited-style-name="Visited_20_Internet_20_Link"> Best Practices guide</text:a> for more information.</text:p>
      <text:p text:style-name="Text_20_body">The cache for <text:span text:style-name="Source_20_Text">RUN</text:span> instructions can be invalidated by <text:a xlink:type="simple" xlink:href="https://docs.docker.com/engine/reference/builder/#add" text:style-name="Internet_20_link" text:visited-style-name="Visited_20_Internet_20_Link"><text:span text:style-name="Source_20_Text">ADD</text:span></text:a> and <text:a xlink:type="simple" xlink:href="https://docs.docker.com/engine/reference/builder/#copy" text:style-name="Internet_20_link" text:visited-style-name="Visited_20_Internet_20_Link"><text:span text:style-name="Source_20_Text">COPY</text:span></text:a> instructions.</text:p>
      <text:h text:style-name="Heading_20_3" text:outline-level="3"><text:bookmark text:name="known-issues-run"/>Known issues (RUN)</text:h>
      <text:list xml:id="list2950067651" text:style-name="L10">
        <text:list-item>
          <text:p text:style-name="P16"><text:a xlink:type="simple" xlink:href="https://github.com/docker/docker/issues/783" text:style-name="Internet_20_link" text:visited-style-name="Visited_20_Internet_20_Link">Issue 783</text:a> is about file permissions problems that can occur when using the AUFS file system. You might notice it during an attempt to <text:span text:style-name="Source_20_Text">rm</text:span> a file, for example.</text:p>
          <text:p text:style-name="P16">For systems that have recent aufs version (i.e., <text:span text:style-name="Source_20_Text">dirperm1</text:span> mount option can be set), docker will attempt to fix the issue automatically by mounting the layers with <text:span text:style-name="Source_20_Text">dirperm1</text:span> option. More details on <text:span text:style-name="Source_20_Text">dirperm1</text:span> option can be found at <text:a xlink:type="simple" xlink:href="https://github.com/sfjro/aufs3-linux/tree/aufs3.18/Documentation/filesystems/aufs" text:style-name="Internet_20_link" text:visited-style-name="Visited_20_Internet_20_Link"><text:span text:style-name="Source_20_Text">aufs</text:span></text:a><text:a xlink:type="simple" xlink:href="https://github.com/sfjro/aufs3-linux/tree/aufs3.18/Documentation/filesystems/aufs" text:style-name="Internet_20_link" text:visited-style-name="Visited_20_Internet_20_Link"> man page</text:a></text:p>
          <text:p text:style-name="P16">If your system doesn’t have support for <text:span text:style-name="Source_20_Text">dirperm1</text:span>, the issue describes a workaround.</text:p>
        </text:list-item>
      </text:list>
      <text:h text:style-name="Heading_20_2" text:outline-level="2"><text:bookmark text:name="cmd"/>CMD</text:h>
      <text:p text:style-name="Text_20_body">The <text:span text:style-name="Source_20_Text">CMD</text:span> instruction has three forms:</text:p>
      <text:list xml:id="list3596742798" text:style-name="L11">
        <text:list-item>
          <text:p text:style-name="P40"><text:span text:style-name="Source_20_Text">CMD ["executable","param1","param2"]</text:span> (<text:span text:style-name="Emphasis">exec</text:span> form, this is the preferred form) </text:p>
        </text:list-item>
        <text:list-item>
          <text:p text:style-name="P40"><text:span text:style-name="Source_20_Text">CMD ["param1","param2"]</text:span> (as <text:span text:style-name="Emphasis">default parameters to ENTRYPOINT</text:span>) </text:p>
        </text:list-item>
        <text:list-item>
          <text:p text:style-name="P17"><text:span text:style-name="Source_20_Text">CMD command param1 param2</text:span> (<text:span text:style-name="Emphasis">shell</text:span> form) </text:p>
        </text:list-item>
      </text:list>
      <text:p text:style-name="Text_20_body">There can only be one <text:span text:style-name="Source_20_Text">CMD</text:span> instruction in a <text:span text:style-name="Source_20_Text">Dockerfile</text:span>. If you list more than one <text:span text:style-name="Source_20_Text">CMD</text:span> then only the last <text:span text:style-name="Source_20_Text">CMD</text:span> will take effect.</text:p>
      <text:p text:style-name="Text_20_body"><text:span text:style-name="Strong_20_Emphasis">The main purpose of a </text:span><text:span text:style-name="Strong_20_Emphasis"><text:span text:style-name="Source_20_Text">CMD</text:span></text:span><text:span text:style-name="Strong_20_Emphasis"> is to provide defaults for an executing container.</text:span> These defaults can include an executable, or they can omit the executable, in which case you must specify an <text:span text:style-name="Source_20_Text">ENTRYPOINT</text:span> instruction as well.</text:p>
      <text:p text:style-name="Text_20_body">If <text:span text:style-name="Source_20_Text">CMD</text:span> is used to provide default arguments for the <text:span text:style-name="Source_20_Text">ENTRYPOINT</text:span> instruction, both the <text:span text:style-name="Source_20_Text">CMD</text:span> and <text:span text:style-name="Source_20_Text">ENTRYPOINT</text:span> instructions should be specified with the JSON array format.</text:p>
      <text:p text:style-name="Quotations"><text:span text:style-name="Strong_20_Emphasis">Note</text:span></text:p>
      <text:p text:style-name="Quotations">The <text:span text:style-name="Emphasis">exec</text:span> form is parsed as a JSON array, which means that you must use double-quotes (“) around words not single-quotes (‘).</text:p>
      <text:p text:style-name="Text_20_body"><text:soft-page-break/>Unlike the <text:span text:style-name="Emphasis">shell</text:span> form, the <text:span text:style-name="Emphasis">exec</text:span> form does not invoke a command shell. This means that normal shell processing does not happen. For example, <text:span text:style-name="Source_20_Text">CMD [ "echo", "$HOME" ]</text:span> will not do variable substitution on <text:span text:style-name="Source_20_Text">$HOME</text:span>. If you want shell processing then either use the <text:span text:style-name="Emphasis">shell</text:span> form or execute a shell directly, for example: <text:span text:style-name="Source_20_Text">CMD [ "sh", "-c", "echo $HOME" ]</text:span>. When using the exec form and executing a shell directly, as in the case for the shell form, it is the shell that is doing the environment variable expansion, not docker.</text:p>
      <text:p text:style-name="Text_20_body">When used in the shell or exec formats, the <text:span text:style-name="Source_20_Text">CMD</text:span> instruction sets the command to be executed when running the image.</text:p>
      <text:p text:style-name="Text_20_body">If you use the <text:span text:style-name="Emphasis">shell</text:span> form of the <text:span text:style-name="Source_20_Text">CMD</text:span>, then the <text:span text:style-name="Source_20_Text">&lt;command&gt;</text:span> will execute in <text:span text:style-name="Source_20_Text">/bin/sh -c</text:span>:</text:p>
      <text:p text:style-name="Preformatted_20_Text"><text:span text:style-name="Source_20_Text">FROM ubuntu</text:span></text:p>
      <text:p text:style-name="P1"><text:span text:style-name="Source_20_Text">CMD echo "This is a test." | wc -</text:span></text:p>
      <text:p text:style-name="Text_20_body">If you want to <text:span text:style-name="Strong_20_Emphasis">run your</text:span> <text:span text:style-name="Source_20_Text">&lt;command&gt;</text:span> <text:span text:style-name="Strong_20_Emphasis">without a shell</text:span> then you must express the command as a JSON array and give the full path to the executable. <text:span text:style-name="Strong_20_Emphasis">This array form is the preferred format of </text:span><text:span text:style-name="Strong_20_Emphasis"><text:span text:style-name="Source_20_Text">CMD</text:span></text:span><text:span text:style-name="Strong_20_Emphasis">.</text:span> Any additional parameters must be individually expressed as strings in the array:</text:p>
      <text:p text:style-name="Preformatted_20_Text"><text:span text:style-name="Source_20_Text">FROM ubuntu</text:span></text:p>
      <text:p text:style-name="P1"><text:span text:style-name="Source_20_Text">CMD ["/usr/bin/wc","--help"]</text:span></text:p>
      <text:p text:style-name="Text_20_body">If you would like your container to run the same executable every time, then you should consider using <text:span text:style-name="Source_20_Text">ENTRYPOINT</text:span> in combination with <text:span text:style-name="Source_20_Text">CMD</text:span>. See <text:a xlink:type="simple" xlink:href="https://docs.docker.com/engine/reference/builder/#entrypoint" text:style-name="Internet_20_link" text:visited-style-name="Visited_20_Internet_20_Link"><text:span text:style-name="Emphasis">ENTRYPOINT</text:span></text:a>.</text:p>
      <text:p text:style-name="Text_20_body">If the user specifies arguments to <text:span text:style-name="Source_20_Text">docker run</text:span> then they will override the default specified in <text:span text:style-name="Source_20_Text">CMD</text:span>.</text:p>
      <text:p text:style-name="Quotations"><text:span text:style-name="Strong_20_Emphasis">Note</text:span></text:p>
      <text:p text:style-name="Quotations">Do not confuse <text:span text:style-name="Source_20_Text">RUN</text:span> with <text:span text:style-name="Source_20_Text">CMD</text:span>. <text:span text:style-name="Source_20_Text">RUN</text:span> actually runs a command and commits the result; <text:span text:style-name="Source_20_Text">CMD</text:span> does not execute anything at build time, but specifies the intended command for the image.</text:p>
      <text:h text:style-name="Heading_20_2" text:outline-level="2"><text:bookmark text:name="label"/>LABEL</text:h>
      <text:p text:style-name="P1"><text:span text:style-name="Source_20_Text">LABEL &lt;key&gt;=&lt;value&gt; &lt;key&gt;=&lt;value&gt; &lt;key&gt;=&lt;value&gt; ...</text:span></text:p>
      <text:p text:style-name="Text_20_body">The <text:span text:style-name="Source_20_Text">LABEL</text:span> instruction adds metadata to an image. A <text:span text:style-name="Source_20_Text">LABEL</text:span> is a key-value pair. To include spaces within a <text:span text:style-name="Source_20_Text">LABEL</text:span> value, use quotes and backslashes as you would in command-line parsing. A few usage examples:</text:p>
      <text:p text:style-name="Preformatted_20_Text"><text:span text:style-name="Source_20_Text">LABEL "com.example.vendor"="ACME Incorporated"</text:span></text:p>
      <text:p text:style-name="Preformatted_20_Text"><text:span text:style-name="Source_20_Text">LABEL com.example.label-with-value="foo"</text:span></text:p>
      <text:p text:style-name="Preformatted_20_Text"><text:span text:style-name="Source_20_Text">LABEL version="1.0"</text:span></text:p>
      <text:p text:style-name="Preformatted_20_Text"><text:span text:style-name="Source_20_Text">LABEL description="This text illustrates \</text:span></text:p>
      <text:p text:style-name="P1"><text:span text:style-name="Source_20_Text">that label-values can span multiple lines."</text:span></text:p>
      <text:p text:style-name="Text_20_body">An image can have more than one label. You can specify multiple labels on a single line. Prior to Docker 1.10, this decreased the size of the final image, but this is no longer the case. You may still choose to specify multiple labels in a single instruction, in one of the following two ways:</text:p>
      <text:p text:style-name="P1"><text:span text:style-name="Source_20_Text">LABEL multi.label1="value1" multi.label2="value2" other="value3"</text:span></text:p>
      <text:p text:style-name="Preformatted_20_Text"><text:soft-page-break/><text:span text:style-name="Source_20_Text">LABEL multi.label1="value1" \</text:span></text:p>
      <text:p text:style-name="Preformatted_20_Text"><text:span text:style-name="Source_20_Text"><text:s text:c="6"/>multi.label2="value2" \</text:span></text:p>
      <text:p text:style-name="P1"><text:span text:style-name="Source_20_Text"><text:s text:c="6"/>other="value3"</text:span></text:p>
      <text:p text:style-name="Text_20_body">Labels included in base or parent images (images in the <text:span text:style-name="Source_20_Text">FROM</text:span> line) are inherited by your image. If a label already exists but with a different value, the most-recently-applied value overrides any previously-set value.</text:p>
      <text:p text:style-name="Text_20_body">To view an image’s labels, use the <text:span text:style-name="Source_20_Text">docker image inspect</text:span> command. You can use the <text:span text:style-name="Source_20_Text">--format</text:span> option to show just the labels;</text:p>
      <text:p text:style-name="P1"><text:span text:style-name="Source_20_Text"><text:s/>docker image inspect --format='' myimage</text:span></text:p>
      <text:p text:style-name="Preformatted_20_Text"><text:span text:style-name="Source_20_Text">{</text:span></text:p>
      <text:p text:style-name="Preformatted_20_Text"><text:span text:style-name="Source_20_Text"><text:s text:c="2"/>"com.example.vendor": "ACME Incorporated",</text:span></text:p>
      <text:p text:style-name="Preformatted_20_Text"><text:span text:style-name="Source_20_Text"><text:s text:c="2"/>"com.example.label-with-value": "foo",</text:span></text:p>
      <text:p text:style-name="Preformatted_20_Text"><text:span text:style-name="Source_20_Text"><text:s text:c="2"/>"version": "1.0",</text:span></text:p>
      <text:p text:style-name="Preformatted_20_Text"><text:span text:style-name="Source_20_Text"><text:s text:c="2"/>"description": "This text illustrates that label-values can span multiple lines.",</text:span></text:p>
      <text:p text:style-name="Preformatted_20_Text"><text:span text:style-name="Source_20_Text"><text:s text:c="2"/>"multi.label1": "value1",</text:span></text:p>
      <text:p text:style-name="Preformatted_20_Text"><text:span text:style-name="Source_20_Text"><text:s text:c="2"/>"multi.label2": "value2",</text:span></text:p>
      <text:p text:style-name="Preformatted_20_Text"><text:span text:style-name="Source_20_Text"><text:s text:c="2"/>"other": "value3"</text:span></text:p>
      <text:p text:style-name="P1"><text:span text:style-name="Source_20_Text">}</text:span></text:p>
      <text:h text:style-name="Heading_20_2" text:outline-level="2"><text:bookmark text:name="maintainer-deprecated"/>MAINTAINER (deprecated)</text:h>
      <text:p text:style-name="P1"><text:span text:style-name="Source_20_Text">MAINTAINER &lt;name&gt;</text:span></text:p>
      <text:p text:style-name="Text_20_body">The <text:span text:style-name="Source_20_Text">MAINTAINER</text:span> instruction sets the <text:span text:style-name="Emphasis">Author</text:span> field of the generated images. The <text:span text:style-name="Source_20_Text">LABEL</text:span> instruction is a much more flexible version of this and you should use it instead, as it enables setting any metadata you require, and can be viewed easily, for example with <text:span text:style-name="Source_20_Text">docker inspect</text:span>. To set a label corresponding to the <text:span text:style-name="Source_20_Text">MAINTAINER</text:span> field you could use:</text:p>
      <text:p text:style-name="P1"><text:span text:style-name="Source_20_Text">LABEL org.opencontainers.image.authors="SvenDowideit@home.org.au"</text:span></text:p>
      <text:p text:style-name="Text_20_body">This will then be visible from <text:span text:style-name="Source_20_Text">docker inspect</text:span> with the other labels.</text:p>
      <text:h text:style-name="Heading_20_2" text:outline-level="2"><text:bookmark text:name="expose"/>EXPOSE</text:h>
      <text:p text:style-name="P1"><text:span text:style-name="Source_20_Text">EXPOSE &lt;port&gt; [&lt;port&gt;/&lt;protocol&gt;...]</text:span></text:p>
      <text:p text:style-name="Text_20_body">The <text:span text:style-name="Source_20_Text">EXPOSE</text:span> instruction informs Docker that the container listens on the specified network ports at runtime. You can specify whether the port listens on TCP or UDP, and the default is TCP if the protocol is not specified.</text:p>
      <text:p text:style-name="Text_20_body">The <text:span text:style-name="Source_20_Text">EXPOSE</text:span> instruction does not actually publish the port. It functions as a type of documentation between the person who builds the image and the person who runs the container, about which ports are intended to be published. To actually publish the port when running the container, use the <text:span text:style-name="Source_20_Text">-p</text:span> flag on <text:span text:style-name="Source_20_Text">docker run</text:span> to publish and map one or more ports, or the <text:span text:style-name="Source_20_Text">-P</text:span> flag to publish all exposed ports and map them to high-order ports.</text:p>
      <text:p text:style-name="Text_20_body">By default, <text:span text:style-name="Source_20_Text">EXPOSE</text:span> assumes TCP. You can also specify UDP:</text:p>
      <text:p text:style-name="P1"><text:span text:style-name="Source_20_Text">EXPOSE 80/udp</text:span></text:p>
      <text:p text:style-name="Text_20_body"><text:soft-page-break/>To expose on both TCP and UDP, include two lines:</text:p>
      <text:p text:style-name="Preformatted_20_Text"><text:span text:style-name="Source_20_Text">EXPOSE 80/tcp</text:span></text:p>
      <text:p text:style-name="P1"><text:span text:style-name="Source_20_Text">EXPOSE 80/udp</text:span></text:p>
      <text:p text:style-name="Text_20_body">In this case, if you use <text:span text:style-name="Source_20_Text">-P</text:span> with <text:span text:style-name="Source_20_Text">docker run</text:span>, the port will be exposed once for TCP and once for UDP. Remember that <text:span text:style-name="Source_20_Text">-P</text:span> uses an ephemeral high-ordered host port on the host, so the port will not be the same for TCP and UDP.</text:p>
      <text:p text:style-name="Text_20_body">Regardless of the <text:span text:style-name="Source_20_Text">EXPOSE</text:span> settings, you can override them at runtime by using the <text:span text:style-name="Source_20_Text">-p</text:span> flag. For example</text:p>
      <text:p text:style-name="P1"><text:span text:style-name="Source_20_Text"><text:s/>docker run -p 80:80/tcp -p 80:80/udp ...</text:span></text:p>
      <text:p text:style-name="Text_20_body">To set up port redirection on the host system, see <text:a xlink:type="simple" xlink:href="https://docs.docker.com/engine/reference/run/#expose-incoming-ports" text:style-name="Internet_20_link" text:visited-style-name="Visited_20_Internet_20_Link">using the -P flag</text:a>. The <text:span text:style-name="Source_20_Text">docker network</text:span> command supports creating networks for communication among containers without the need to expose or publish specific ports, because the containers connected to the network can communicate with each other over any port. For detailed information, see the <text:a xlink:type="simple" xlink:href="https://docs.docker.com/engine/userguide/networking/" text:style-name="Internet_20_link" text:visited-style-name="Visited_20_Internet_20_Link">overview of this feature</text:a>.</text:p>
      <text:h text:style-name="Heading_20_2" text:outline-level="2"><text:bookmark text:name="env"/>ENV</text:h>
      <text:p text:style-name="P1"><text:span text:style-name="Source_20_Text">ENV &lt;key&gt;=&lt;value&gt; ...</text:span></text:p>
      <text:p text:style-name="Text_20_body">The <text:span text:style-name="Source_20_Text">ENV</text:span> instruction sets the environment variable <text:span text:style-name="Source_20_Text">&lt;key&gt;</text:span> to the value <text:span text:style-name="Source_20_Text">&lt;value&gt;</text:span>. This value will be in the environment for all subsequent instructions in the build stage and can be <text:a xlink:type="simple" xlink:href="https://docs.docker.com/engine/reference/builder/#environment-replacement" text:style-name="Internet_20_link" text:visited-style-name="Visited_20_Internet_20_Link">replaced inline</text:a> in many as well. The value will be interpreted for other environment variables, so quote characters will be removed if they are not escaped. Like command line parsing, quotes and backslashes can be used to include spaces within values.</text:p>
      <text:p text:style-name="Text_20_body">Example:</text:p>
      <text:p text:style-name="Preformatted_20_Text"><text:span text:style-name="Source_20_Text">ENV MY_NAME="John Doe"</text:span></text:p>
      <text:p text:style-name="Preformatted_20_Text"><text:span text:style-name="Source_20_Text">ENV MY_DOG=Rex\ The\ Dog</text:span></text:p>
      <text:p text:style-name="P1"><text:span text:style-name="Source_20_Text">ENV MY_CAT=fluffy</text:span></text:p>
      <text:p text:style-name="Text_20_body">The <text:span text:style-name="Source_20_Text">ENV</text:span> instruction allows for multiple <text:span text:style-name="Source_20_Text">&lt;key&gt;=&lt;value&gt; ...</text:span> variables to be set at one time, and the example below will yield the same net results in the final image:</text:p>
      <text:p text:style-name="Preformatted_20_Text"><text:span text:style-name="Source_20_Text">ENV MY_NAME="John Doe" MY_DOG=Rex\ The\ Dog \</text:span></text:p>
      <text:p text:style-name="P1"><text:span text:style-name="Source_20_Text"><text:s text:c="4"/>MY_CAT=fluffy</text:span></text:p>
      <text:p text:style-name="Text_20_body">The environment variables set using <text:span text:style-name="Source_20_Text">ENV</text:span> will persist when a container is run from the resulting image. You can view the values using <text:span text:style-name="Source_20_Text">docker inspect</text:span>, and change them using <text:span text:style-name="Source_20_Text">docker run --env &lt;key&gt;=&lt;value&gt;</text:span>.</text:p>
      <text:p text:style-name="Text_20_body">Environment variable persistence can cause unexpected side effects. For example, setting <text:span text:style-name="Source_20_Text">ENV DEBIAN_FRONTEND=noninteractive</text:span> changes the behavior of <text:span text:style-name="Source_20_Text">apt-get</text:span>, and may confuse users of your image.</text:p>
      <text:p text:style-name="Text_20_body">If an environment variable is only needed during build, and not in the final image, consider setting a value for a single command instead:</text:p>
      <text:p text:style-name="P1"><text:span text:style-name="Source_20_Text">RUN DEBIAN_FRONTEND=noninteractive apt-get update &amp;&amp; apt-get install -y ...</text:span></text:p>
      <text:p text:style-name="Text_20_body"><text:soft-page-break/>Or using <text:a xlink:type="simple" xlink:href="https://docs.docker.com/engine/reference/builder/#arg" text:style-name="Internet_20_link" text:visited-style-name="Visited_20_Internet_20_Link"><text:span text:style-name="Source_20_Text">ARG</text:span></text:a>, which is not persisted in the final image:</text:p>
      <text:p text:style-name="Preformatted_20_Text"><text:span text:style-name="Source_20_Text">ARG DEBIAN_FRONTEND=noninteractive</text:span></text:p>
      <text:p text:style-name="P1"><text:span text:style-name="Source_20_Text">RUN apt-get update &amp;&amp; apt-get install -y ...</text:span></text:p>
      <text:p text:style-name="Quotations"><text:span text:style-name="Strong_20_Emphasis">Alternative syntax</text:span></text:p>
      <text:p text:style-name="Quotations">The <text:span text:style-name="Source_20_Text">ENV</text:span> instruction also allows an alternative syntax <text:span text:style-name="Source_20_Text">ENV &lt;key&gt; &lt;value&gt;</text:span>, omitting the <text:span text:style-name="Source_20_Text">=</text:span>. For example:</text:p>
      <text:p text:style-name="P3"><text:span text:style-name="Source_20_Text">ENV MY_VAR my-value</text:span></text:p>
      <text:p text:style-name="Quotations">This syntax does not allow for multiple environment-variables to be set in a single <text:span text:style-name="Source_20_Text">ENV</text:span> instruction, and can be confusing. For example, the following sets a single environment variable (<text:span text:style-name="Source_20_Text">ONE</text:span>) with value <text:span text:style-name="Source_20_Text">"TWO= THREE=world"</text:span>:</text:p>
      <text:p text:style-name="P3"><text:span text:style-name="Source_20_Text">ENV ONE TWO= THREE=world</text:span></text:p>
      <text:p text:style-name="Quotations">The alternative syntax is supported for backward compatibility, but discouraged for the reasons outlined above, and may be removed in a future release.</text:p>
      <text:h text:style-name="Heading_20_2" text:outline-level="2"><text:bookmark text:name="add"/>ADD</text:h>
      <text:p text:style-name="Text_20_body">ADD has two forms:</text:p>
      <text:p text:style-name="Preformatted_20_Text"><text:span text:style-name="Source_20_Text">ADD [--chown=&lt;user&gt;:&lt;group&gt;] &lt;src&gt;... &lt;dest&gt;</text:span></text:p>
      <text:p text:style-name="P1"><text:span text:style-name="Source_20_Text">ADD [--chown=&lt;user&gt;:&lt;group&gt;] ["&lt;src&gt;",... "&lt;dest&gt;"]</text:span></text:p>
      <text:p text:style-name="Text_20_body">The latter form is required for paths containing whitespace.</text:p>
      <text:p text:style-name="Quotations"><text:span text:style-name="Strong_20_Emphasis">Note</text:span></text:p>
      <text:p text:style-name="Quotations">The <text:span text:style-name="Source_20_Text">--chown</text:span> feature is only supported on Dockerfiles used to build Linux containers, and will not work on Windows containers. Since user and group ownership concepts do not translate between Linux and Windows, the use of <text:span text:style-name="Source_20_Text">/etc/passwd</text:span> and <text:span text:style-name="Source_20_Text">/etc/group</text:span> for translating user and group names to IDs restricts this feature to only be viable for Linux OS-based containers.</text:p>
      <text:p text:style-name="Text_20_body">The <text:span text:style-name="Source_20_Text">ADD</text:span> instruction copies new files, directories or remote file URLs from <text:span text:style-name="Source_20_Text">&lt;src&gt;</text:span> and adds them to the filesystem of the image at the path <text:span text:style-name="Source_20_Text">&lt;dest&gt;</text:span>.</text:p>
      <text:p text:style-name="Text_20_body">Multiple <text:span text:style-name="Source_20_Text">&lt;src&gt;</text:span> resources may be specified but if they are files or directories, their paths are interpreted as relative to the source of the context of the build.</text:p>
      <text:p text:style-name="Text_20_body">Each <text:span text:style-name="Source_20_Text">&lt;src&gt;</text:span> may contain wildcards and matching will be done using Go’s <text:a xlink:type="simple" xlink:href="https://golang.org/pkg/path/filepath#Match" text:style-name="Internet_20_link" text:visited-style-name="Visited_20_Internet_20_Link">filepath.Match</text:a> rules. For example:</text:p>
      <text:p text:style-name="Text_20_body">To add all files starting with “hom”:</text:p>
      <text:p text:style-name="P1"><text:span text:style-name="Source_20_Text">ADD hom* /mydir/</text:span></text:p>
      <text:p text:style-name="Text_20_body">In the example below, <text:span text:style-name="Source_20_Text">?</text:span> is replaced with any single character, e.g., “home.txt”.</text:p>
      <text:p text:style-name="P1"><text:span text:style-name="Source_20_Text">ADD hom?.txt /mydir/</text:span></text:p>
      <text:p text:style-name="Text_20_body"><text:soft-page-break/>The <text:span text:style-name="Source_20_Text">&lt;dest&gt;</text:span> is an absolute path, or a path relative to <text:span text:style-name="Source_20_Text">WORKDIR</text:span>, into which the source will be copied inside the destination container.</text:p>
      <text:p text:style-name="Text_20_body">The example below uses a relative path, and adds “test.txt” to <text:span text:style-name="Source_20_Text">&lt;WORKDIR&gt;/relativeDir/</text:span>:</text:p>
      <text:p text:style-name="P1"><text:span text:style-name="Source_20_Text">ADD test.txt relativeDir/</text:span></text:p>
      <text:p text:style-name="Text_20_body">Whereas this example uses an absolute path, and adds “test.txt” to <text:span text:style-name="Source_20_Text">/absoluteDir/</text:span></text:p>
      <text:p text:style-name="P1"><text:span text:style-name="Source_20_Text">ADD test.txt /absoluteDir/</text:span></text:p>
      <text:p text:style-name="Text_20_body">When adding files or directories that contain special characters (such as <text:span text:style-name="Source_20_Text">[</text:span> and <text:span text:style-name="Source_20_Text">]</text:span>), you need to escape those paths following the Golang rules to prevent them from being treated as a matching pattern. For example, to add a file named <text:span text:style-name="Source_20_Text">arr[0].txt</text:span>, use the following;</text:p>
      <text:p text:style-name="P1"><text:span text:style-name="Source_20_Text">ADD arr[[]0].txt /mydir/</text:span></text:p>
      <text:p text:style-name="Text_20_body">All new files and directories are created with a UID and GID of 0, unless the optional <text:span text:style-name="Source_20_Text">--chown</text:span> flag specifies a given username, groupname, or UID/GID combination to request specific ownership of the content added. The format of the <text:span text:style-name="Source_20_Text">--chown</text:span> flag allows for either username and groupname strings or direct integer UID and GID in any combination. Providing a username without groupname or a UID without GID will use the same numeric UID as the GID. If a username or groupname is provided, the container’s root filesystem <text:span text:style-name="Source_20_Text">/etc/passwd</text:span> and <text:span text:style-name="Source_20_Text">/etc/group</text:span> files will be used to perform the translation from name to integer UID or GID respectively. The following examples show valid definitions for the <text:span text:style-name="Source_20_Text">--chown</text:span> flag:</text:p>
      <text:p text:style-name="Preformatted_20_Text"><text:span text:style-name="Source_20_Text">ADD --chown=55:mygroup files* /somedir/</text:span></text:p>
      <text:p text:style-name="Preformatted_20_Text"><text:span text:style-name="Source_20_Text">ADD --chown=bin files* /somedir/</text:span></text:p>
      <text:p text:style-name="Preformatted_20_Text"><text:span text:style-name="Source_20_Text">ADD --chown=1 files* /somedir/</text:span></text:p>
      <text:p text:style-name="P1"><text:span text:style-name="Source_20_Text">ADD --chown=10:11 files* /somedir/</text:span></text:p>
      <text:p text:style-name="Text_20_body">If the container root filesystem does not contain either <text:span text:style-name="Source_20_Text">/etc/passwd</text:span> or <text:span text:style-name="Source_20_Text">/etc/group</text:span> files and either user or group names are used in the <text:span text:style-name="Source_20_Text">--chown</text:span> flag, the build will fail on the <text:span text:style-name="Source_20_Text">ADD</text:span> operation. Using numeric IDs requires no lookup and will not depend on container root filesystem content.</text:p>
      <text:p text:style-name="Text_20_body">In the case where <text:span text:style-name="Source_20_Text">&lt;src&gt;</text:span> is a remote file URL, the destination will have permissions of 600. If the remote file being retrieved has an HTTP <text:span text:style-name="Source_20_Text">Last-Modified</text:span> header, the timestamp from that header will be used to set the <text:span text:style-name="Source_20_Text">mtime</text:span> on the destination file. However, like any other file processed during an <text:span text:style-name="Source_20_Text">ADD</text:span>, <text:span text:style-name="Source_20_Text">mtime</text:span> will not be included in the determination of whether or not the file has changed and the cache should be updated.</text:p>
      <text:p text:style-name="Quotations"><text:span text:style-name="Strong_20_Emphasis">Note</text:span></text:p>
      <text:p text:style-name="Quotations">If you build by passing a <text:span text:style-name="Source_20_Text">Dockerfile</text:span> through STDIN (<text:span text:style-name="Source_20_Text">docker build - &lt; somefile</text:span>), there is no build context, so the <text:span text:style-name="Source_20_Text">Dockerfile</text:span> can only contain a URL based <text:span text:style-name="Source_20_Text">ADD</text:span> instruction. You can also pass a compressed archive through STDIN: (<text:span text:style-name="Source_20_Text">docker build - &lt; archive.tar.gz</text:span>), the <text:span text:style-name="Source_20_Text">Dockerfile</text:span> at the root of the archive and the rest of the archive will be used as the context of the build.</text:p>
      <text:p text:style-name="Text_20_body">If your URL files are protected using authentication, you need to use <text:span text:style-name="Source_20_Text">RUN wget</text:span>, <text:span text:style-name="Source_20_Text">RUN curl</text:span> or use another tool from within the container as the <text:span text:style-name="Source_20_Text">ADD</text:span> instruction does not support authentication.</text:p>
      <text:p text:style-name="Quotations"><text:soft-page-break/><text:span text:style-name="Strong_20_Emphasis">Note</text:span></text:p>
      <text:p text:style-name="Quotations">The first encountered <text:span text:style-name="Source_20_Text">ADD</text:span> instruction will invalidate the cache for all following instructions from the Dockerfile if the contents of <text:span text:style-name="Source_20_Text">&lt;src&gt;</text:span> have changed. This includes invalidating the cache for <text:span text:style-name="Source_20_Text">RUN</text:span> instructions. See the <text:a xlink:type="simple" xlink:href="https://docs.docker.com/develop/develop-images/dockerfile_best-practices/#leverage-build-cache" text:style-name="Internet_20_link" text:visited-style-name="Visited_20_Internet_20_Link"><text:span text:style-name="Source_20_Text">Dockerfile</text:span></text:a><text:a xlink:type="simple" xlink:href="https://docs.docker.com/develop/develop-images/dockerfile_best-practices/#leverage-build-cache" text:style-name="Internet_20_link" text:visited-style-name="Visited_20_Internet_20_Link"> Best Practices guide – Leverage build cache</text:a> for more information.</text:p>
      <text:p text:style-name="Text_20_body"><text:span text:style-name="Source_20_Text">ADD</text:span> obeys the following rules:</text:p>
      <text:list xml:id="list2031306094" text:style-name="L12">
        <text:list-item>
          <text:p text:style-name="P18">The <text:span text:style-name="Source_20_Text">&lt;src&gt;</text:span> path must be inside the <text:span text:style-name="Emphasis">context</text:span> of the build; you cannot <text:span text:style-name="Source_20_Text">ADD ../something /something</text:span>, because the first step of a <text:span text:style-name="Source_20_Text">docker build</text:span> is to send the context directory (and subdirectories) to the docker daemon.</text:p>
        </text:list-item>
        <text:list-item>
          <text:p text:style-name="P18">If <text:span text:style-name="Source_20_Text">&lt;src&gt;</text:span> is a URL and <text:span text:style-name="Source_20_Text">&lt;dest&gt;</text:span> does not end with a trailing slash, then a file is downloaded from the URL and copied to <text:span text:style-name="Source_20_Text">&lt;dest&gt;</text:span>.</text:p>
        </text:list-item>
        <text:list-item>
          <text:p text:style-name="P18">If <text:span text:style-name="Source_20_Text">&lt;src&gt;</text:span> is a URL and <text:span text:style-name="Source_20_Text">&lt;dest&gt;</text:span> does end with a trailing slash, then the filename is inferred from the URL and the file is downloaded to <text:span text:style-name="Source_20_Text">&lt;dest&gt;/&lt;filename&gt;</text:span>. For instance, <text:span text:style-name="Source_20_Text">ADD http://example.com/foobar /</text:span> would create the file <text:span text:style-name="Source_20_Text">/foobar</text:span>. The URL must have a nontrivial path so that an appropriate filename can be discovered in this case (<text:span text:style-name="Source_20_Text">http://example.com</text:span> will not work).</text:p>
        </text:list-item>
        <text:list-item>
          <text:p text:style-name="P18">If <text:span text:style-name="Source_20_Text">&lt;src&gt;</text:span> is a directory, the entire contents of the directory are copied, including filesystem metadata.</text:p>
        </text:list-item>
      </text:list>
      <text:p text:style-name="Quotations"><text:span text:style-name="Strong_20_Emphasis">Note</text:span></text:p>
      <text:p text:style-name="Quotations">The directory itself is not copied, just its contents.</text:p>
      <text:list xml:id="list1695244013" text:style-name="L13">
        <text:list-item>
          <text:p text:style-name="P19">If <text:span text:style-name="Source_20_Text">&lt;src&gt;</text:span> is a <text:span text:style-name="Emphasis">local</text:span> tar archive in a recognized compression format (identity, gzip, bzip2 or xz) then it is unpacked as a directory. Resources from <text:span text:style-name="Emphasis">remote</text:span> URLs are <text:span text:style-name="Strong_20_Emphasis">not</text:span> decompressed. When a directory is copied or unpacked, it has the same behavior as <text:span text:style-name="Source_20_Text">tar -x</text:span>, the result is the union of:</text:p>
          <text:list>
            <text:list-item>
              <text:p text:style-name="P41">Whatever existed at the destination path and </text:p>
            </text:list-item>
            <text:list-item>
              <text:p text:style-name="P19">The contents of the source tree, with conflicts resolved in favor of “2.” on a file-by-file basis. </text:p>
            </text:list-item>
          </text:list>
          <text:p text:style-name="P4"><text:span text:style-name="Strong_20_Emphasis">Note</text:span></text:p>
          <text:p text:style-name="P4">Whether a file is identified as a recognized compression format or not is done solely based on the contents of the file, not the name of the file. For example, if an empty file happens to end with <text:span text:style-name="Source_20_Text">.tar.gz</text:span> this will not be recognized as a compressed file and <text:span text:style-name="Strong_20_Emphasis">will not</text:span> generate any kind of decompression error message, rather the file will simply be copied to the destination.</text:p>
        </text:list-item>
        <text:list-item>
          <text:p text:style-name="P19">If <text:span text:style-name="Source_20_Text">&lt;src&gt;</text:span> is any other kind of file, it is copied individually along with its metadata. In this case, if <text:span text:style-name="Source_20_Text">&lt;dest&gt;</text:span> ends with a trailing slash <text:span text:style-name="Source_20_Text">/</text:span>, it will be considered a directory and the contents of <text:span text:style-name="Source_20_Text">&lt;src&gt;</text:span> will be written at <text:span text:style-name="Source_20_Text">&lt;dest&gt;/base(&lt;src&gt;)</text:span>.</text:p>
        </text:list-item>
        <text:list-item>
          <text:p text:style-name="P19"><text:soft-page-break/>If multiple <text:span text:style-name="Source_20_Text">&lt;src&gt;</text:span> resources are specified, either directly or due to the use of a wildcard, then <text:span text:style-name="Source_20_Text">&lt;dest&gt;</text:span> must be a directory, and it must end with a slash <text:span text:style-name="Source_20_Text">/</text:span>.</text:p>
        </text:list-item>
        <text:list-item>
          <text:p text:style-name="P19">If <text:span text:style-name="Source_20_Text">&lt;dest&gt;</text:span> does not end with a trailing slash, it will be considered a regular file and the contents of <text:span text:style-name="Source_20_Text">&lt;src&gt;</text:span> will be written at <text:span text:style-name="Source_20_Text">&lt;dest&gt;</text:span>.</text:p>
        </text:list-item>
        <text:list-item>
          <text:p text:style-name="P19">If <text:span text:style-name="Source_20_Text">&lt;dest&gt;</text:span> doesn’t exist, it is created along with all missing directories in its path.</text:p>
        </text:list-item>
      </text:list>
      <text:h text:style-name="Heading_20_2" text:outline-level="2"><text:bookmark text:name="copy"/>COPY</text:h>
      <text:p text:style-name="Text_20_body">COPY has two forms:</text:p>
      <text:p text:style-name="Preformatted_20_Text"><text:span text:style-name="Source_20_Text">COPY [--chown=&lt;user&gt;:&lt;group&gt;] &lt;src&gt;... &lt;dest&gt;</text:span></text:p>
      <text:p text:style-name="P1"><text:span text:style-name="Source_20_Text">COPY [--chown=&lt;user&gt;:&lt;group&gt;] ["&lt;src&gt;",... "&lt;dest&gt;"]</text:span></text:p>
      <text:p text:style-name="Text_20_body">This latter form is required for paths containing whitespace</text:p>
      <text:p text:style-name="Quotations"><text:span text:style-name="Strong_20_Emphasis">Note</text:span></text:p>
      <text:p text:style-name="Quotations">The <text:span text:style-name="Source_20_Text">--chown</text:span> feature is only supported on Dockerfiles used to build Linux containers, and will not work on Windows containers. Since user and group ownership concepts do not translate between Linux and Windows, the use of <text:span text:style-name="Source_20_Text">/etc/passwd</text:span> and <text:span text:style-name="Source_20_Text">/etc/group</text:span> for translating user and group names to IDs restricts this feature to only be viable for Linux OS-based containers.</text:p>
      <text:p text:style-name="Text_20_body">The <text:span text:style-name="Source_20_Text">COPY</text:span> instruction copies new files or directories from <text:span text:style-name="Source_20_Text">&lt;src&gt;</text:span> and adds them to the filesystem of the container at the path <text:span text:style-name="Source_20_Text">&lt;dest&gt;</text:span>.</text:p>
      <text:p text:style-name="Text_20_body">Multiple <text:span text:style-name="Source_20_Text">&lt;src&gt;</text:span> resources may be specified but the paths of files and directories will be interpreted as relative to the source of the context of the build.</text:p>
      <text:p text:style-name="Text_20_body">Each <text:span text:style-name="Source_20_Text">&lt;src&gt;</text:span> may contain wildcards and matching will be done using Go’s <text:a xlink:type="simple" xlink:href="https://golang.org/pkg/path/filepath#Match" text:style-name="Internet_20_link" text:visited-style-name="Visited_20_Internet_20_Link">filepath.Match</text:a> rules. For example:</text:p>
      <text:p text:style-name="Text_20_body">To add all files starting with “hom”:</text:p>
      <text:p text:style-name="P1"><text:span text:style-name="Source_20_Text">COPY hom* /mydir/</text:span></text:p>
      <text:p text:style-name="Text_20_body">In the example below, <text:span text:style-name="Source_20_Text">?</text:span> is replaced with any single character, e.g., “home.txt”.</text:p>
      <text:p text:style-name="P1"><text:span text:style-name="Source_20_Text">COPY hom?.txt /mydir/</text:span></text:p>
      <text:p text:style-name="Text_20_body">The <text:span text:style-name="Source_20_Text">&lt;dest&gt;</text:span> is an absolute path, or a path relative to <text:span text:style-name="Source_20_Text">WORKDIR</text:span>, into which the source will be copied inside the destination container.</text:p>
      <text:p text:style-name="Text_20_body">The example below uses a relative path, and adds “test.txt” to <text:span text:style-name="Source_20_Text">&lt;WORKDIR&gt;/relativeDir/</text:span>:</text:p>
      <text:p text:style-name="P1"><text:span text:style-name="Source_20_Text">COPY test.txt relativeDir/</text:span></text:p>
      <text:p text:style-name="Text_20_body">Whereas this example uses an absolute path, and adds “test.txt” to <text:span text:style-name="Source_20_Text">/absoluteDir/</text:span></text:p>
      <text:p text:style-name="P1"><text:span text:style-name="Source_20_Text">COPY test.txt /absoluteDir/</text:span></text:p>
      <text:p text:style-name="Text_20_body"><text:soft-page-break/>When copying files or directories that contain special characters (such as <text:span text:style-name="Source_20_Text">[</text:span> and <text:span text:style-name="Source_20_Text">]</text:span>), you need to escape those paths following the Golang rules to prevent them from being treated as a matching pattern. For example, to copy a file named <text:span text:style-name="Source_20_Text">arr[0].txt</text:span>, use the following;</text:p>
      <text:p text:style-name="P1"><text:span text:style-name="Source_20_Text">COPY arr[[]0].txt /mydir/</text:span></text:p>
      <text:p text:style-name="Text_20_body">All new files and directories are created with a UID and GID of 0, unless the optional <text:span text:style-name="Source_20_Text">--chown</text:span> flag specifies a given username, groupname, or UID/GID combination to request specific ownership of the copied content. The format of the <text:span text:style-name="Source_20_Text">--chown</text:span> flag allows for either username and groupname strings or direct integer UID and GID in any combination. Providing a username without groupname or a UID without GID will use the same numeric UID as the GID. If a username or groupname is provided, the container’s root filesystem <text:span text:style-name="Source_20_Text">/etc/passwd</text:span> and <text:span text:style-name="Source_20_Text">/etc/group</text:span> files will be used to perform the translation from name to integer UID or GID respectively. The following examples show valid definitions for the <text:span text:style-name="Source_20_Text">--chown</text:span> flag:</text:p>
      <text:p text:style-name="Preformatted_20_Text"><text:span text:style-name="Source_20_Text">COPY --chown=55:mygroup files* /somedir/</text:span></text:p>
      <text:p text:style-name="Preformatted_20_Text"><text:span text:style-name="Source_20_Text">COPY --chown=bin files* /somedir/</text:span></text:p>
      <text:p text:style-name="Preformatted_20_Text"><text:span text:style-name="Source_20_Text">COPY --chown=1 files* /somedir/</text:span></text:p>
      <text:p text:style-name="P1"><text:span text:style-name="Source_20_Text">COPY --chown=10:11 files* /somedir/</text:span></text:p>
      <text:p text:style-name="Text_20_body">If the container root filesystem does not contain either <text:span text:style-name="Source_20_Text">/etc/passwd</text:span> or <text:span text:style-name="Source_20_Text">/etc/group</text:span> files and either user or group names are used in the <text:span text:style-name="Source_20_Text">--chown</text:span> flag, the build will fail on the <text:span text:style-name="Source_20_Text">COPY</text:span> operation. Using numeric IDs requires no lookup and does not depend on container root filesystem content.</text:p>
      <text:p text:style-name="Quotations"><text:span text:style-name="Strong_20_Emphasis">Note</text:span></text:p>
      <text:p text:style-name="Quotations">If you build using STDIN (<text:span text:style-name="Source_20_Text">docker build - &lt; somefile</text:span>), there is no build context, so <text:span text:style-name="Source_20_Text">COPY</text:span> can’t be used.</text:p>
      <text:p text:style-name="Text_20_body">Optionally <text:span text:style-name="Source_20_Text">COPY</text:span> accepts a flag <text:span text:style-name="Source_20_Text">--from=&lt;name&gt;</text:span> that can be used to set the source location to a previous build stage (created with <text:span text:style-name="Source_20_Text">FROM .. AS &lt;name&gt;</text:span>) that will be used instead of a build context sent by the user. In case a build stage with a specified name can’t be found an image with the same name is attempted to be used instead.</text:p>
      <text:p text:style-name="Text_20_body"><text:span text:style-name="Source_20_Text">COPY</text:span> obeys the following rules:</text:p>
      <text:list xml:id="list278784440" text:style-name="L14">
        <text:list-item>
          <text:p text:style-name="P20">The <text:span text:style-name="Source_20_Text">&lt;src&gt;</text:span> path must be inside the <text:span text:style-name="Emphasis">context</text:span> of the build; you cannot <text:span text:style-name="Source_20_Text">COPY ../something /something</text:span>, because the first step of a <text:span text:style-name="Source_20_Text">docker build</text:span> is to send the context directory (and subdirectories) to the docker daemon.</text:p>
        </text:list-item>
        <text:list-item>
          <text:p text:style-name="P20">If <text:span text:style-name="Source_20_Text">&lt;src&gt;</text:span> is a directory, the entire contents of the directory are copied, including filesystem metadata.</text:p>
        </text:list-item>
      </text:list>
      <text:p text:style-name="Quotations"><text:span text:style-name="Strong_20_Emphasis">Note</text:span></text:p>
      <text:p text:style-name="Quotations">The directory itself is not copied, just its contents.</text:p>
      <text:list xml:id="list1586176353" text:style-name="L15">
        <text:list-item>
          <text:p text:style-name="P21">If <text:span text:style-name="Source_20_Text">&lt;src&gt;</text:span> is any other kind of file, it is copied individually along with its metadata. In this case, if <text:span text:style-name="Source_20_Text">&lt;dest&gt;</text:span> ends with a trailing slash <text:span text:style-name="Source_20_Text">/</text:span>, it will be considered a directory and the contents of <text:span text:style-name="Source_20_Text">&lt;src&gt;</text:span> will be written at <text:span text:style-name="Source_20_Text">&lt;dest&gt;/base(&lt;src&gt;)</text:span>.</text:p>
        </text:list-item>
        <text:list-item>
          <text:p text:style-name="P21"><text:soft-page-break/>If multiple <text:span text:style-name="Source_20_Text">&lt;src&gt;</text:span> resources are specified, either directly or due to the use of a wildcard, then <text:span text:style-name="Source_20_Text">&lt;dest&gt;</text:span> must be a directory, and it must end with a slash <text:span text:style-name="Source_20_Text">/</text:span>.</text:p>
        </text:list-item>
        <text:list-item>
          <text:p text:style-name="P21">If <text:span text:style-name="Source_20_Text">&lt;dest&gt;</text:span> does not end with a trailing slash, it will be considered a regular file and the contents of <text:span text:style-name="Source_20_Text">&lt;src&gt;</text:span> will be written at <text:span text:style-name="Source_20_Text">&lt;dest&gt;</text:span>.</text:p>
        </text:list-item>
        <text:list-item>
          <text:p text:style-name="P21">If <text:span text:style-name="Source_20_Text">&lt;dest&gt;</text:span> doesn’t exist, it is created along with all missing directories in its path.</text:p>
        </text:list-item>
      </text:list>
      <text:p text:style-name="Quotations"><text:span text:style-name="Strong_20_Emphasis">Note</text:span></text:p>
      <text:p text:style-name="Quotations">The first encountered <text:span text:style-name="Source_20_Text">COPY</text:span> instruction will invalidate the cache for all following instructions from the Dockerfile if the contents of <text:span text:style-name="Source_20_Text">&lt;src&gt;</text:span> have changed. This includes invalidating the cache for <text:span text:style-name="Source_20_Text">RUN</text:span> instructions. See the <text:a xlink:type="simple" xlink:href="https://docs.docker.com/develop/develop-images/dockerfile_best-practices/#leverage-build-cache" text:style-name="Internet_20_link" text:visited-style-name="Visited_20_Internet_20_Link"><text:span text:style-name="Source_20_Text">Dockerfile</text:span></text:a><text:a xlink:type="simple" xlink:href="https://docs.docker.com/develop/develop-images/dockerfile_best-practices/#leverage-build-cache" text:style-name="Internet_20_link" text:visited-style-name="Visited_20_Internet_20_Link"> Best Practices guide – Leverage build cache</text:a> for more information.</text:p>
      <text:h text:style-name="Heading_20_2" text:outline-level="2"><text:bookmark text:name="entrypoint"/>ENTRYPOINT</text:h>
      <text:p text:style-name="Text_20_body">ENTRYPOINT has two forms:</text:p>
      <text:p text:style-name="Text_20_body">The <text:span text:style-name="Emphasis">exec</text:span> form, which is the preferred form:</text:p>
      <text:p text:style-name="P1"><text:span text:style-name="Source_20_Text">ENTRYPOINT ["executable", "param1", "param2"]</text:span></text:p>
      <text:p text:style-name="Text_20_body">The <text:span text:style-name="Emphasis">shell</text:span> form:</text:p>
      <text:p text:style-name="P1"><text:span text:style-name="Source_20_Text">ENTRYPOINT command param1 param2</text:span></text:p>
      <text:p text:style-name="Text_20_body">An <text:span text:style-name="Source_20_Text">ENTRYPOINT</text:span> allows you to configure a container that will run as an executable.</text:p>
      <text:p text:style-name="Text_20_body">For example, the following starts nginx with its default content, listening on port 80:</text:p>
      <text:p text:style-name="P1"><text:span text:style-name="Source_20_Text"><text:s/>docker run -i -t --rm -p 80:80 nginx</text:span></text:p>
      <text:p text:style-name="Text_20_body">Command line arguments to <text:span text:style-name="Source_20_Text">docker run &lt;image&gt;</text:span> will be appended after all elements in an <text:span text:style-name="Emphasis">exec</text:span> form <text:span text:style-name="Source_20_Text">ENTRYPOINT</text:span>, and will override all elements specified using <text:span text:style-name="Source_20_Text">CMD</text:span>. This allows arguments to be passed to the entry point, i.e., <text:span text:style-name="Source_20_Text">docker run &lt;image&gt; -d</text:span> will pass the <text:span text:style-name="Source_20_Text">-d</text:span> argument to the entry point. You can override the <text:span text:style-name="Source_20_Text">ENTRYPOINT</text:span> instruction using the <text:span text:style-name="Source_20_Text">docker run --entrypoint</text:span> flag.</text:p>
      <text:p text:style-name="Text_20_body">The <text:span text:style-name="Emphasis">shell</text:span> form prevents any <text:span text:style-name="Source_20_Text">CMD</text:span> or <text:span text:style-name="Source_20_Text">run</text:span> command line arguments from being used, but has the disadvantage that your <text:span text:style-name="Source_20_Text">ENTRYPOINT</text:span> will be started as a subcommand of <text:span text:style-name="Source_20_Text">/bin/sh -c</text:span>, which does not pass signals. This means that the executable will not be the container’s <text:span text:style-name="Source_20_Text">PID 1</text:span> - and will <text:span text:style-name="Emphasis">not</text:span> receive Unix signals - so your executable will not receive a <text:span text:style-name="Source_20_Text">SIGTERM</text:span> from <text:span text:style-name="Source_20_Text">docker stop &lt;container&gt;</text:span>.</text:p>
      <text:p text:style-name="Text_20_body">Only the last <text:span text:style-name="Source_20_Text">ENTRYPOINT</text:span> instruction in the <text:span text:style-name="Source_20_Text">Dockerfile</text:span> will have an effect.</text:p>
      <text:h text:style-name="Heading_20_3" text:outline-level="3"><text:bookmark text:name="exec-form-entrypoint-example"/>Exec form ENTRYPOINT example</text:h>
      <text:p text:style-name="Text_20_body">You can use the <text:span text:style-name="Emphasis">exec</text:span> form of <text:span text:style-name="Source_20_Text">ENTRYPOINT</text:span> to set fairly stable default commands and arguments and then use either form of <text:span text:style-name="Source_20_Text">CMD</text:span> to set additional defaults that are more likely to be changed.</text:p>
      <text:p text:style-name="Preformatted_20_Text"><text:span text:style-name="Source_20_Text">FROM ubuntu</text:span></text:p>
      <text:p text:style-name="Preformatted_20_Text"><text:soft-page-break/><text:span text:style-name="Source_20_Text">ENTRYPOINT ["top", "-b"]</text:span></text:p>
      <text:p text:style-name="P1"><text:span text:style-name="Source_20_Text">CMD ["-c"]</text:span></text:p>
      <text:p text:style-name="Text_20_body">When you run the container, you can see that <text:span text:style-name="Source_20_Text">top</text:span> is the only process:</text:p>
      <text:p text:style-name="P1"><text:span text:style-name="Source_20_Text"><text:s/>docker run -it --rm --name test <text:s/>top -H</text:span></text:p>
      <text:p text:style-name="Text_20_body">To examine the result further, you can use <text:span text:style-name="Source_20_Text">docker exec</text:span>:</text:p>
      <text:p text:style-name="P1"><text:span text:style-name="Source_20_Text"><text:s/>docker exec -it test ps aux</text:span></text:p>
      <text:p text:style-name="Text_20_body">And you can gracefully request <text:span text:style-name="Source_20_Text">top</text:span> to shut down using <text:span text:style-name="Source_20_Text">docker stop test</text:span>.</text:p>
      <text:p text:style-name="Text_20_body">The following <text:span text:style-name="Source_20_Text">Dockerfile</text:span> shows using the <text:span text:style-name="Source_20_Text">ENTRYPOINT</text:span> to run Apache in the foreground (i.e., as <text:span text:style-name="Source_20_Text">PID 1</text:span>):</text:p>
      <text:p text:style-name="Preformatted_20_Text"><text:span text:style-name="Source_20_Text">FROM debian:stable</text:span></text:p>
      <text:p text:style-name="Preformatted_20_Text"><text:span text:style-name="Source_20_Text">RUN apt-get update &amp;&amp; apt-get install -y --force-yes apache2</text:span></text:p>
      <text:p text:style-name="Preformatted_20_Text"><text:span text:style-name="Source_20_Text">EXPOSE 80 443</text:span></text:p>
      <text:p text:style-name="Preformatted_20_Text"><text:span text:style-name="Source_20_Text">VOLUME ["/var/www", "/var/log/apache2", "/etc/apache2"]</text:span></text:p>
      <text:p text:style-name="P1"><text:span text:style-name="Source_20_Text">ENTRYPOINT ["/usr/sbin/apache2ctl", "-D", "FOREGROUND"]</text:span></text:p>
      <text:p text:style-name="Text_20_body">If you need to write a starter script for a single executable, you can ensure that the final executable receives the Unix signals by using <text:span text:style-name="Source_20_Text">exec</text:span> and <text:span text:style-name="Source_20_Text">gosu</text:span> commands:</text:p>
      <text:p text:style-name="Preformatted_20_Text"><text:span text:style-name="Source_20_Text">#!/usr/bin/env bash</text:span></text:p>
      <text:p text:style-name="Preformatted_20_Text"><text:span text:style-name="Source_20_Text">set -e</text:span></text:p>
      <text:p text:style-name="Preformatted_20_Text"/>
      <text:p text:style-name="Preformatted_20_Text"><text:span text:style-name="Source_20_Text">if [ "$1" = 'postgres' ]; then</text:span></text:p>
      <text:p text:style-name="Preformatted_20_Text"><text:span text:style-name="Source_20_Text"><text:s text:c="4"/>chown -R postgres "$PGDATA"</text:span></text:p>
      <text:p text:style-name="Preformatted_20_Text"/>
      <text:p text:style-name="Preformatted_20_Text"><text:span text:style-name="Source_20_Text"><text:s text:c="4"/>if [ -z "$(ls -A "$PGDATA")" ]; then</text:span></text:p>
      <text:p text:style-name="Preformatted_20_Text"><text:span text:style-name="Source_20_Text"><text:s text:c="8"/>gosu postgres initdb</text:span></text:p>
      <text:p text:style-name="Preformatted_20_Text"><text:span text:style-name="Source_20_Text"><text:s text:c="4"/>fi</text:span></text:p>
      <text:p text:style-name="Preformatted_20_Text"/>
      <text:p text:style-name="Preformatted_20_Text"><text:span text:style-name="Source_20_Text"><text:s text:c="4"/>exec gosu postgres "$@"</text:span></text:p>
      <text:p text:style-name="Preformatted_20_Text"><text:span text:style-name="Source_20_Text">fi</text:span></text:p>
      <text:p text:style-name="Preformatted_20_Text"/>
      <text:p text:style-name="P1"><text:span text:style-name="Source_20_Text">exec "$@"</text:span></text:p>
      <text:p text:style-name="Text_20_body">Lastly, if you need to do some extra cleanup (or communicate with other containers) on shutdown, or are co-ordinating more than one executable, you may need to ensure that the <text:span text:style-name="Source_20_Text">ENTRYPOINT</text:span> script receives the Unix signals, passes them on, and then does some more work:</text:p>
      <text:p text:style-name="Preformatted_20_Text"><text:span text:style-name="Source_20_Text">#!/bin/sh</text:span></text:p>
      <text:p text:style-name="Preformatted_20_Text"><text:span text:style-name="Source_20_Text"># Note: I've written this using sh so it works in the busybox container too</text:span></text:p>
      <text:p text:style-name="Preformatted_20_Text"/>
      <text:p text:style-name="Preformatted_20_Text"><text:span text:style-name="Source_20_Text"># USE the trap if you need to also do manual cleanup after the service is stopped,</text:span></text:p>
      <text:p text:style-name="Preformatted_20_Text"><text:span text:style-name="Source_20_Text"># <text:s text:c="4"/>or need to start multiple services in the one container</text:span></text:p>
      <text:p text:style-name="Preformatted_20_Text"><text:span text:style-name="Source_20_Text">trap "echo TRAPed signal" HUP INT QUIT TERM</text:span></text:p>
      <text:p text:style-name="Preformatted_20_Text"/>
      <text:p text:style-name="Preformatted_20_Text"><text:span text:style-name="Source_20_Text"># start service in background here</text:span></text:p>
      <text:p text:style-name="Preformatted_20_Text"><text:span text:style-name="Source_20_Text">/usr/sbin/apachectl start</text:span></text:p>
      <text:p text:style-name="Preformatted_20_Text"/>
      <text:p text:style-name="Preformatted_20_Text"><text:span text:style-name="Source_20_Text">echo "[hit enter key to exit] or run 'docker stop &lt;container&gt;'"</text:span></text:p>
      <text:p text:style-name="Preformatted_20_Text"><text:span text:style-name="Source_20_Text">read</text:span></text:p>
      <text:p text:style-name="Preformatted_20_Text"/>
      <text:p text:style-name="Preformatted_20_Text"><text:span text:style-name="Source_20_Text"># stop service and clean up here</text:span></text:p>
      <text:p text:style-name="Preformatted_20_Text"><text:span text:style-name="Source_20_Text">echo "stopping apache"</text:span></text:p>
      <text:p text:style-name="Preformatted_20_Text"><text:soft-page-break/><text:span text:style-name="Source_20_Text">/usr/sbin/apachectl stop</text:span></text:p>
      <text:p text:style-name="Preformatted_20_Text"/>
      <text:p text:style-name="P1"><text:span text:style-name="Source_20_Text">echo "exited $0"</text:span></text:p>
      <text:p text:style-name="Text_20_body">If you run this image with <text:span text:style-name="Source_20_Text">docker run -it --rm -p 80:80 --name test apache</text:span>, you can then examine the container’s processes with <text:span text:style-name="Source_20_Text">docker exec</text:span>, or <text:span text:style-name="Source_20_Text">docker top</text:span>, and then ask the script to stop Apache:</text:p>
      <text:p text:style-name="P1"><text:span text:style-name="Source_20_Text"><text:s/>docker exec -it test ps aux</text:span></text:p>
      <text:p text:style-name="P1"><text:span text:style-name="Source_20_Text"><text:s/>docker top test</text:span></text:p>
      <text:p text:style-name="P1"><text:span text:style-name="Source_20_Text"><text:s/>/usr/bin/time docker stop test</text:span></text:p>
      <text:p text:style-name="Quotations"><text:span text:style-name="Strong_20_Emphasis">Note</text:span></text:p>
      <text:p text:style-name="Quotations">You can override the <text:span text:style-name="Source_20_Text">ENTRYPOINT</text:span> setting using <text:span text:style-name="Source_20_Text">--entrypoint</text:span>, but this can only set the binary to <text:span text:style-name="Emphasis">exec</text:span> (no <text:span text:style-name="Source_20_Text">sh -c</text:span> will be used).</text:p>
      <text:p text:style-name="Quotations"><text:span text:style-name="Strong_20_Emphasis">Note</text:span></text:p>
      <text:p text:style-name="Quotations">The <text:span text:style-name="Emphasis">exec</text:span> form is parsed as a JSON array, which means that you must use double-quotes (“) around words not single-quotes (‘).</text:p>
      <text:p text:style-name="Text_20_body">Unlike the <text:span text:style-name="Emphasis">shell</text:span> form, the <text:span text:style-name="Emphasis">exec</text:span> form does not invoke a command shell. This means that normal shell processing does not happen. For example, <text:span text:style-name="Source_20_Text">ENTRYPOINT [ "echo", "$HOME" ]</text:span> will not do variable substitution on <text:span text:style-name="Source_20_Text">$HOME</text:span>. If you want shell processing then either use the <text:span text:style-name="Emphasis">shell</text:span> form or execute a shell directly, for example: <text:span text:style-name="Source_20_Text">ENTRYPOINT [ "sh", "-c", "echo $HOME" ]</text:span>. When using the exec form and executing a shell directly, as in the case for the shell form, it is the shell that is doing the environment variable expansion, not docker.</text:p>
      <text:h text:style-name="Heading_20_3" text:outline-level="3"><text:bookmark text:name="shell-form-entrypoint-example"/>Shell form ENTRYPOINT example</text:h>
      <text:p text:style-name="Text_20_body">You can specify a plain string for the <text:span text:style-name="Source_20_Text">ENTRYPOINT</text:span> and it will execute in <text:span text:style-name="Source_20_Text">/bin/sh -c</text:span>. This form will use shell processing to substitute shell environment variables, and will ignore any <text:span text:style-name="Source_20_Text">CMD</text:span> or <text:span text:style-name="Source_20_Text">docker run</text:span> command line arguments. To ensure that <text:span text:style-name="Source_20_Text">docker stop</text:span> will signal any long running <text:span text:style-name="Source_20_Text">ENTRYPOINT</text:span> executable correctly, you need to remember to start it with <text:span text:style-name="Source_20_Text">exec</text:span>:</text:p>
      <text:p text:style-name="Preformatted_20_Text"><text:span text:style-name="Source_20_Text">FROM ubuntu</text:span></text:p>
      <text:p text:style-name="P1"><text:span text:style-name="Source_20_Text">ENTRYPOINT exec top -b</text:span></text:p>
      <text:p text:style-name="Text_20_body">When you run this image, you’ll see the single <text:span text:style-name="Source_20_Text">PID 1</text:span> process:</text:p>
      <text:p text:style-name="P1"><text:span text:style-name="Source_20_Text"><text:s/>docker run -it --rm --name test top</text:span></text:p>
      <text:p text:style-name="Text_20_body">Which exits cleanly on <text:span text:style-name="Source_20_Text">docker stop</text:span>:</text:p>
      <text:p text:style-name="P1"><text:span text:style-name="Source_20_Text"><text:s/>/usr/bin/time docker stop test</text:span></text:p>
      <text:p text:style-name="Text_20_body">If you forget to add <text:span text:style-name="Source_20_Text">exec</text:span> to the beginning of your <text:span text:style-name="Source_20_Text">ENTRYPOINT</text:span>:</text:p>
      <text:p text:style-name="Preformatted_20_Text"><text:span text:style-name="Source_20_Text">FROM ubuntu</text:span></text:p>
      <text:p text:style-name="Preformatted_20_Text"><text:span text:style-name="Source_20_Text">ENTRYPOINT top -b</text:span></text:p>
      <text:p text:style-name="P1"><text:span text:style-name="Source_20_Text">CMD --ignored-param1</text:span></text:p>
      <text:p text:style-name="Text_20_body"><text:soft-page-break/>You can then run it (giving it a name for the next step):</text:p>
      <text:p text:style-name="P1"><text:span text:style-name="Source_20_Text"><text:s/>docker run -it --name test top --ignored-param2</text:span></text:p>
      <text:p text:style-name="Text_20_body">You can see from the output of <text:span text:style-name="Source_20_Text">top</text:span> that the specified <text:span text:style-name="Source_20_Text">ENTRYPOINT</text:span> is not <text:span text:style-name="Source_20_Text">PID 1</text:span>.</text:p>
      <text:p text:style-name="Text_20_body">If you then run <text:span text:style-name="Source_20_Text">docker stop test</text:span>, the container will not exit cleanly - the <text:span text:style-name="Source_20_Text">stop</text:span> command will be forced to send a <text:span text:style-name="Source_20_Text">SIGKILL</text:span> after the timeout:</text:p>
      <text:p text:style-name="P1"><text:span text:style-name="Source_20_Text"><text:s/>docker exec -it test ps aux</text:span></text:p>
      <text:p text:style-name="P1"><text:span text:style-name="Source_20_Text"><text:s/>/usr/bin/time docker stop test</text:span></text:p>
      <text:h text:style-name="Heading_20_3" text:outline-level="3"><text:bookmark text:name="understand-how-cmd-and-entrypoint-interact"/>Understand how CMD and ENTRYPOINT interact</text:h>
      <text:p text:style-name="Text_20_body">Both <text:span text:style-name="Source_20_Text">CMD</text:span> and <text:span text:style-name="Source_20_Text">ENTRYPOINT</text:span> instructions define what command gets executed when running a container. There are few rules that describe their co-operation.</text:p>
      <text:list xml:id="list1799049946" text:style-name="L16">
        <text:list-item>
          <text:p text:style-name="P22">Dockerfile should specify at least one of <text:span text:style-name="Source_20_Text">CMD</text:span> or <text:span text:style-name="Source_20_Text">ENTRYPOINT</text:span> commands.</text:p>
        </text:list-item>
        <text:list-item>
          <text:p text:style-name="P22"><text:span text:style-name="Source_20_Text">ENTRYPOINT</text:span> should be defined when using the container as an executable.</text:p>
        </text:list-item>
        <text:list-item>
          <text:p text:style-name="P22"><text:span text:style-name="Source_20_Text">CMD</text:span> should be used as a way of defining default arguments for an <text:span text:style-name="Source_20_Text">ENTRYPOINT</text:span> command or for executing an ad-hoc command in a container.</text:p>
        </text:list-item>
        <text:list-item>
          <text:p text:style-name="P22"><text:span text:style-name="Source_20_Text">CMD</text:span> will be overridden when running the container with alternative arguments.</text:p>
        </text:list-item>
      </text:list>
      <text:p text:style-name="Text_20_body">The table below shows what command is executed for different <text:span text:style-name="Source_20_Text">ENTRYPOINT</text:span> / <text:span text:style-name="Source_20_Text">CMD</text:span> combinations:</text:p>
      <table:table table:name="Tabela2" table:style-name="Tabela2">
        <table:table-column table:style-name="Tabela2.A"/>
        <table:table-column table:style-name="Tabela2.B"/>
        <table:table-column table:style-name="Tabela2.C"/>
        <table:table-column table:style-name="Tabela2.D"/>
        <table:table-header-rows>
          <table:table-row table:style-name="TableLine94893203267264">
            <table:table-cell table:style-name="Tabela2.A1" office:value-type="string">
              <text:p text:style-name="P6"> </text:p>
            </table:table-cell>
            <table:table-cell table:style-name="Tabela2.A1" office:value-type="string">
              <text:p text:style-name="P6">No ENTRYPOINT</text:p>
            </table:table-cell>
            <table:table-cell table:style-name="Tabela2.A1" office:value-type="string">
              <text:p text:style-name="P6">ENTRYPOINT exec_entry p1_entry</text:p>
            </table:table-cell>
            <table:table-cell table:style-name="Tabela2.A1" office:value-type="string">
              <text:p text:style-name="P6">ENTRYPOINT [“exec_entry”, “p1_entry”]</text:p>
            </table:table-cell>
          </table:table-row>
        </table:table-header-rows>
        <table:table-row table:style-name="TableLine94893203267264">
          <table:table-cell table:style-name="Tabela2.A1" office:value-type="string">
            <text:p text:style-name="P5"><text:span text:style-name="Strong_20_Emphasis">No CMD</text:span></text:p>
          </table:table-cell>
          <table:table-cell table:style-name="Tabela2.A1" office:value-type="string">
            <text:p text:style-name="P5"><text:span text:style-name="Emphasis">error, not allowed</text:span></text:p>
          </table:table-cell>
          <table:table-cell table:style-name="Tabela2.A1" office:value-type="string">
            <text:p text:style-name="P5">/bin/sh -c exec_entry p1_entry</text:p>
          </table:table-cell>
          <table:table-cell table:style-name="Tabela2.A1" office:value-type="string">
            <text:p text:style-name="P5">exec_entry p1_entry</text:p>
          </table:table-cell>
        </table:table-row>
        <table:table-row table:style-name="TableLine94893203267264">
          <table:table-cell table:style-name="Tabela2.A1" office:value-type="string">
            <text:p text:style-name="P5"><text:span text:style-name="Strong_20_Emphasis">CMD [“exec_cmd”, “p1_cmd”]</text:span></text:p>
          </table:table-cell>
          <table:table-cell table:style-name="Tabela2.A1" office:value-type="string">
            <text:p text:style-name="P5">exec_cmd p1_cmd</text:p>
          </table:table-cell>
          <table:table-cell table:style-name="Tabela2.A1" office:value-type="string">
            <text:p text:style-name="P5">/bin/sh -c exec_entry p1_entry</text:p>
          </table:table-cell>
          <table:table-cell table:style-name="Tabela2.A1" office:value-type="string">
            <text:p text:style-name="P5">exec_entry p1_entry exec_cmd p1_cmd</text:p>
          </table:table-cell>
        </table:table-row>
        <table:table-row table:style-name="TableLine94893203267264">
          <table:table-cell table:style-name="Tabela2.A1" office:value-type="string">
            <text:p text:style-name="P5"><text:span text:style-name="Strong_20_Emphasis">CMD [“p1_cmd”, “p2_cmd”]</text:span></text:p>
          </table:table-cell>
          <table:table-cell table:style-name="Tabela2.A1" office:value-type="string">
            <text:p text:style-name="P5">p1_cmd p2_cmd</text:p>
          </table:table-cell>
          <table:table-cell table:style-name="Tabela2.A1" office:value-type="string">
            <text:p text:style-name="P5">/bin/sh -c exec_entry p1_entry</text:p>
          </table:table-cell>
          <table:table-cell table:style-name="Tabela2.A1" office:value-type="string">
            <text:p text:style-name="P5">exec_entry p1_entry p1_cmd p2_cmd</text:p>
          </table:table-cell>
        </table:table-row>
        <table:table-row table:style-name="TableLine94893203267264">
          <table:table-cell table:style-name="Tabela2.A1" office:value-type="string">
            <text:p text:style-name="P5"><text:span text:style-name="Strong_20_Emphasis">CMD exec_cmd p1_cmd</text:span></text:p>
          </table:table-cell>
          <table:table-cell table:style-name="Tabela2.A1" office:value-type="string">
            <text:p text:style-name="P5">/bin/sh -c exec_cmd p1_cmd</text:p>
          </table:table-cell>
          <table:table-cell table:style-name="Tabela2.A1" office:value-type="string">
            <text:p text:style-name="P5">/bin/sh -c exec_entry p1_entry</text:p>
          </table:table-cell>
          <table:table-cell table:style-name="Tabela2.A1" office:value-type="string">
            <text:p text:style-name="P5">exec_entry p1_entry /bin/sh -c exec_cmd p1_cmd</text:p>
          </table:table-cell>
        </table:table-row>
      </table:table>
      <text:p text:style-name="Quotations"><text:span text:style-name="Strong_20_Emphasis">Note</text:span></text:p>
      <text:p text:style-name="Quotations">If <text:span text:style-name="Source_20_Text">CMD</text:span> is defined from the base image, setting <text:span text:style-name="Source_20_Text">ENTRYPOINT</text:span> will reset <text:span text:style-name="Source_20_Text">CMD</text:span> to an empty value. In this scenario, <text:span text:style-name="Source_20_Text">CMD</text:span> must be defined in the current image to have a value.</text:p>
      <text:h text:style-name="Heading_20_2" text:outline-level="2"><text:bookmark text:name="volume"/>VOLUME</text:h>
      <text:p text:style-name="P1"><text:span text:style-name="Source_20_Text">VOLUME ["/data"]</text:span></text:p>
      <text:p text:style-name="Text_20_body">The <text:span text:style-name="Source_20_Text">VOLUME</text:span> instruction creates a mount point with the specified name and marks it as holding externally mounted volumes from native host or other containers. The value can be a JSON array, <text:soft-page-break/><text:span text:style-name="Source_20_Text">VOLUME ["/var/log/"]</text:span>, or a plain string with multiple arguments, such as <text:span text:style-name="Source_20_Text">VOLUME /var/log</text:span> or <text:span text:style-name="Source_20_Text">VOLUME /var/log /var/db</text:span>. For more information/examples and mounting instructions via the Docker client, refer to <text:a xlink:type="simple" xlink:href="https://docs.docker.com/storage/volumes/" text:style-name="Internet_20_link" text:visited-style-name="Visited_20_Internet_20_Link"><text:span text:style-name="Emphasis">Share Directories via Volumes</text:span></text:a> documentation.</text:p>
      <text:p text:style-name="Text_20_body">The <text:span text:style-name="Source_20_Text">docker run</text:span> command initializes the newly created volume with any data that exists at the specified location within the base image. For example, consider the following Dockerfile snippet:</text:p>
      <text:p text:style-name="Preformatted_20_Text"><text:span text:style-name="Source_20_Text">FROM ubuntu</text:span></text:p>
      <text:p text:style-name="Preformatted_20_Text"><text:span text:style-name="Source_20_Text">RUN mkdir /myvol</text:span></text:p>
      <text:p text:style-name="Preformatted_20_Text"><text:span text:style-name="Source_20_Text">RUN echo "hello world" &gt; /myvol/greeting</text:span></text:p>
      <text:p text:style-name="P1"><text:span text:style-name="Source_20_Text">VOLUME /myvol</text:span></text:p>
      <text:p text:style-name="Text_20_body">This Dockerfile results in an image that causes <text:span text:style-name="Source_20_Text">docker run</text:span> to create a new mount point at <text:span text:style-name="Source_20_Text">/myvol</text:span> and copy the <text:span text:style-name="Source_20_Text">greeting</text:span> file into the newly created volume.</text:p>
      <text:h text:style-name="Heading_20_3" text:outline-level="3"><text:bookmark text:name="notes-about-specifying-volumes"/>Notes about specifying volumes</text:h>
      <text:p text:style-name="Text_20_body">Keep the following things in mind about volumes in the <text:span text:style-name="Source_20_Text">Dockerfile</text:span>.</text:p>
      <text:list xml:id="list2680172245" text:style-name="L17">
        <text:list-item>
          <text:p text:style-name="P23"><text:span text:style-name="Strong_20_Emphasis">Volumes on Windows-based containers</text:span>: When using Windows-based containers, the destination of a volume inside the container must be one of:</text:p>
          <text:list>
            <text:list-item>
              <text:p text:style-name="P42">a non-existing or empty directory </text:p>
            </text:list-item>
            <text:list-item>
              <text:p text:style-name="P42">a drive other than <text:span text:style-name="Source_20_Text">C:</text:span> </text:p>
            </text:list-item>
          </text:list>
        </text:list-item>
        <text:list-item>
          <text:p text:style-name="P23"><text:span text:style-name="Strong_20_Emphasis">Changing the volume from within the Dockerfile</text:span>: If any build steps change the data within the volume after it has been declared, those changes will be discarded.</text:p>
        </text:list-item>
        <text:list-item>
          <text:p text:style-name="P23"><text:span text:style-name="Strong_20_Emphasis">JSON formatting</text:span>: The list is parsed as a JSON array. You must enclose words with double quotes (<text:span text:style-name="Source_20_Text">"</text:span>) rather than single quotes (<text:span text:style-name="Source_20_Text">'</text:span>).</text:p>
        </text:list-item>
        <text:list-item>
          <text:p text:style-name="P23"><text:span text:style-name="Strong_20_Emphasis">The host directory is declared at container run-time</text:span>: The host directory (the mountpoint) is, by its nature, host-dependent. This is to preserve image portability, since a given host directory can’t be guaranteed to be available on all hosts. For this reason, you can’t mount a host directory from within the Dockerfile. The <text:span text:style-name="Source_20_Text">VOLUME</text:span> instruction does not support specifying a <text:span text:style-name="Source_20_Text">host-dir</text:span> parameter. You must specify the mountpoint when you create or run the container.</text:p>
        </text:list-item>
      </text:list>
      <text:h text:style-name="Heading_20_2" text:outline-level="2"><text:bookmark text:name="user"/>USER</text:h>
      <text:p text:style-name="P1"><text:span text:style-name="Source_20_Text">USER &lt;user&gt;[:&lt;group&gt;]</text:span></text:p>
      <text:p text:style-name="Text_20_body">or</text:p>
      <text:p text:style-name="P1"><text:span text:style-name="Source_20_Text">USER &lt;UID&gt;[:&lt;GID&gt;]</text:span></text:p>
      <text:p text:style-name="Text_20_body">The <text:span text:style-name="Source_20_Text">USER</text:span> instruction sets the user name (or UID) and optionally the user group (or GID) to use when running the image and for any <text:span text:style-name="Source_20_Text">RUN</text:span>, <text:span text:style-name="Source_20_Text">CMD</text:span> and <text:span text:style-name="Source_20_Text">ENTRYPOINT</text:span> instructions that follow it in the <text:span text:style-name="Source_20_Text">Dockerfile</text:span>.</text:p>
      <text:p text:style-name="Quotations">Note that when specifying a group for the user, the user will have <text:span text:style-name="Emphasis">only</text:span> the specified group membership. Any other configured group memberships will be ignored.</text:p>
      <text:p text:style-name="Quotations"><text:soft-page-break/><text:span text:style-name="Strong_20_Emphasis">Warning</text:span></text:p>
      <text:p text:style-name="Quotations">When the user doesn’t have a primary group then the image (or the next instructions) will be run with the <text:span text:style-name="Source_20_Text">root</text:span> group.</text:p>
      <text:p text:style-name="Quotations">On Windows, the user must be created first if it’s not a built-in account. This can be done with the <text:span text:style-name="Source_20_Text">net user</text:span> command called as part of a Dockerfile.</text:p>
      <text:p text:style-name="Preformatted_20_Text"><text:span text:style-name="Source_20_Text">FROM microsoft/windowsservercore</text:span></text:p>
      <text:p text:style-name="Preformatted_20_Text"><text:span text:style-name="Source_20_Text"># Create Windows user in the container</text:span></text:p>
      <text:p text:style-name="Preformatted_20_Text"><text:span text:style-name="Source_20_Text">RUN net user /add patrick</text:span></text:p>
      <text:p text:style-name="Preformatted_20_Text"><text:span text:style-name="Source_20_Text"># Set it for subsequent commands</text:span></text:p>
      <text:p text:style-name="P1"><text:span text:style-name="Source_20_Text">USER patrick</text:span></text:p>
      <text:h text:style-name="Heading_20_2" text:outline-level="2"><text:bookmark text:name="workdir"/>WORKDIR</text:h>
      <text:p text:style-name="P1"><text:span text:style-name="Source_20_Text">WORKDIR /path/to/workdir</text:span></text:p>
      <text:p text:style-name="Text_20_body">The <text:span text:style-name="Source_20_Text">WORKDIR</text:span> instruction sets the working directory for any <text:span text:style-name="Source_20_Text">RUN</text:span>, <text:span text:style-name="Source_20_Text">CMD</text:span>, <text:span text:style-name="Source_20_Text">ENTRYPOINT</text:span>, <text:span text:style-name="Source_20_Text">COPY</text:span> and <text:span text:style-name="Source_20_Text">ADD</text:span> instructions that follow it in the <text:span text:style-name="Source_20_Text">Dockerfile</text:span>. If the <text:span text:style-name="Source_20_Text">WORKDIR</text:span> doesn’t exist, it will be created even if it’s not used in any subsequent <text:span text:style-name="Source_20_Text">Dockerfile</text:span> instruction.</text:p>
      <text:p text:style-name="Text_20_body">The <text:span text:style-name="Source_20_Text">WORKDIR</text:span> instruction can be used multiple times in a <text:span text:style-name="Source_20_Text">Dockerfile</text:span>. If a relative path is provided, it will be relative to the path of the previous <text:span text:style-name="Source_20_Text">WORKDIR</text:span> instruction. For example:</text:p>
      <text:p text:style-name="Preformatted_20_Text"><text:span text:style-name="Source_20_Text">WORKDIR /a</text:span></text:p>
      <text:p text:style-name="Preformatted_20_Text"><text:span text:style-name="Source_20_Text">WORKDIR b</text:span></text:p>
      <text:p text:style-name="Preformatted_20_Text"><text:span text:style-name="Source_20_Text">WORKDIR c</text:span></text:p>
      <text:p text:style-name="P1"><text:span text:style-name="Source_20_Text">RUN pwd</text:span></text:p>
      <text:p text:style-name="Text_20_body">The output of the final <text:span text:style-name="Source_20_Text">pwd</text:span> command in this <text:span text:style-name="Source_20_Text">Dockerfile</text:span> would be <text:span text:style-name="Source_20_Text">/a/b/c</text:span>.</text:p>
      <text:p text:style-name="Text_20_body">The <text:span text:style-name="Source_20_Text">WORKDIR</text:span> instruction can resolve environment variables previously set using <text:span text:style-name="Source_20_Text">ENV</text:span>. You can only use environment variables explicitly set in the <text:span text:style-name="Source_20_Text">Dockerfile</text:span>. For example:</text:p>
      <text:p text:style-name="Preformatted_20_Text"><text:span text:style-name="Source_20_Text">ENV DIRPATH=/path</text:span></text:p>
      <text:p text:style-name="Preformatted_20_Text"><text:span text:style-name="Source_20_Text">WORKDIR $DIRPATH/$DIRNAME</text:span></text:p>
      <text:p text:style-name="P1"><text:span text:style-name="Source_20_Text">RUN pwd</text:span></text:p>
      <text:p text:style-name="Text_20_body">The output of the final <text:span text:style-name="Source_20_Text">pwd</text:span> command in this <text:span text:style-name="Source_20_Text">Dockerfile</text:span> would be <text:span text:style-name="Source_20_Text">/path/$DIRNAME</text:span></text:p>
      <text:p text:style-name="Text_20_body">If not specified, the default working directory is <text:span text:style-name="Source_20_Text">/</text:span>. In practice, if you aren’t building a Dockerfile from scratch (<text:span text:style-name="Source_20_Text">FROM scratch</text:span>), the <text:span text:style-name="Source_20_Text">WORKDIR</text:span> may likely be set by the base image you’re using.</text:p>
      <text:p text:style-name="Text_20_body">Therefore, to avoid unintended operations in unknown directories, it is best practice to set your <text:span text:style-name="Source_20_Text">WORKDIR</text:span> explicitly.</text:p>
      <text:h text:style-name="Heading_20_2" text:outline-level="2"><text:bookmark text:name="arg"/>ARG</text:h>
      <text:p text:style-name="P1"><text:span text:style-name="Source_20_Text">ARG &lt;name&gt;[=&lt;default value&gt;]</text:span></text:p>
      <text:p text:style-name="Text_20_body"><text:soft-page-break/>The <text:span text:style-name="Source_20_Text">ARG</text:span> instruction defines a variable that users can pass at build-time to the builder with the <text:span text:style-name="Source_20_Text">docker build</text:span> command using the <text:span text:style-name="Source_20_Text">--build-arg &lt;varname&gt;=&lt;value&gt;</text:span> flag. If a user specifies a build argument that was not defined in the Dockerfile, the build outputs a warning.</text:p>
      <text:p text:style-name="Text_20_body">A Dockerfile may include one or more <text:span text:style-name="Source_20_Text">ARG</text:span> instructions. For example, the following is a valid Dockerfile:</text:p>
      <text:p text:style-name="Preformatted_20_Text"><text:span text:style-name="Source_20_Text">FROM busybox</text:span></text:p>
      <text:p text:style-name="Preformatted_20_Text"><text:span text:style-name="Source_20_Text">ARG user1</text:span></text:p>
      <text:p text:style-name="Preformatted_20_Text"><text:span text:style-name="Source_20_Text">ARG buildno</text:span></text:p>
      <text:p text:style-name="P1"><text:span text:style-name="Source_20_Text"># ...</text:span></text:p>
      <text:p text:style-name="Quotations"><text:span text:style-name="Strong_20_Emphasis">Warning:</text:span></text:p>
      <text:p text:style-name="Quotations">It is not recommended to use build-time variables for passing secrets like github keys, user credentials etc. Build-time variable values are visible to any user of the image with the <text:span text:style-name="Source_20_Text">docker history</text:span> command.</text:p>
      <text:p text:style-name="Quotations">Refer to the <text:a xlink:type="simple" xlink:href="https://docs.docker.com/develop/develop-images/build_enhancements/#new-docker-build-secret-information" text:style-name="Internet_20_link" text:visited-style-name="Visited_20_Internet_20_Link">“build images with BuildKit”</text:a> section to learn about secure ways to use secrets when building images.</text:p>
      <text:h text:style-name="Heading_20_3" text:outline-level="3"><text:bookmark text:name="default-values"/>Default values</text:h>
      <text:p text:style-name="Text_20_body">An <text:span text:style-name="Source_20_Text">ARG</text:span> instruction can optionally include a default value:</text:p>
      <text:p text:style-name="Preformatted_20_Text"><text:span text:style-name="Source_20_Text">FROM busybox</text:span></text:p>
      <text:p text:style-name="Preformatted_20_Text"><text:span text:style-name="Source_20_Text">ARG user1=someuser</text:span></text:p>
      <text:p text:style-name="Preformatted_20_Text"><text:span text:style-name="Source_20_Text">ARG buildno=1</text:span></text:p>
      <text:p text:style-name="P1"><text:span text:style-name="Source_20_Text"># ...</text:span></text:p>
      <text:p text:style-name="Text_20_body">If an <text:span text:style-name="Source_20_Text">ARG</text:span> instruction has a default value and if there is no value passed at build-time, the builder uses the default.</text:p>
      <text:h text:style-name="Heading_20_3" text:outline-level="3"><text:bookmark text:name="scope"/>Scope</text:h>
      <text:p text:style-name="Text_20_body">An <text:span text:style-name="Source_20_Text">ARG</text:span> variable definition comes into effect from the line on which it is defined in the <text:span text:style-name="Source_20_Text">Dockerfile</text:span> not from the argument’s use on the command-line or elsewhere. For example, consider this Dockerfile:</text:p>
      <text:p text:style-name="Preformatted_20_Text"><text:span text:style-name="Source_20_Text">FROM busybox</text:span></text:p>
      <text:p text:style-name="Preformatted_20_Text"><text:span text:style-name="Source_20_Text">USER ${user:-some_user}</text:span></text:p>
      <text:p text:style-name="Preformatted_20_Text"><text:span text:style-name="Source_20_Text">ARG user</text:span></text:p>
      <text:p text:style-name="Preformatted_20_Text"><text:span text:style-name="Source_20_Text">USER $user</text:span></text:p>
      <text:p text:style-name="P1"><text:span text:style-name="Source_20_Text"># ...</text:span></text:p>
      <text:p text:style-name="Text_20_body">A user builds this file by calling:</text:p>
      <text:p text:style-name="P1"><text:span text:style-name="Source_20_Text"><text:s/>docker build --build-arg user=what_user .</text:span></text:p>
      <text:p text:style-name="Text_20_body">The <text:span text:style-name="Source_20_Text">USER</text:span> at line 2 evaluates to <text:span text:style-name="Source_20_Text">some_user</text:span> as the <text:span text:style-name="Source_20_Text">user</text:span> variable is defined on the subsequent line 3. The <text:span text:style-name="Source_20_Text">USER</text:span> at line 4 evaluates to <text:span text:style-name="Source_20_Text">what_user</text:span> as <text:span text:style-name="Source_20_Text">user</text:span> is defined and the <text:span text:style-name="Source_20_Text">what_user</text:span> value was passed on the command line. Prior to its definition by an <text:span text:style-name="Source_20_Text">ARG</text:span> instruction, any use of a variable results in an empty string.</text:p>
      <text:p text:style-name="Text_20_body"><text:soft-page-break/>An <text:span text:style-name="Source_20_Text">ARG</text:span> instruction goes out of scope at the end of the build stage where it was defined. To use an arg in multiple stages, each stage must include the <text:span text:style-name="Source_20_Text">ARG</text:span> instruction.</text:p>
      <text:p text:style-name="Preformatted_20_Text"><text:span text:style-name="Source_20_Text">FROM busybox</text:span></text:p>
      <text:p text:style-name="Preformatted_20_Text"><text:span text:style-name="Source_20_Text">ARG SETTINGS</text:span></text:p>
      <text:p text:style-name="Preformatted_20_Text"><text:span text:style-name="Source_20_Text">RUN ./run/setup $SETTINGS</text:span></text:p>
      <text:p text:style-name="Preformatted_20_Text"/>
      <text:p text:style-name="Preformatted_20_Text"><text:span text:style-name="Source_20_Text">FROM busybox</text:span></text:p>
      <text:p text:style-name="Preformatted_20_Text"><text:span text:style-name="Source_20_Text">ARG SETTINGS</text:span></text:p>
      <text:p text:style-name="P1"><text:span text:style-name="Source_20_Text">RUN ./run/other $SETTINGS</text:span></text:p>
      <text:h text:style-name="Heading_20_3" text:outline-level="3"><text:bookmark text:name="using-arg-variables"/>Using ARG variables</text:h>
      <text:p text:style-name="Text_20_body">You can use an <text:span text:style-name="Source_20_Text">ARG</text:span> or an <text:span text:style-name="Source_20_Text">ENV</text:span> instruction to specify variables that are available to the <text:span text:style-name="Source_20_Text">RUN</text:span> instruction. Environment variables defined using the <text:span text:style-name="Source_20_Text">ENV</text:span> instruction always override an <text:span text:style-name="Source_20_Text">ARG</text:span> instruction of the same name. Consider this Dockerfile with an <text:span text:style-name="Source_20_Text">ENV</text:span> and <text:span text:style-name="Source_20_Text">ARG</text:span> instruction.</text:p>
      <text:p text:style-name="Preformatted_20_Text"><text:span text:style-name="Source_20_Text">FROM ubuntu</text:span></text:p>
      <text:p text:style-name="Preformatted_20_Text"><text:span text:style-name="Source_20_Text">ARG CONT_IMG_VER</text:span></text:p>
      <text:p text:style-name="Preformatted_20_Text"><text:span text:style-name="Source_20_Text">ENV CONT_IMG_VER=v1.0.0</text:span></text:p>
      <text:p text:style-name="P1"><text:span text:style-name="Source_20_Text">RUN echo $CONT_IMG_VER</text:span></text:p>
      <text:p text:style-name="Text_20_body">Then, assume this image is built with this command:</text:p>
      <text:p text:style-name="P1"><text:span text:style-name="Source_20_Text"><text:s/>docker build --build-arg CONT_IMG_VER=v2.0.1 .</text:span></text:p>
      <text:p text:style-name="Text_20_body">In this case, the <text:span text:style-name="Source_20_Text">RUN</text:span> instruction uses <text:span text:style-name="Source_20_Text">v1.0.0</text:span> instead of the <text:span text:style-name="Source_20_Text">ARG</text:span> setting passed by the user:<text:span text:style-name="Source_20_Text">v2.0.1</text:span> This behavior is similar to a shell script where a locally scoped variable overrides the variables passed as arguments or inherited from environment, from its point of definition.</text:p>
      <text:p text:style-name="Text_20_body">Using the example above but a different <text:span text:style-name="Source_20_Text">ENV</text:span> specification you can create more useful interactions between <text:span text:style-name="Source_20_Text">ARG</text:span> and <text:span text:style-name="Source_20_Text">ENV</text:span> instructions:</text:p>
      <text:p text:style-name="Preformatted_20_Text"><text:span text:style-name="Source_20_Text">FROM ubuntu</text:span></text:p>
      <text:p text:style-name="Preformatted_20_Text"><text:span text:style-name="Source_20_Text">ARG CONT_IMG_VER</text:span></text:p>
      <text:p text:style-name="Preformatted_20_Text"><text:span text:style-name="Source_20_Text">ENV CONT_IMG_VER=${CONT_IMG_VER:-v1.0.0}</text:span></text:p>
      <text:p text:style-name="P1"><text:span text:style-name="Source_20_Text">RUN echo $CONT_IMG_VER</text:span></text:p>
      <text:p text:style-name="Text_20_body">Unlike an <text:span text:style-name="Source_20_Text">ARG</text:span> instruction, <text:span text:style-name="Source_20_Text">ENV</text:span> values are always persisted in the built image. Consider a docker build without the <text:span text:style-name="Source_20_Text">--build-arg</text:span> flag:</text:p>
      <text:p text:style-name="P1"><text:span text:style-name="Source_20_Text"><text:s/>docker build .</text:span></text:p>
      <text:p text:style-name="Text_20_body">Using this Dockerfile example, <text:span text:style-name="Source_20_Text">CONT_IMG_VER</text:span> is still persisted in the image but its value would be <text:span text:style-name="Source_20_Text">v1.0.0</text:span> as it is the default set in line 3 by the <text:span text:style-name="Source_20_Text">ENV</text:span> instruction.</text:p>
      <text:p text:style-name="Text_20_body">The variable expansion technique in this example allows you to pass arguments from the command line and persist them in the final image by leveraging the <text:span text:style-name="Source_20_Text">ENV</text:span> instruction. Variable expansion is only supported for <text:a xlink:type="simple" xlink:href="https://docs.docker.com/engine/reference/builder/#environment-replacement" text:style-name="Internet_20_link" text:visited-style-name="Visited_20_Internet_20_Link">a limited set of Dockerfile instructions.</text:a></text:p>
      <text:h text:style-name="Heading_20_3" text:outline-level="3"><text:bookmark text:name="predefined-args"/>Predefined ARGs</text:h>
      <text:p text:style-name="Text_20_body">Docker has a set of predefined <text:span text:style-name="Source_20_Text">ARG</text:span> variables that you can use without a corresponding <text:span text:style-name="Source_20_Text">ARG</text:span> instruction in the Dockerfile.</text:p>
      <text:list xml:id="list3954974871" text:style-name="L18">
        <text:list-item>
          <text:p text:style-name="P43"><text:soft-page-break/><text:span text:style-name="Source_20_Text">HTTP_PROXY</text:span> </text:p>
        </text:list-item>
        <text:list-item>
          <text:p text:style-name="P43"><text:span text:style-name="Source_20_Text">http_proxy</text:span> </text:p>
        </text:list-item>
        <text:list-item>
          <text:p text:style-name="P43"><text:span text:style-name="Source_20_Text">HTTPS_PROXY</text:span> </text:p>
        </text:list-item>
        <text:list-item>
          <text:p text:style-name="P43"><text:span text:style-name="Source_20_Text">https_proxy</text:span> </text:p>
        </text:list-item>
        <text:list-item>
          <text:p text:style-name="P43"><text:span text:style-name="Source_20_Text">FTP_PROXY</text:span> </text:p>
        </text:list-item>
        <text:list-item>
          <text:p text:style-name="P43"><text:span text:style-name="Source_20_Text">ftp_proxy</text:span> </text:p>
        </text:list-item>
        <text:list-item>
          <text:p text:style-name="P43"><text:span text:style-name="Source_20_Text">NO_PROXY</text:span> </text:p>
        </text:list-item>
        <text:list-item>
          <text:p text:style-name="P24"><text:span text:style-name="Source_20_Text">no_proxy</text:span> </text:p>
        </text:list-item>
      </text:list>
      <text:p text:style-name="Text_20_body">To use these, pass them on the command line using the <text:span text:style-name="Source_20_Text">--build-arg</text:span> flag, for example:</text:p>
      <text:p text:style-name="P1"><text:span text:style-name="Source_20_Text"><text:s/>docker build --build-arg HTTPS_PROXY=https://my-proxy.example.com .</text:span></text:p>
      <text:p text:style-name="Text_20_body">By default, these pre-defined variables are excluded from the output of <text:span text:style-name="Source_20_Text">docker history</text:span>. Excluding them reduces the risk of accidentally leaking sensitive authentication information in an <text:span text:style-name="Source_20_Text">HTTP_PROXY</text:span> variable.</text:p>
      <text:p text:style-name="Text_20_body">For example, consider building the following Dockerfile using <text:span text:style-name="Source_20_Text">--build-arg HTTP_PROXY=http://user:pass@proxy.lon.example.com</text:span></text:p>
      <text:p text:style-name="Preformatted_20_Text"><text:span text:style-name="Source_20_Text">FROM ubuntu</text:span></text:p>
      <text:p text:style-name="P1"><text:span text:style-name="Source_20_Text">RUN echo "Hello World"</text:span></text:p>
      <text:p text:style-name="Text_20_body">In this case, the value of the <text:span text:style-name="Source_20_Text">HTTP_PROXY</text:span> variable is not available in the <text:span text:style-name="Source_20_Text">docker history</text:span> and is not cached. If you were to change location, and your proxy server changed to <text:span text:style-name="Source_20_Text">http://user:pass@proxy.sfo.example.com</text:span>, a subsequent build does not result in a cache miss.</text:p>
      <text:p text:style-name="Text_20_body">If you need to override this behaviour then you may do so by adding an <text:span text:style-name="Source_20_Text">ARG</text:span> statement in the Dockerfile as follows:</text:p>
      <text:p text:style-name="Preformatted_20_Text"><text:span text:style-name="Source_20_Text">FROM ubuntu</text:span></text:p>
      <text:p text:style-name="Preformatted_20_Text"><text:span text:style-name="Source_20_Text">ARG HTTP_PROXY</text:span></text:p>
      <text:p text:style-name="P1"><text:span text:style-name="Source_20_Text">RUN echo "Hello World"</text:span></text:p>
      <text:p text:style-name="Text_20_body">When building this Dockerfile, the <text:span text:style-name="Source_20_Text">HTTP_PROXY</text:span> is preserved in the <text:span text:style-name="Source_20_Text">docker history</text:span>, and changing its value invalidates the build cache.</text:p>
      <text:h text:style-name="Heading_20_3" text:outline-level="3"><text:bookmark text:name="automatic-platform-args-in-the-global-scope"/>Automatic platform ARGs in the global scope</text:h>
      <text:p text:style-name="Text_20_body">This feature is only available when using the <text:a xlink:type="simple" xlink:href="https://docs.docker.com/engine/reference/builder/#buildkit" text:style-name="Internet_20_link" text:visited-style-name="Visited_20_Internet_20_Link">BuildKit</text:a> backend.</text:p>
      <text:p text:style-name="Text_20_body">Docker predefines a set of <text:span text:style-name="Source_20_Text">ARG</text:span> variables with information on the platform of the node performing the build (build platform) and on the platform of the resulting image (target platform). The target platform can be specified with the <text:span text:style-name="Source_20_Text">--platform</text:span> flag on <text:span text:style-name="Source_20_Text">docker build</text:span>.</text:p>
      <text:p text:style-name="Text_20_body">The following <text:span text:style-name="Source_20_Text">ARG</text:span> variables are set automatically:</text:p>
      <text:list xml:id="list2202145455" text:style-name="L19">
        <text:list-item>
          <text:p text:style-name="P44"><text:span text:style-name="Source_20_Text">TARGETPLATFORM</text:span> - platform of the build result. Eg <text:span text:style-name="Source_20_Text">linux/amd64</text:span>, <text:span text:style-name="Source_20_Text">linux/arm/v7</text:span>, <text:span text:style-name="Source_20_Text">windows/amd64</text:span>. </text:p>
        </text:list-item>
        <text:list-item>
          <text:p text:style-name="P44"><text:span text:style-name="Source_20_Text">TARGETOS</text:span> - OS component of TARGETPLATFORM </text:p>
        </text:list-item>
        <text:list-item>
          <text:p text:style-name="P44"><text:span text:style-name="Source_20_Text">TARGETARCH</text:span> - architecture component of TARGETPLATFORM </text:p>
        </text:list-item>
        <text:list-item>
          <text:p text:style-name="P44"><text:soft-page-break/><text:span text:style-name="Source_20_Text">TARGETVARIANT</text:span> - variant component of TARGETPLATFORM </text:p>
        </text:list-item>
        <text:list-item>
          <text:p text:style-name="P44"><text:span text:style-name="Source_20_Text">BUILDPLATFORM</text:span> - platform of the node performing the build. </text:p>
        </text:list-item>
        <text:list-item>
          <text:p text:style-name="P44"><text:span text:style-name="Source_20_Text">BUILDOS</text:span> - OS component of BUILDPLATFORM </text:p>
        </text:list-item>
        <text:list-item>
          <text:p text:style-name="P44"><text:span text:style-name="Source_20_Text">BUILDARCH</text:span> - architecture component of BUILDPLATFORM </text:p>
        </text:list-item>
        <text:list-item>
          <text:p text:style-name="P25"><text:span text:style-name="Source_20_Text">BUILDVARIANT</text:span> - variant component of BUILDPLATFORM </text:p>
        </text:list-item>
      </text:list>
      <text:p text:style-name="Text_20_body">These arguments are defined in the global scope so are not automatically available inside build stages or for your <text:span text:style-name="Source_20_Text">RUN</text:span> commands. To expose one of these arguments inside the build stage redefine it without value.</text:p>
      <text:p text:style-name="Text_20_body">For example:</text:p>
      <text:p text:style-name="Preformatted_20_Text"><text:span text:style-name="Source_20_Text">FROM alpine</text:span></text:p>
      <text:p text:style-name="Preformatted_20_Text"><text:span text:style-name="Source_20_Text">ARG TARGETPLATFORM</text:span></text:p>
      <text:p text:style-name="P1"><text:span text:style-name="Source_20_Text">RUN echo "I'm building for $TARGETPLATFORM"</text:span></text:p>
      <text:h text:style-name="Heading_20_3" text:outline-level="3"><text:bookmark text:name="impact-on-build-caching"/>Impact on build caching</text:h>
      <text:p text:style-name="Text_20_body"><text:span text:style-name="Source_20_Text">ARG</text:span> variables are not persisted into the built image as <text:span text:style-name="Source_20_Text">ENV</text:span> variables are. However, <text:span text:style-name="Source_20_Text">ARG</text:span> variables do impact the build cache in similar ways. If a Dockerfile defines an <text:span text:style-name="Source_20_Text">ARG</text:span> variable whose value is different from a previous build, then a “cache miss” occurs upon its first usage, not its definition. In particular, all <text:span text:style-name="Source_20_Text">RUN</text:span> instructions following an <text:span text:style-name="Source_20_Text">ARG</text:span> instruction use the <text:span text:style-name="Source_20_Text">ARG</text:span> variable implicitly (as an environment variable), thus can cause a cache miss. All predefined <text:span text:style-name="Source_20_Text">ARG</text:span> variables are exempt from caching unless there is a matching <text:span text:style-name="Source_20_Text">ARG</text:span> statement in the <text:span text:style-name="Source_20_Text">Dockerfile</text:span>.</text:p>
      <text:p text:style-name="Text_20_body">For example, consider these two Dockerfile:</text:p>
      <text:p text:style-name="Preformatted_20_Text"><text:span text:style-name="Source_20_Text">FROM ubuntu</text:span></text:p>
      <text:p text:style-name="Preformatted_20_Text"><text:span text:style-name="Source_20_Text">ARG CONT_IMG_VER</text:span></text:p>
      <text:p text:style-name="P1"><text:span text:style-name="Source_20_Text">RUN echo $CONT_IMG_VER</text:span></text:p>
      <text:p text:style-name="Preformatted_20_Text"><text:span text:style-name="Source_20_Text">FROM ubuntu</text:span></text:p>
      <text:p text:style-name="Preformatted_20_Text"><text:span text:style-name="Source_20_Text">ARG CONT_IMG_VER</text:span></text:p>
      <text:p text:style-name="P1"><text:span text:style-name="Source_20_Text">RUN echo hello</text:span></text:p>
      <text:p text:style-name="Text_20_body">If you specify <text:span text:style-name="Source_20_Text">--build-arg CONT_IMG_VER=&lt;value&gt;</text:span> on the command line, in both cases, the specification on line 2 does not cause a cache miss; line 3 does cause a cache miss.<text:span text:style-name="Source_20_Text">ARG CONT_IMG_VER</text:span> causes the RUN line to be identified as the same as running <text:span text:style-name="Source_20_Text">CONT_IMG_VER=&lt;value&gt; echo hello</text:span>, so if the <text:span text:style-name="Source_20_Text">&lt;value&gt;</text:span> changes, we get a cache miss.</text:p>
      <text:p text:style-name="Text_20_body">Consider another example under the same command line:</text:p>
      <text:p text:style-name="Preformatted_20_Text"><text:span text:style-name="Source_20_Text">FROM ubuntu</text:span></text:p>
      <text:p text:style-name="Preformatted_20_Text"><text:span text:style-name="Source_20_Text">ARG CONT_IMG_VER</text:span></text:p>
      <text:p text:style-name="Preformatted_20_Text"><text:span text:style-name="Source_20_Text">ENV CONT_IMG_VER=$CONT_IMG_VER</text:span></text:p>
      <text:p text:style-name="P1"><text:span text:style-name="Source_20_Text">RUN echo $CONT_IMG_VER</text:span></text:p>
      <text:p text:style-name="Text_20_body">In this example, the cache miss occurs on line 3. The miss happens because the variable’s value in the <text:span text:style-name="Source_20_Text">ENV</text:span> references the <text:span text:style-name="Source_20_Text">ARG</text:span> variable and that variable is changed through the command line. In this example, the <text:span text:style-name="Source_20_Text">ENV</text:span> command causes the image to include the value.</text:p>
      <text:p text:style-name="Text_20_body">If an <text:span text:style-name="Source_20_Text">ENV</text:span> instruction overrides an <text:span text:style-name="Source_20_Text">ARG</text:span> instruction of the same name, like this Dockerfile:</text:p>
      <text:p text:style-name="Preformatted_20_Text"><text:span text:style-name="Source_20_Text">FROM ubuntu</text:span></text:p>
      <text:p text:style-name="Preformatted_20_Text"><text:soft-page-break/><text:span text:style-name="Source_20_Text">ARG CONT_IMG_VER</text:span></text:p>
      <text:p text:style-name="Preformatted_20_Text"><text:span text:style-name="Source_20_Text">ENV CONT_IMG_VER=hello</text:span></text:p>
      <text:p text:style-name="P1"><text:span text:style-name="Source_20_Text">RUN echo $CONT_IMG_VER</text:span></text:p>
      <text:p text:style-name="Text_20_body">Line 3 does not cause a cache miss because the value of <text:span text:style-name="Source_20_Text">CONT_IMG_VER</text:span> is a constant (<text:span text:style-name="Source_20_Text">hello</text:span>). As a result, the environment variables and values used on the <text:span text:style-name="Source_20_Text">RUN</text:span> (line 4) doesn’t change between builds.</text:p>
      <text:h text:style-name="Heading_20_2" text:outline-level="2"><text:bookmark text:name="onbuild"/>ONBUILD</text:h>
      <text:p text:style-name="P1"><text:span text:style-name="Source_20_Text">ONBUILD &lt;INSTRUCTION&gt;</text:span></text:p>
      <text:p text:style-name="Text_20_body">The <text:span text:style-name="Source_20_Text">ONBUILD</text:span> instruction adds to the image a <text:span text:style-name="Emphasis">trigger</text:span> instruction to be executed at a later time, when the image is used as the base for another build. The trigger will be executed in the context of the downstream build, as if it had been inserted immediately after the <text:span text:style-name="Source_20_Text">FROM</text:span> instruction in the downstream <text:span text:style-name="Source_20_Text">Dockerfile</text:span>.</text:p>
      <text:p text:style-name="Text_20_body">Any build instruction can be registered as a trigger.</text:p>
      <text:p text:style-name="Text_20_body">This is useful if you are building an image which will be used as a base to build other images, for example an application build environment or a daemon which may be customized with user-specific configuration.</text:p>
      <text:p text:style-name="Text_20_body">For example, if your image is a reusable Python application builder, it will require application source code to be added in a particular directory, and it might require a build script to be called <text:span text:style-name="Emphasis">after</text:span> that. You can’t just call <text:span text:style-name="Source_20_Text">ADD</text:span> and <text:span text:style-name="Source_20_Text">RUN</text:span> now, because you don’t yet have access to the application source code, and it will be different for each application build. You could simply provide application developers with a boilerplate <text:span text:style-name="Source_20_Text">Dockerfile</text:span> to copy-paste into their application, but that is inefficient, error-prone and difficult to update because it mixes with application-specific code.</text:p>
      <text:p text:style-name="Text_20_body">The solution is to use <text:span text:style-name="Source_20_Text">ONBUILD</text:span> to register advance instructions to run later, during the next build stage.</text:p>
      <text:p text:style-name="Text_20_body">Here’s how it works:</text:p>
      <text:list xml:id="list1379469035" text:style-name="L20">
        <text:list-item>
          <text:p text:style-name="P45">When it encounters an <text:span text:style-name="Source_20_Text">ONBUILD</text:span> instruction, the builder adds a trigger to the metadata of the image being built. The instruction does not otherwise affect the current build. </text:p>
        </text:list-item>
        <text:list-item>
          <text:p text:style-name="P45">At the end of the build, a list of all triggers is stored in the image manifest, under the key <text:span text:style-name="Source_20_Text">OnBuild</text:span>. They can be inspected with the <text:span text:style-name="Source_20_Text">docker inspect</text:span> command. </text:p>
        </text:list-item>
        <text:list-item>
          <text:p text:style-name="P45">Later the image may be used as a base for a new build, using the <text:span text:style-name="Source_20_Text">FROM</text:span> instruction. As part of processing the <text:span text:style-name="Source_20_Text">FROM</text:span> instruction, the downstream builder looks for <text:span text:style-name="Source_20_Text">ONBUILD</text:span> triggers, and executes them in the same order they were registered. If any of the triggers fail, the <text:span text:style-name="Source_20_Text">FROM</text:span> instruction is aborted which in turn causes the build to fail. If all triggers succeed, the <text:span text:style-name="Source_20_Text">FROM</text:span> instruction completes and the build continues as usual. </text:p>
        </text:list-item>
        <text:list-item>
          <text:p text:style-name="P26">Triggers are cleared from the final image after being executed. In other words they are not inherited by “grand-children” builds. </text:p>
        </text:list-item>
      </text:list>
      <text:p text:style-name="Text_20_body">For example you might add something like this:</text:p>
      <text:p text:style-name="Preformatted_20_Text"><text:span text:style-name="Source_20_Text">ONBUILD ADD . /app/src</text:span></text:p>
      <text:p text:style-name="P1"><text:soft-page-break/><text:span text:style-name="Source_20_Text">ONBUILD RUN /usr/local/bin/python-build --dir /app/src</text:span></text:p>
      <text:p text:style-name="Quotations"><text:span text:style-name="Strong_20_Emphasis">Warning</text:span></text:p>
      <text:p text:style-name="Quotations">Chaining <text:span text:style-name="Source_20_Text">ONBUILD</text:span> instructions using <text:span text:style-name="Source_20_Text">ONBUILD ONBUILD</text:span> isn’t allowed.</text:p>
      <text:p text:style-name="Quotations"><text:span text:style-name="Strong_20_Emphasis">Warning</text:span></text:p>
      <text:p text:style-name="Quotations">The <text:span text:style-name="Source_20_Text">ONBUILD</text:span> instruction may not trigger <text:span text:style-name="Source_20_Text">FROM</text:span> or <text:span text:style-name="Source_20_Text">MAINTAINER</text:span> instructions.</text:p>
      <text:h text:style-name="Heading_20_2" text:outline-level="2"><text:bookmark text:name="stopsignal"/>STOPSIGNAL</text:h>
      <text:p text:style-name="P1"><text:span text:style-name="Source_20_Text">STOPSIGNAL signal</text:span></text:p>
      <text:p text:style-name="Text_20_body">The <text:span text:style-name="Source_20_Text">STOPSIGNAL</text:span> instruction sets the system call signal that will be sent to the container to exit. This signal can be a signal name in the format <text:span text:style-name="Source_20_Text">SIG&lt;NAME&gt;</text:span>, for instance <text:span text:style-name="Source_20_Text">SIGKILL</text:span>, or an unsigned number that matches a position in the kernel’s syscall table, for instance <text:span text:style-name="Source_20_Text">9</text:span>. The default is <text:span text:style-name="Source_20_Text">SIGTERM</text:span> if not defined.</text:p>
      <text:p text:style-name="Text_20_body">The image’s default stopsignal can be overridden per container, using the <text:span text:style-name="Source_20_Text">--stop-signal</text:span> flag on <text:span text:style-name="Source_20_Text">docker run</text:span> and <text:span text:style-name="Source_20_Text">docker create</text:span>.</text:p>
      <text:h text:style-name="Heading_20_2" text:outline-level="2"><text:bookmark text:name="healthcheck"/>HEALTHCHECK</text:h>
      <text:p text:style-name="Text_20_body">The <text:span text:style-name="Source_20_Text">HEALTHCHECK</text:span> instruction has two forms:</text:p>
      <text:list xml:id="list2727977718" text:style-name="L21">
        <text:list-item>
          <text:p text:style-name="P46"><text:span text:style-name="Source_20_Text">HEALTHCHECK [OPTIONS] CMD command</text:span> (check container health by running a command inside the container) </text:p>
        </text:list-item>
        <text:list-item>
          <text:p text:style-name="P27"><text:span text:style-name="Source_20_Text">HEALTHCHECK NONE</text:span> (disable any healthcheck inherited from the base image) </text:p>
        </text:list-item>
      </text:list>
      <text:p text:style-name="Text_20_body">The <text:span text:style-name="Source_20_Text">HEALTHCHECK</text:span> instruction tells Docker how to test a container to check that it is still working. This can detect cases such as a web server that is stuck in an infinite loop and unable to handle new connections, even though the server process is still running.</text:p>
      <text:p text:style-name="Text_20_body">When a container has a healthcheck specified, it has a <text:span text:style-name="Emphasis">health status</text:span> in addition to its normal status. This status is initially <text:span text:style-name="Source_20_Text">starting</text:span>. Whenever a health check passes, it becomes <text:span text:style-name="Source_20_Text">healthy</text:span> (whatever state it was previously in). After a certain number of consecutive failures, it becomes <text:span text:style-name="Source_20_Text">unhealthy</text:span>.</text:p>
      <text:p text:style-name="Text_20_body">The options that can appear before <text:span text:style-name="Source_20_Text">CMD</text:span> are:</text:p>
      <text:list xml:id="list518099148" text:style-name="L22">
        <text:list-item>
          <text:p text:style-name="P47"><text:span text:style-name="Source_20_Text">--interval=DURATION</text:span> (default: <text:span text:style-name="Source_20_Text">30s</text:span>) </text:p>
        </text:list-item>
        <text:list-item>
          <text:p text:style-name="P47"><text:span text:style-name="Source_20_Text">--timeout=DURATION</text:span> (default: <text:span text:style-name="Source_20_Text">30s</text:span>) </text:p>
        </text:list-item>
        <text:list-item>
          <text:p text:style-name="P47"><text:span text:style-name="Source_20_Text">--start-period=DURATION</text:span> (default: <text:span text:style-name="Source_20_Text">0s</text:span>) </text:p>
        </text:list-item>
        <text:list-item>
          <text:p text:style-name="P28"><text:span text:style-name="Source_20_Text">--retries=N</text:span> (default: <text:span text:style-name="Source_20_Text">3</text:span>) </text:p>
        </text:list-item>
      </text:list>
      <text:p text:style-name="Text_20_body">The health check will first run <text:span text:style-name="Strong_20_Emphasis">interval</text:span> seconds after the container is started, and then again <text:span text:style-name="Strong_20_Emphasis">interval</text:span> seconds after each previous check completes.</text:p>
      <text:p text:style-name="Text_20_body"><text:soft-page-break/>If a single run of the check takes longer than <text:span text:style-name="Strong_20_Emphasis">timeout</text:span> seconds then the check is considered to have failed.</text:p>
      <text:p text:style-name="Text_20_body">It takes <text:span text:style-name="Strong_20_Emphasis">retries</text:span> consecutive failures of the health check for the container to be considered <text:span text:style-name="Source_20_Text">unhealthy</text:span>.</text:p>
      <text:p text:style-name="Text_20_body"><text:span text:style-name="Strong_20_Emphasis">start period</text:span> provides initialization time for containers that need time to bootstrap. Probe failure during that period will not be counted towards the maximum number of retries. However, if a health check succeeds during the start period, the container is considered started and all consecutive failures will be counted towards the maximum number of retries.</text:p>
      <text:p text:style-name="Text_20_body">There can only be one <text:span text:style-name="Source_20_Text">HEALTHCHECK</text:span> instruction in a Dockerfile. If you list more than one then only the last <text:span text:style-name="Source_20_Text">HEALTHCHECK</text:span> will take effect.</text:p>
      <text:p text:style-name="Text_20_body">The command after the <text:span text:style-name="Source_20_Text">CMD</text:span> keyword can be either a shell command (e.g. <text:span text:style-name="Source_20_Text">HEALTHCHECK CMD /bin/check-running</text:span>) or an <text:span text:style-name="Emphasis">exec</text:span> array (as with other Dockerfile commands; see e.g. <text:span text:style-name="Source_20_Text">ENTRYPOINT</text:span> for details).</text:p>
      <text:p text:style-name="Text_20_body">The command’s exit status indicates the health status of the container. The possible values are:</text:p>
      <text:list xml:id="list3987520796" text:style-name="L23">
        <text:list-item>
          <text:p text:style-name="P48">0: success - the container is healthy and ready for use </text:p>
        </text:list-item>
        <text:list-item>
          <text:p text:style-name="P48">1: unhealthy - the container is not working correctly </text:p>
        </text:list-item>
        <text:list-item>
          <text:p text:style-name="P29">2: reserved - do not use this exit code </text:p>
        </text:list-item>
      </text:list>
      <text:p text:style-name="Text_20_body">For example, to check every five minutes or so that a web-server is able to serve the site’s main page within three seconds:</text:p>
      <text:p text:style-name="Preformatted_20_Text"><text:span text:style-name="Source_20_Text">HEALTHCHECK --interval=5m --timeout=3s \</text:span></text:p>
      <text:p text:style-name="P1"><text:span text:style-name="Source_20_Text"><text:s text:c="2"/>CMD curl -f http://localhost/ || exit 1</text:span></text:p>
      <text:p text:style-name="Text_20_body">To help debug failing probes, any output text (UTF-8 encoded) that the command writes on stdout or stderr will be stored in the health status and can be queried with <text:span text:style-name="Source_20_Text">docker inspect</text:span>. Such output should be kept short (only the first 4096 bytes are stored currently).</text:p>
      <text:p text:style-name="Text_20_body">When the health status of a container changes, a <text:span text:style-name="Source_20_Text">health_status</text:span> event is generated with the new status.</text:p>
      <text:h text:style-name="Heading_20_2" text:outline-level="2"><text:bookmark text:name="shell"/>SHELL</text:h>
      <text:p text:style-name="P1"><text:span text:style-name="Source_20_Text">SHELL ["executable", "parameters"]</text:span></text:p>
      <text:p text:style-name="Text_20_body">The <text:span text:style-name="Source_20_Text">SHELL</text:span> instruction allows the default shell used for the <text:span text:style-name="Emphasis">shell</text:span> form of commands to be overridden. The default shell on Linux is <text:span text:style-name="Source_20_Text">["/bin/sh", "-c"]</text:span>, and on Windows is <text:span text:style-name="Source_20_Text">["cmd", "/S", "/C"]</text:span>. The <text:span text:style-name="Source_20_Text">SHELL</text:span> instruction <text:span text:style-name="Emphasis">must</text:span> be written in JSON form in a Dockerfile.</text:p>
      <text:p text:style-name="Text_20_body">The <text:span text:style-name="Source_20_Text">SHELL</text:span> instruction is particularly useful on Windows where there are two commonly used and quite different native shells: <text:span text:style-name="Source_20_Text">cmd</text:span> and <text:span text:style-name="Source_20_Text">powershell</text:span>, as well as alternate shells available including <text:span text:style-name="Source_20_Text">sh</text:span>.</text:p>
      <text:p text:style-name="Text_20_body">The <text:span text:style-name="Source_20_Text">SHELL</text:span> instruction can appear multiple times. Each <text:span text:style-name="Source_20_Text">SHELL</text:span> instruction overrides all previous <text:span text:style-name="Source_20_Text">SHELL</text:span> instructions, and affects all subsequent instructions. For example:</text:p>
      <text:p text:style-name="Preformatted_20_Text"><text:span text:style-name="Source_20_Text">FROM microsoft/windowsservercore</text:span></text:p>
      <text:p text:style-name="Preformatted_20_Text"><text:soft-page-break/></text:p>
      <text:p text:style-name="Preformatted_20_Text"><text:span text:style-name="Source_20_Text"># Executed as cmd /S /C echo default</text:span></text:p>
      <text:p text:style-name="Preformatted_20_Text"><text:span text:style-name="Source_20_Text">RUN echo default</text:span></text:p>
      <text:p text:style-name="Preformatted_20_Text"/>
      <text:p text:style-name="Preformatted_20_Text"><text:span text:style-name="Source_20_Text"># Executed as cmd /S /C powershell -command Write-Host default</text:span></text:p>
      <text:p text:style-name="Preformatted_20_Text"><text:span text:style-name="Source_20_Text">RUN powershell -command Write-Host default</text:span></text:p>
      <text:p text:style-name="Preformatted_20_Text"/>
      <text:p text:style-name="Preformatted_20_Text"><text:span text:style-name="Source_20_Text"># Executed as powershell -command Write-Host hello</text:span></text:p>
      <text:p text:style-name="Preformatted_20_Text"><text:span text:style-name="Source_20_Text">SHELL ["powershell", "-command"]</text:span></text:p>
      <text:p text:style-name="Preformatted_20_Text"><text:span text:style-name="Source_20_Text">RUN Write-Host hello</text:span></text:p>
      <text:p text:style-name="Preformatted_20_Text"/>
      <text:p text:style-name="Preformatted_20_Text"><text:span text:style-name="Source_20_Text"># Executed as cmd /S /C echo hello</text:span></text:p>
      <text:p text:style-name="Preformatted_20_Text"><text:span text:style-name="Source_20_Text">SHELL ["cmd", "/S", "/C"]</text:span></text:p>
      <text:p text:style-name="P1"><text:span text:style-name="Source_20_Text">RUN echo hello</text:span></text:p>
      <text:p text:style-name="Text_20_body">The following instructions can be affected by the <text:span text:style-name="Source_20_Text">SHELL</text:span> instruction when the <text:span text:style-name="Emphasis">shell</text:span> form of them is used in a Dockerfile: <text:span text:style-name="Source_20_Text">RUN</text:span>, <text:span text:style-name="Source_20_Text">CMD</text:span> and <text:span text:style-name="Source_20_Text">ENTRYPOINT</text:span>.</text:p>
      <text:p text:style-name="Text_20_body">The following example is a common pattern found on Windows which can be streamlined by using the <text:span text:style-name="Source_20_Text">SHELL</text:span> instruction:</text:p>
      <text:p text:style-name="P1"><text:span text:style-name="Source_20_Text">RUN powershell -command Execute-MyCmdlet -param1 "c:\foo.txt"</text:span></text:p>
      <text:p text:style-name="Text_20_body">The command invoked by docker will be:</text:p>
      <text:p text:style-name="P1"><text:span text:style-name="Source_20_Text">cmd /S /C powershell -command Execute-MyCmdlet -param1 "c:\foo.txt"</text:span></text:p>
      <text:p text:style-name="Text_20_body">This is inefficient for two reasons. First, there is an un-necessary cmd.exe command processor (aka shell) being invoked. Second, each <text:span text:style-name="Source_20_Text">RUN</text:span> instruction in the <text:span text:style-name="Emphasis">shell</text:span> form requires an extra <text:span text:style-name="Source_20_Text">powershell -command</text:span> prefixing the command.</text:p>
      <text:p text:style-name="Text_20_body">To make this more efficient, one of two mechanisms can be employed. One is to use the JSON form of the RUN command such as:</text:p>
      <text:p text:style-name="P1"><text:span text:style-name="Source_20_Text">RUN ["powershell", "-command", "Execute-MyCmdlet", "-param1 \"c:\\foo.txt\""]</text:span></text:p>
      <text:p text:style-name="Text_20_body">While the JSON form is unambiguous and does not use the un-necessary cmd.exe, it does require more verbosity through double-quoting and escaping. The alternate mechanism is to use the <text:span text:style-name="Source_20_Text">SHELL</text:span> instruction and the <text:span text:style-name="Emphasis">shell</text:span> form, making a more natural syntax for Windows users, especially when combined with the <text:span text:style-name="Source_20_Text">escape</text:span> parser directive:</text:p>
      <text:p text:style-name="Preformatted_20_Text"><text:span text:style-name="Source_20_Text"># escape=`</text:span></text:p>
      <text:p text:style-name="Preformatted_20_Text"/>
      <text:p text:style-name="Preformatted_20_Text"><text:span text:style-name="Source_20_Text">FROM microsoft/nanoserver</text:span></text:p>
      <text:p text:style-name="Preformatted_20_Text"><text:span text:style-name="Source_20_Text">SHELL ["powershell","-command"]</text:span></text:p>
      <text:p text:style-name="Preformatted_20_Text"><text:span text:style-name="Source_20_Text">RUN New-Item -ItemType Directory C:\Example</text:span></text:p>
      <text:p text:style-name="Preformatted_20_Text"><text:span text:style-name="Source_20_Text">ADD Execute-MyCmdlet.ps1 c:\example\</text:span></text:p>
      <text:p text:style-name="P1"><text:span text:style-name="Source_20_Text">RUN c:\example\Execute-MyCmdlet -sample 'hello world'</text:span></text:p>
      <text:p text:style-name="Text_20_body">Resulting in:</text:p>
      <text:p text:style-name="P1"><text:span text:style-name="Source_20_Text"><text:s/>docker build -t shell .</text:span></text:p>
      <text:p text:style-name="P1"><text:span text:style-name="Source_20_Text"><text:s/>22738ff49c6d</text:span></text:p>
      <text:p text:style-name="P1"><text:span text:style-name="Source_20_Text"><text:s/>Running in 6fcdb6855ae2</text:span></text:p>
      <text:p text:style-name="P1"><text:span text:style-name="Source_20_Text"><text:s/>6331462d4300</text:span></text:p>
      <text:p text:style-name="P1"><text:soft-page-break/><text:span text:style-name="Source_20_Text"><text:s/>Running in d0eef8386e97</text:span></text:p>
      <text:p text:style-name="P1"><text:span text:style-name="Source_20_Text"><text:s/>3f2fbf1395d9</text:span></text:p>
      <text:p text:style-name="P1"><text:span text:style-name="Source_20_Text"><text:s/>a955b2621c31</text:span></text:p>
      <text:p text:style-name="P1"><text:span text:style-name="Source_20_Text"><text:s/>Running in be6d8e63fe75</text:span></text:p>
      <text:p text:style-name="P1"><text:span text:style-name="Source_20_Text"><text:s/>8e559e9bf424</text:span></text:p>
      <text:p text:style-name="P1"/>
      <text:p text:style-name="Text_20_body">The <text:span text:style-name="Source_20_Text">SHELL</text:span> instruction could also be used to modify the way in which a shell operates. For example, using <text:span text:style-name="Source_20_Text">SHELL cmd /S /C /V:ON|OFF</text:span> on Windows, delayed environment variable expansion semantics could be modified.</text:p>
      <text:p text:style-name="Text_20_body">The <text:span text:style-name="Source_20_Text">SHELL</text:span> instruction can also be used on Linux should an alternate shell be required such as <text:span text:style-name="Source_20_Text">zsh</text:span>, <text:span text:style-name="Source_20_Text">csh</text:span>, <text:span text:style-name="Source_20_Text">tcsh</text:span> and others.</text:p>
      <text:h text:style-name="Heading_20_2" text:outline-level="2"><text:bookmark text:name="dockerfile-examples"/>Dockerfile examples</text:h>
      <text:p text:style-name="Text_20_body">For examples of Dockerfiles, refer to:</text:p>
      <text:list xml:id="list2135691917" text:style-name="L24">
        <text:list-item>
          <text:p text:style-name="P49">The <text:a xlink:type="simple" xlink:href="https://docs.docker.com/develop/develop-images/dockerfile_best-practices/" text:style-name="Internet_20_link" text:visited-style-name="Visited_20_Internet_20_Link">“build images” section</text:a> </text:p>
        </text:list-item>
        <text:list-item>
          <text:p text:style-name="P49">The <text:a xlink:type="simple" xlink:href="https://docs.docker.com/get-started/" text:style-name="Internet_20_link" text:visited-style-name="Visited_20_Internet_20_Link">“get started</text:a> </text:p>
        </text:list-item>
        <text:list-item>
          <text:p text:style-name="P30">The <text:a xlink:type="simple" xlink:href="https://docs.docker.com/language/" text:style-name="Internet_20_link" text:visited-style-name="Visited_20_Internet_20_Link">language-specific getting started guides</text:a> </text:p>
        </text:list-item>
      </text:list>
      <text:p text:style-name="Text_20_body"><text:a xlink:type="simple" xlink:href="https://docs.docker.com/search/?q=builder" text:style-name="Internet_20_link" text:visited-style-name="Visited_20_Internet_20_Link">builder</text:a>, <text:a xlink:type="simple" xlink:href="https://docs.docker.com/search/?q=docker" text:style-name="Internet_20_link" text:visited-style-name="Visited_20_Internet_20_Link">docker</text:a>, <text:a xlink:type="simple" xlink:href="https://docs.docker.com/search/?q=Dockerfile" text:style-name="Internet_20_link" text:visited-style-name="Visited_20_Internet_20_Link">Dockerfile</text:a>, <text:a xlink:type="simple" xlink:href="https://docs.docker.com/search/?q=automation" text:style-name="Internet_20_link" text:visited-style-name="Visited_20_Internet_20_Link">automation</text:a>, <text:a xlink:type="simple" xlink:href="https://docs.docker.com/search/?q=image%20creation" text:style-name="Internet_20_link" text:visited-style-name="Visited_20_Internet_20_Link">image creation</text:a></text:p>
      <text:p text:style-name="Text_20_body"/>
      <text:p text:style-name="Text_20_body"><text:a xlink:type="simple" xlink:href="https://docs.docker.com/engine/reference/builder/#entrypoint" text:style-name="Internet_20_link" text:visited-style-name="Visited_20_Internet_20_Link">https://docs.docker.com/engine/reference/builder/#entrypoint</tex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2T09:20:32.854954483</meta:creation-date>
    <dc:date>2022-03-22T09:20:50.210717121</dc:date>
    <meta:editing-duration>PT17S</meta:editing-duration>
    <meta:editing-cycles>2</meta:editing-cycles>
    <meta:generator>LibreOffice/6.4.7.2$Linux_X86_64 LibreOffice_project/40$Build-2</meta:generator>
    <meta:document-statistic meta:table-count="2" meta:image-count="0" meta:object-count="0" meta:page-count="36" meta:paragraph-count="843" meta:word-count="11669" meta:character-count="71863" meta:non-whitespace-character-count="60466"/>
  </office:meta>
</office:document-meta>
</file>